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26.141cm" fo:margin-left="0cm" fo:margin-top="0cm" fo:margin-bottom="0cm" fo:break-before="auto" fo:break-after="auto" table:align="left"/>
    </style:style>
    <style:style style:name="Table13.A" style:family="table-column">
      <style:table-column-properties style:column-width="3.069cm"/>
    </style:style>
    <style:style style:name="Table13.B" style:family="table-column">
      <style:table-column-properties style:column-width="2.688cm"/>
    </style:style>
    <style:style style:name="Table13.C" style:family="table-column">
      <style:table-column-properties style:column-width="12.508cm"/>
    </style:style>
    <style:style style:name="Table13.D" style:family="table-column">
      <style:table-column-properties style:column-width="7.87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d9d9" fo:padding="0.06cm" fo:border="0.5pt solid #000000">
        <style:background-image/>
      </style:table-cell-properties>
    </style:style>
    <style:style style:name="Table13.A2" style:family="table-cell">
      <style:table-cell-properties style:vertical-align="" fo:background-color="#d9d9d9" fo:padding="0.06cm" fo:border-left="0.5pt solid #000000" fo:border-right="none" fo:border-top="none" fo:border-bottom="0.5pt solid #000000">
        <style:background-image/>
      </style:table-cell-properties>
    </style:style>
    <style:style style:name="Table13.D2" style:family="table-cell">
      <style:table-cell-properties style:vertical-align="" fo:background-color="#d9d9d9" fo:padding="0.06cm" fo:border-left="0.5pt solid #000000" fo:border-right="0.5pt solid #000000" fo:border-top="none" fo:border-bottom="0.5pt solid #000000">
        <style:background-image/>
      </style:table-cell-properties>
    </style:style>
    <style:style style:name="Table13.3" style:family="table-row">
      <style:table-row-properties style:min-row-height="0.556cm" fo:keep-together="auto"/>
    </style:style>
    <style:style style:name="Table13.A3" style:family="table-cell">
      <style:table-cell-properties style:vertical-align="" fo:background-color="#efefef" fo:padding="0.06cm" fo:border-left="0.5pt solid #000000" fo:border-right="none" fo:border-top="none" fo:border-bottom="0.5pt solid #000000">
        <style:background-image/>
      </style:table-cell-properties>
    </style:style>
    <style:style style:name="Table13.B3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3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3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4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4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4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5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5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5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6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6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6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7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7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7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8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8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8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9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9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9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0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0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0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1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1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1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2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2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2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3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3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3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4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4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4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5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5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5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6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6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6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7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7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7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8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8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8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19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19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19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20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20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20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21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21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21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22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22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22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23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23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23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24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24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24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3.B25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C25" style:family="table-cell">
      <style:table-cell-properties style:vertical-align="" fo:padding="0.06cm" fo:border-left="0.5pt solid #000000" fo:border-right="none" fo:border-top="none" fo:border-bottom="0.5pt solid #000000"/>
    </style:style>
    <style:style style:name="Table13.D25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" style:family="table">
      <style:table-properties style:width="26.141cm" fo:margin-left="0cm" fo:margin-top="0cm" fo:margin-bottom="0cm" table:align="left"/>
    </style:style>
    <style:style style:name="Table12.A" style:family="table-column">
      <style:table-column-properties style:column-width="17.971cm"/>
    </style:style>
    <style:style style:name="Table12.B" style:family="table-column">
      <style:table-column-properties style:column-width="8.1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d9d9" fo:padding="0.06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style:vertical-align="" fo:background-color="#d9d9d9" fo:padding="0.06cm" fo:border="0.5pt solid #000000">
        <style:background-image/>
      </style:table-cell-properties>
    </style:style>
    <style:style style:name="Table12.A2" style:family="table-cell">
      <style:table-cell-properties style:vertical-align="" fo:background-color="transparent" fo:padding="0.06cm" fo:border-left="0.5pt solid #000000" fo:border-right="none" fo:border-top="none" fo:border-bottom="0.5pt solid #000000">
        <style:background-image/>
      </style:table-cell-properties>
    </style:style>
    <style:style style:name="Table12.B2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3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4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5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6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7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8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9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0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1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2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3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4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5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6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7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8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19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2.B20" style:family="table-cell">
      <style:table-cell-properties style:vertical-align="" fo:padding="0.06cm" fo:border-left="0.5pt solid #000000" fo:border-right="0.5pt solid #000000" fo:border-top="none" fo:border-bottom="0.5pt solid #000000"/>
    </style:style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1.896cm" style:rel-column-width="29826*"/>
    </style:style>
    <style:style style:name="Table8.B" style:family="table-column">
      <style:table-column-properties style:column-width="14.242cm" style:rel-column-width="35709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B4" style:family="table-cell">
      <style:table-cell-properties fo:padding="0.097cm" fo:border-left="0.5pt solid #000000" fo:border-right="0.5pt solid #000000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0.5pt solid #000000" fo:border-top="none" fo:border-bottom="0.5pt solid #000000"/>
    </style:style>
    <style:style style:name="Table8.A6" style:family="table-cell">
      <style:table-cell-properties fo:padding="0.097cm" fo:border-left="0.5pt solid #000000" fo:border-right="none" fo:border-top="none" fo:border-bottom="0.5pt solid #000000"/>
    </style:style>
    <style:style style:name="Table8.B6" style:family="table-cell">
      <style:table-cell-properties fo:padding="0.097cm" fo:border-left="0.5pt solid #000000" fo:border-right="0.5pt solid #000000" fo:border-top="none" fo:border-bottom="0.5pt solid #000000"/>
    </style:style>
    <style:style style:name="Table8.A7" style:family="table-cell">
      <style:table-cell-properties fo:padding="0.097cm" fo:border-left="0.5pt solid #000000" fo:border-right="none" fo:border-top="none" fo:border-bottom="0.5pt solid #000000"/>
    </style:style>
    <style:style style:name="Table8.B7" style:family="table-cell">
      <style:table-cell-properties fo:padding="0.097cm" fo:border-left="0.5pt solid #000000" fo:border-right="0.5pt solid #000000" fo:border-top="none" fo:border-bottom="0.5pt solid #000000"/>
    </style:style>
    <style:style style:name="Table8.A8" style:family="table-cell">
      <style:table-cell-properties fo:padding="0.097cm" fo:border-left="0.5pt solid #000000" fo:border-right="none" fo:border-top="none" fo:border-bottom="0.5pt solid #000000"/>
    </style:style>
    <style:style style:name="Table8.B8" style:family="table-cell">
      <style:table-cell-properties fo:padding="0.097cm" fo:border-left="0.5pt solid #000000" fo:border-right="0.5pt solid #000000" fo:border-top="none" fo:border-bottom="0.5pt solid #000000"/>
    </style:style>
    <style:style style:name="Table8.A9" style:family="table-cell">
      <style:table-cell-properties fo:padding="0.097cm" fo:border-left="0.5pt solid #000000" fo:border-right="none" fo:border-top="none" fo:border-bottom="0.5pt solid #000000"/>
    </style:style>
    <style:style style:name="Table8.B9" style:family="table-cell">
      <style:table-cell-properties fo:padding="0.097cm" fo:border-left="0.5pt solid #000000" fo:border-right="0.5pt solid #000000" fo:border-top="none" fo:border-bottom="0.5pt solid #000000"/>
    </style:style>
    <style:style style:name="Table8.A10" style:family="table-cell">
      <style:table-cell-properties fo:padding="0.097cm" fo:border-left="0.5pt solid #000000" fo:border-right="none" fo:border-top="none" fo:border-bottom="0.5pt solid #000000"/>
    </style:style>
    <style:style style:name="Table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.A11" style:family="table-cell">
      <style:table-cell-properties fo:padding="0.097cm" fo:border-left="0.5pt solid #000000" fo:border-right="none" fo:border-top="none" fo:border-bottom="0.5pt solid #000000"/>
    </style:style>
    <style:style style:name="Table8.B11" style:family="table-cell">
      <style:table-cell-properties fo:padding="0.097cm" fo:border-left="0.5pt solid #000000" fo:border-right="0.5pt solid #000000" fo:border-top="none" fo:border-bottom="0.5pt solid #000000"/>
    </style:style>
    <style:style style:name="Table8.A12" style:family="table-cell">
      <style:table-cell-properties fo:padding="0.097cm" fo:border-left="0.5pt solid #000000" fo:border-right="none" fo:border-top="none" fo:border-bottom="0.5pt solid #000000"/>
    </style:style>
    <style:style style:name="Table8.B12" style:family="table-cell">
      <style:table-cell-properties fo:padding="0.097cm" fo:border-left="0.5pt solid #000000" fo:border-right="0.5pt solid #000000" fo:border-top="none" fo:border-bottom="0.5pt solid #000000"/>
    </style:style>
    <style:style style:name="Table8.A13" style:family="table-cell">
      <style:table-cell-properties fo:padding="0.097cm" fo:border-left="0.5pt solid #000000" fo:border-right="none" fo:border-top="none" fo:border-bottom="0.5pt solid #000000"/>
    </style:style>
    <style:style style:name="Table8.B13" style:family="table-cell">
      <style:table-cell-properties fo:padding="0.097cm" fo:border-left="0.5pt solid #000000" fo:border-right="0.5pt solid #000000" fo:border-top="none" fo:border-bottom="0.5pt solid #000000"/>
    </style:style>
    <style:style style:name="Table8.A14" style:family="table-cell">
      <style:table-cell-properties fo:padding="0.097cm" fo:border-left="0.5pt solid #000000" fo:border-right="none" fo:border-top="none" fo:border-bottom="0.5pt solid #000000"/>
    </style:style>
    <style:style style:name="Table8.B14" style:family="table-cell">
      <style:table-cell-properties fo:padding="0.097cm" fo:border-left="0.5pt solid #000000" fo:border-right="0.5pt solid #000000" fo:border-top="none" fo:border-bottom="0.5pt solid #000000"/>
    </style:style>
    <style:style style:name="Table8.A15" style:family="table-cell">
      <style:table-cell-properties fo:padding="0.097cm" fo:border-left="0.5pt solid #000000" fo:border-right="none" fo:border-top="none" fo:border-bottom="0.5pt solid #000000"/>
    </style:style>
    <style:style style:name="Table8.B15" style:family="table-cell">
      <style:table-cell-properties fo:padding="0.097cm" fo:border-left="0.5pt solid #000000" fo:border-right="0.5pt solid #000000" fo:border-top="none" fo:border-bottom="0.5pt solid #000000"/>
    </style:style>
    <style:style style:name="Table8.A16" style:family="table-cell">
      <style:table-cell-properties fo:padding="0.097cm" fo:border-left="0.5pt solid #000000" fo:border-right="none" fo:border-top="none" fo:border-bottom="0.5pt solid #000000"/>
    </style:style>
    <style:style style:name="Table8.B16" style:family="table-cell">
      <style:table-cell-properties fo:padding="0.097cm" fo:border-left="0.5pt solid #000000" fo:border-right="0.5pt solid #000000" fo:border-top="none" fo:border-bottom="0.5pt solid #000000"/>
    </style:style>
    <style:style style:name="Table8.A17" style:family="table-cell">
      <style:table-cell-properties fo:padding="0.097cm" fo:border-left="0.5pt solid #000000" fo:border-right="none" fo:border-top="none" fo:border-bottom="0.5pt solid #000000"/>
    </style:style>
    <style:style style:name="Table8.B17" style:family="table-cell">
      <style:table-cell-properties fo:padding="0.097cm" fo:border-left="0.5pt solid #000000" fo:border-right="0.5pt solid #000000" fo:border-top="none" fo:border-bottom="0.5pt solid #000000"/>
    </style:style>
    <style:style style:name="Table8.A18" style:family="table-cell">
      <style:table-cell-properties fo:padding="0.097cm" fo:border-left="0.5pt solid #000000" fo:border-right="none" fo:border-top="none" fo:border-bottom="0.5pt solid #000000"/>
    </style:style>
    <style:style style:name="Table8.B18" style:family="table-cell">
      <style:table-cell-properties fo:padding="0.097cm" fo:border-left="0.5pt solid #000000" fo:border-right="0.5pt solid #000000" fo:border-top="none" fo:border-bottom="0.5pt solid #000000"/>
    </style:style>
    <style:style style:name="Table8.19" style:family="table-row">
      <style:table-row-properties style:min-row-height="0.577cm"/>
    </style:style>
    <style:style style:name="Table8.A19" style:family="table-cell">
      <style:table-cell-properties fo:padding="0.097cm" fo:border-left="0.5pt solid #000000" fo:border-right="none" fo:border-top="none" fo:border-bottom="0.5pt solid #000000"/>
    </style:style>
    <style:style style:name="Table8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>
          <style:tab-stop style:position="6.061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ourier New" fo:font-size="10pt" fo:language="zxx" fo:country="none" fo:font-weight="bold" officeooo:rsid="0317abe5" officeooo:paragraph-rsid="0317abe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left" style:justify-single-word="false" fo:keep-together="auto" fo:orphans="0" fo:widows="0" fo:text-indent="0cm" style:auto-text-indent="false" fo:padding="0cm" fo:border="none" fo:keep-with-next="auto"/>
      <style:text-properties style:font-name="Courier New" fo:font-size="10pt" fo:language="zxx" fo:country="none" fo:font-weight="bold" officeooo:paragraph-rsid="0317abe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left" style:justify-single-word="false" fo:keep-together="auto" fo:orphans="0" fo:widows="0" fo:text-indent="0cm" style:auto-text-indent="false" fo:padding="0cm" fo:border="none" fo:keep-with-next="auto"/>
      <style:text-properties officeooo:paragraph-rsid="0317abe5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left" style:justify-single-word="false" fo:keep-together="auto" fo:orphans="0" fo:widows="0" fo:text-indent="0cm" style:auto-text-indent="false" fo:padding="0cm" fo:border="none" fo:keep-with-next="auto"/>
      <style:text-properties style:font-name="Courier New" fo:font-size="10pt" fo:language="zxx" fo:country="none" officeooo:paragraph-rsid="0317abe5" style:font-name-asian="Consolas1" style:font-size-asian="10pt" style:language-asian="zxx" style:country-asian="none" style:font-name-complex="Consolas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left" style:justify-single-word="false" fo:keep-together="auto" fo:orphans="0" fo:widows="0" fo:text-indent="0cm" style:auto-text-indent="false" fo:padding="0cm" fo:border="none" fo:keep-with-next="auto"/>
      <style:text-properties style:font-name="Courier New" fo:font-size="10pt" fo:language="zxx" fo:country="none" officeooo:paragraph-rsid="0317abe5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paragraph-properties fo:line-height="100%" fo:orphans="0" fo:widows="0"/>
      <style:text-properties style:font-name="Courier New" fo:font-size="10pt" fo:language="zxx" fo:country="none" officeooo:paragraph-rsid="0317abe5" style:font-name-asian="Consolas1" style:font-size-asian="10pt" style:language-asian="zxx" style:country-asian="none" style:font-name-complex="Consolas1" style:font-size-complex="10pt" style:language-complex="zxx" style:country-complex="none"/>
    </style:style>
    <style:style style:name="P9" style:family="paragraph" style:parent-style-name="Standard">
      <style:paragraph-properties fo:line-height="100%" fo:orphans="0" fo:widows="0"/>
      <style:text-properties style:font-name="Courier New" fo:font-size="10pt" fo:language="zxx" fo:country="none" fo:font-style="italic" fo:font-weight="bold" officeooo:paragraph-rsid="0317abe5" style:font-name-asian="Consolas1" style:font-size-asian="10pt" style:language-asian="zxx" style:country-asian="none" style:font-style-asian="italic" style:font-weight-asian="bold" style:font-name-complex="Consolas1" style:font-size-complex="10pt" style:language-complex="zxx" style:country-complex="none" style:font-style-complex="italic" style:font-weight-complex="bold"/>
    </style:style>
    <style:style style:name="P10" style:family="paragraph" style:parent-style-name="Standard">
      <style:paragraph-properties fo:line-height="100%" fo:orphans="0" fo:widows="0"/>
      <style:text-properties officeooo:paragraph-rsid="0317abe5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061cm"/>
        </style:tab-stops>
      </style:paragraph-properties>
      <style:text-properties officeooo:paragraph-rsid="0317abe5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style:font-name="Courier New" fo:font-size="10pt" fo:language="zxx" fo:country="none" fo:font-weight="bold" officeooo:paragraph-rsid="0318566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line-height="100%" fo:orphans="0" fo:widows="0"/>
      <style:text-properties style:font-name="Courier New" fo:font-size="10pt" fo:language="zxx" fo:country="none" fo:font-weight="bold" officeooo:paragraph-rsid="0317abe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line-height="100%" fo:orphans="0" fo:widows="0"/>
      <style:text-properties style:font-name="Courier New" fo:font-size="10pt" fo:language="zxx" fo:country="none" officeooo:paragraph-rsid="0317abe5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paragraph-properties fo:line-height="100%" fo:orphans="0" fo:widows="0"/>
      <style:text-properties fo:font-size="10pt" officeooo:paragraph-rsid="0317abe5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5pt" fo:language="zxx" fo:country="none" officeooo:paragraph-rsid="0317abe5" style:font-size-asian="5pt" style:language-asian="zxx" style:country-asian="none" style:font-size-complex="5pt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23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16171b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9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8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39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40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41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3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4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5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46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47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8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49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0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1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2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1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63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4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6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7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style:font-size-asian="10pt" style:font-size-complex="10pt"/>
    </style:style>
    <style:style style:name="P83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84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85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86" style:family="paragraph" style:parent-style-name="Preformatted_20_Text">
      <style:text-properties style:font-name="Courier New" fo:font-size="10pt" style:font-size-asian="10pt" style:font-size-complex="10pt"/>
    </style:style>
    <style:style style:name="P87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88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89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9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95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96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9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1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2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4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06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107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5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6" style:family="paragraph" style:parent-style-name="Table_20_Heading">
      <style:text-properties officeooo:paragraph-rsid="00cdb627"/>
    </style:style>
    <style:style style:name="P117" style:family="paragraph" style:parent-style-name="Table_20_Contents">
      <style:paragraph-properties fo:text-align="center" style:justify-single-word="false"/>
    </style:style>
    <style:style style:name="P118" style:family="paragraph" style:parent-style-name="Table_20_Heading">
      <style:text-properties officeooo:paragraph-rsid="00f96f63"/>
    </style:style>
    <style:style style:name="P119" style:family="paragraph" style:parent-style-name="Table_20_Contents">
      <style:text-properties officeooo:paragraph-rsid="00c7f6dc"/>
    </style:style>
    <style:style style:name="P120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21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2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3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24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25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26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7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28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9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0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1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32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33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4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5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6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7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8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0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41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42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43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44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45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6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7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8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9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1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52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53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5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e772a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5" style:family="paragraph" style:parent-style-name="Table_20_Contents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56" style:family="paragraph" style:parent-style-name="Table_20_Contents">
      <style:text-properties style:font-name="Courier New" fo:font-size="10pt" fo:language="zxx" fo:country="none" officeooo:paragraph-rsid="02213477" style:font-size-asian="10pt" style:language-asian="zxx" style:country-asian="none" style:font-size-complex="10pt" style:language-complex="zxx" style:country-complex="none"/>
    </style:style>
    <style:style style:name="P157" style:family="paragraph" style:parent-style-name="Table_20_Contents">
      <style:text-properties style:font-name="Courier New" fo:font-size="10pt" fo:language="zxx" fo:country="none" officeooo:paragraph-rsid="022f25aa" style:font-size-asian="10pt" style:language-asian="zxx" style:country-asian="none" style:font-size-complex="10pt" style:language-complex="zxx" style:country-complex="none"/>
    </style:style>
    <style:style style:name="P158" style:family="paragraph" style:parent-style-name="Table_20_Contents">
      <style:text-properties style:font-name="Courier New" fo:font-size="10pt" fo:language="zxx" fo:country="none" fo:font-style="italic" officeooo:paragraph-rsid="01e772a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59" style:family="paragraph" style:parent-style-name="Preformatted_20_Text">
      <style:text-properties style:font-name="Courier New" fo:font-size="10pt" fo:language="zxx" fo:country="none" officeooo:paragraph-rsid="01e772a3" style:font-size-asian="10pt" style:language-asian="zxx" style:country-asian="none" style:font-size-complex="10pt" style:language-complex="zxx" style:country-complex="none"/>
    </style:style>
    <style:style style:name="P160" style:family="paragraph" style:parent-style-name="Preformatted_20_Text">
      <style:text-properties officeooo:paragraph-rsid="01e772a3"/>
    </style:style>
    <style:style style:name="P161" style:family="paragraph" style:parent-style-name="Table_20_Contents">
      <style:text-properties style:font-name="Courier New" fo:font-size="10pt" fo:language="zxx" fo:country="none" fo:font-weight="normal" officeooo:rsid="01a363c6" officeooo:paragraph-rsid="01e772a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2" style:family="paragraph" style:parent-style-name="Preformatted_20_Text">
      <style:text-properties officeooo:paragraph-rsid="02c21140"/>
    </style:style>
    <style:style style:name="P163" style:family="paragraph" style:parent-style-name="Preformatted_20_Text">
      <style:text-properties officeooo:paragraph-rsid="02261916"/>
    </style:style>
    <style:style style:name="P164" style:family="paragraph" style:parent-style-name="Table_20_Contents">
      <style:text-properties style:font-name="Courier New" fo:font-size="10pt" fo:language="zxx" fo:country="none" officeooo:paragraph-rsid="025181b0" style:font-size-asian="10pt" style:language-asian="zxx" style:country-asian="none" style:font-size-complex="10pt" style:language-complex="zxx" style:country-complex="none"/>
    </style:style>
    <style:style style:name="P165" style:family="paragraph" style:parent-style-name="Table_20_Contents">
      <style:text-properties style:font-name="Courier New" fo:font-size="10pt" fo:language="zxx" fo:country="none" officeooo:paragraph-rsid="02a91027" style:font-size-asian="10pt" style:language-asian="zxx" style:country-asian="none" style:font-size-complex="10pt" style:language-complex="zxx" style:country-complex="none"/>
    </style:style>
    <style:style style:name="P166" style:family="paragraph" style:parent-style-name="Table_20_Contents">
      <style:text-properties style:font-name="Courier New" fo:font-size="10pt" fo:language="zxx" fo:country="none" officeooo:paragraph-rsid="02ad62bc" style:font-size-asian="10pt" style:language-asian="zxx" style:country-asian="none" style:font-size-complex="10pt" style:language-complex="zxx" style:country-complex="none"/>
    </style:style>
    <style:style style:name="P167" style:family="paragraph" style:parent-style-name="Table_20_Contents">
      <style:text-properties style:font-name="Courier New" fo:font-size="10pt" fo:language="zxx" fo:country="none" fo:font-style="italic" officeooo:paragraph-rsid="02ad62b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68" style:family="paragraph" style:parent-style-name="Table_20_Contents">
      <style:text-properties style:font-name="Courier New" fo:font-size="10pt" fo:language="zxx" fo:country="none" officeooo:paragraph-rsid="02b695c1" style:font-size-asian="10pt" style:language-asian="zxx" style:country-asian="none" style:font-size-complex="10pt" style:language-complex="zxx" style:country-complex="none"/>
    </style:style>
    <style:style style:name="P169" style:family="paragraph" style:parent-style-name="Table_20_Contents">
      <style:text-properties style:font-name="Courier New" fo:font-size="10pt" fo:language="zxx" fo:country="none" officeooo:paragraph-rsid="025e7f45" style:font-size-asian="10pt" style:language-asian="zxx" style:country-asian="none" style:font-size-complex="10pt" style:language-complex="zxx" style:country-complex="none"/>
    </style:style>
    <style:style style:name="P170" style:family="paragraph" style:parent-style-name="Table_20_Contents">
      <style:text-properties style:font-name="Courier New" fo:font-size="10pt" fo:language="zxx" fo:country="none" officeooo:paragraph-rsid="0296a4db" style:font-size-asian="10pt" style:language-asian="zxx" style:country-asian="none" style:font-size-complex="10pt" style:language-complex="zxx" style:country-complex="none"/>
    </style:style>
    <style:style style:name="P171" style:family="paragraph" style:parent-style-name="Table_20_Contents">
      <style:text-properties style:font-name="Courier New" fo:font-size="10pt" fo:language="zxx" fo:country="none" officeooo:paragraph-rsid="020fbee0" style:font-size-asian="10pt" style:language-asian="zxx" style:country-asian="none" style:font-size-complex="10pt" style:language-complex="zxx" style:country-complex="none"/>
    </style:style>
    <style:style style:name="P172" style:family="paragraph" style:parent-style-name="Table_20_Contents">
      <style:text-properties style:font-name="Courier New" fo:font-size="10pt" fo:language="zxx" fo:country="none" officeooo:paragraph-rsid="02f69ac1" style:font-size-asian="10pt" style:language-asian="zxx" style:country-asian="none" style:font-size-complex="10pt" style:language-complex="zxx" style:country-complex="none"/>
    </style:style>
    <style:style style:name="P173" style:family="paragraph" style:parent-style-name="Standard">
      <style:text-properties fo:language="zxx" fo:country="none" officeooo:paragraph-rsid="01e772a3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309a651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307fe54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1155cc" loext:opacity="100%" style:font-name="Courier New" fo:font-size="10pt" fo:language="zxx" fo:country="none" style:text-underline-style="solid" style:text-underline-width="auto" style:text-underline-color="font-color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color="#1155cc" loext:opacity="100%" style:font-name="Courier New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1155cc" loext:opacity="100%" style:font-name="Courier New" fo:font-size="10pt" fo:language="zxx" fo:country="none" style:text-underline-style="solid" style:text-underline-width="auto" style:text-underline-color="font-color" style:font-name-asian="Consolas1" style:font-size-asian="10pt" style:language-asian="zxx" style:country-asian="none" style:font-name-complex="Consolas1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style:font-name-asian="Consolas1" style:font-size-asian="10pt" style:language-asian="zxx" style:country-asian="none" style:font-name-complex="Consolas1" style:font-size-complex="10pt" style:language-complex="zxx" style:country-complex="none"/>
    </style:style>
    <style:style style:name="T13" style:family="text">
      <style:text-properties fo:color="#0000cc" loext:opacity="100%" fo:font-size="5pt" fo:language="zxx" fo:country="none" style:text-underline-style="solid" style:text-underline-width="auto" style:text-underline-color="font-color" officeooo:rsid="03185664" style:text-underline-mode="continuous" style:text-overline-mode="continuous" style:text-line-through-mode="continuous" style:font-size-asian="5pt" style:language-asian="zxx" style:country-asian="none" style:font-size-complex="5pt" style:language-complex="zxx" style:country-complex="none"/>
    </style:style>
    <style:style style:name="T14" style:family="text">
      <style:text-properties officeooo:rsid="03258d80"/>
    </style:style>
    <style:style style:name="T15" style:family="text">
      <style:text-properties officeooo:rsid="03185664"/>
    </style:style>
    <style:style style:name="T16" style:family="text">
      <style:text-properties officeooo:rsid="0317abe5"/>
    </style:style>
    <style:style style:name="T1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" style:family="text">
      <style:text-properties officeooo:rsid="0320399e"/>
    </style:style>
    <style:style style:name="T1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3" style:family="text">
      <style:text-properties officeooo:rsid="0115dae8"/>
    </style:style>
    <style:style style:name="T24" style:family="text">
      <style:text-properties officeooo:rsid="001a49c9"/>
    </style:style>
    <style:style style:name="T25" style:family="text">
      <style:text-properties style:font-name="Courier New"/>
    </style:style>
    <style:style style:name="T26" style:family="text">
      <style:text-properties style:font-name="Courier New" officeooo:rsid="00b324d5"/>
    </style:style>
    <style:style style:name="T27" style:family="text">
      <style:text-properties style:font-name="Courier New" officeooo:rsid="00ad1a15"/>
    </style:style>
    <style:style style:name="T28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30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1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2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officeooo:rsid="001b737f"/>
    </style:style>
    <style:style style:name="T34" style:family="text">
      <style:text-properties officeooo:rsid="0039eda9"/>
    </style:style>
    <style:style style:name="T35" style:family="text">
      <style:text-properties officeooo:rsid="0119603b"/>
    </style:style>
    <style:style style:name="T36" style:family="text">
      <style:text-properties officeooo:rsid="0037af12"/>
    </style:style>
    <style:style style:name="T37" style:family="text">
      <style:text-properties officeooo:rsid="01187765"/>
    </style:style>
    <style:style style:name="T38" style:family="text">
      <style:text-properties officeooo:rsid="00344ea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741202"/>
    </style:style>
    <style:style style:name="T41" style:family="text">
      <style:text-properties officeooo:rsid="00743fc3"/>
    </style:style>
    <style:style style:name="T42" style:family="text">
      <style:text-properties officeooo:rsid="0070d36a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7ff895"/>
    </style:style>
    <style:style style:name="T45" style:family="text">
      <style:text-properties officeooo:rsid="007cc2fb"/>
    </style:style>
    <style:style style:name="T46" style:family="text">
      <style:text-properties fo:language="zxx" fo:country="none" style:language-asian="zxx" style:country-asian="none" style:language-complex="zxx" style:country-complex="none"/>
    </style:style>
    <style:style style:name="T47" style:family="text">
      <style:text-properties officeooo:rsid="007cc5a9"/>
    </style:style>
    <style:style style:name="T4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49" style:family="text">
      <style:text-properties officeooo:rsid="00811fd3"/>
    </style:style>
    <style:style style:name="T50" style:family="text">
      <style:text-properties officeooo:rsid="007eaf13"/>
    </style:style>
    <style:style style:name="T51" style:family="text">
      <style:text-properties officeooo:rsid="00805afe"/>
    </style:style>
    <style:style style:name="T52" style:family="text">
      <style:text-properties officeooo:rsid="008c005d"/>
    </style:style>
    <style:style style:name="T53" style:family="text">
      <style:text-properties officeooo:rsid="008cf0cb"/>
    </style:style>
    <style:style style:name="T54" style:family="text">
      <style:text-properties officeooo:rsid="008b97e2"/>
    </style:style>
    <style:style style:name="T55" style:family="text">
      <style:text-properties officeooo:rsid="008d1655"/>
    </style:style>
    <style:style style:name="T56" style:family="text">
      <style:text-properties officeooo:rsid="0096bbfe"/>
    </style:style>
    <style:style style:name="T57" style:family="text">
      <style:text-properties officeooo:rsid="009934c6"/>
    </style:style>
    <style:style style:name="T58" style:family="text">
      <style:text-properties fo:font-weight="bold" officeooo:rsid="009934c6" style:font-weight-asian="bold" style:font-weight-complex="bold"/>
    </style:style>
    <style:style style:name="T59" style:family="text">
      <style:text-properties fo:font-weight="normal" officeooo:rsid="009934c6" style:font-weight-asian="normal" style:font-weight-complex="normal"/>
    </style:style>
    <style:style style:name="T60" style:family="text">
      <style:text-properties fo:font-weight="normal" officeooo:rsid="00a243e7" style:font-weight-asian="normal" style:font-weight-complex="normal"/>
    </style:style>
    <style:style style:name="T61" style:family="text">
      <style:text-properties fo:font-weight="normal" officeooo:rsid="009ab8e1" style:font-weight-asian="normal" style:font-weight-complex="normal"/>
    </style:style>
    <style:style style:name="T62" style:family="text">
      <style:text-properties fo:font-weight="bold" officeooo:rsid="009816f5" style:font-weight-asian="bold" style:font-weight-complex="bold"/>
    </style:style>
    <style:style style:name="T63" style:family="text">
      <style:text-properties officeooo:rsid="009816f5"/>
    </style:style>
    <style:style style:name="T64" style:family="text">
      <style:text-properties officeooo:rsid="00b60f55"/>
    </style:style>
    <style:style style:name="T65" style:family="text">
      <style:text-properties officeooo:rsid="0097b804"/>
    </style:style>
    <style:style style:name="T66" style:family="text">
      <style:text-properties style:font-name="Courier New" officeooo:rsid="00cc3a00"/>
    </style:style>
    <style:style style:name="T6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8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9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0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1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2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3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4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5" style:family="text">
      <style:text-properties officeooo:rsid="01091322"/>
    </style:style>
    <style:style style:name="T76" style:family="text">
      <style:text-properties style:font-name="Courier New" fo:font-size="10pt" style:font-size-asian="10pt" style:font-size-complex="10pt"/>
    </style:style>
    <style:style style:name="T77" style:family="text">
      <style:text-properties officeooo:rsid="0103f236"/>
    </style:style>
    <style:style style:name="T78" style:family="text">
      <style:text-properties officeooo:rsid="01392d14"/>
    </style:style>
    <style:style style:name="T79" style:family="text">
      <style:text-properties officeooo:rsid="0135a488"/>
    </style:style>
    <style:style style:name="T80" style:family="text">
      <style:text-properties officeooo:rsid="01380f40"/>
    </style:style>
    <style:style style:name="T81" style:family="text">
      <style:text-properties officeooo:rsid="0139253b"/>
    </style:style>
    <style:style style:name="T82" style:family="text">
      <style:text-properties officeooo:rsid="0168ee45"/>
    </style:style>
    <style:style style:name="T83" style:family="text">
      <style:text-properties officeooo:rsid="01392ef2"/>
    </style:style>
    <style:style style:name="T84" style:family="text">
      <style:text-properties officeooo:rsid="013791af"/>
    </style:style>
    <style:style style:name="T85" style:family="text">
      <style:text-properties officeooo:rsid="0142d9f5"/>
    </style:style>
    <style:style style:name="T86" style:family="text">
      <style:text-properties officeooo:rsid="01554319"/>
    </style:style>
    <style:style style:name="T87" style:family="text">
      <style:text-properties officeooo:rsid="013d0157"/>
    </style:style>
    <style:style style:name="T88" style:family="text">
      <style:text-properties officeooo:rsid="013f6bc5"/>
    </style:style>
    <style:style style:name="T89" style:family="text">
      <style:text-properties officeooo:rsid="01412c79"/>
    </style:style>
    <style:style style:name="T90" style:family="text">
      <style:text-properties officeooo:rsid="016453ff"/>
    </style:style>
    <style:style style:name="T91" style:family="text">
      <style:text-properties officeooo:rsid="01624e20"/>
    </style:style>
    <style:style style:name="T92" style:family="text">
      <style:text-properties officeooo:rsid="016fa2ff"/>
    </style:style>
    <style:style style:name="T93" style:family="text">
      <style:text-properties fo:font-style="italic" officeooo:rsid="02261916" style:font-style-asian="italic" style:font-style-complex="italic"/>
    </style:style>
    <style:style style:name="T94" style:family="text">
      <style:text-properties officeooo:rsid="02261916"/>
    </style:style>
    <style:style style:name="T95" style:family="text">
      <style:text-properties fo:font-style="italic" officeooo:rsid="022c8aea" style:font-style-asian="italic" style:font-style-complex="italic"/>
    </style:style>
    <style:style style:name="T96" style:family="text">
      <style:text-properties officeooo:rsid="022c8aea"/>
    </style:style>
    <style:style style:name="T97" style:family="text">
      <style:text-properties officeooo:rsid="0106d6bb"/>
    </style:style>
    <style:style style:name="T98" style:family="text">
      <style:text-properties fo:font-style="italic" officeooo:rsid="022f25aa" style:font-style-asian="italic" style:font-style-complex="italic"/>
    </style:style>
    <style:style style:name="T99" style:family="text">
      <style:text-properties officeooo:rsid="022f25aa"/>
    </style:style>
    <style:style style:name="T100" style:family="text">
      <style:text-properties officeooo:rsid="02408397"/>
    </style:style>
    <style:style style:name="T101" style:family="text">
      <style:text-properties officeooo:rsid="03150b6f"/>
    </style:style>
    <style:style style:name="T102" style:family="text">
      <style:text-properties officeooo:rsid="0194577a"/>
    </style:style>
    <style:style style:name="T103" style:family="text">
      <style:text-properties officeooo:rsid="018f5d2c"/>
    </style:style>
    <style:style style:name="T104" style:family="text">
      <style:text-properties officeooo:rsid="024bbbcf"/>
    </style:style>
    <style:style style:name="T105" style:family="text">
      <style:text-properties fo:font-style="italic" officeooo:rsid="01b1624f" style:font-style-asian="italic" style:font-style-complex="italic"/>
    </style:style>
    <style:style style:name="T106" style:family="text">
      <style:text-properties officeooo:rsid="01910599"/>
    </style:style>
    <style:style style:name="T107" style:family="text">
      <style:text-properties officeooo:rsid="01b1624f"/>
    </style:style>
    <style:style style:name="T108" style:family="text">
      <style:text-properties officeooo:rsid="01907f3d"/>
    </style:style>
    <style:style style:name="T109" style:family="text">
      <style:text-properties style:font-name="Courier New" officeooo:rsid="01a363c6"/>
    </style:style>
    <style:style style:name="T110" style:family="text">
      <style:text-properties style:font-name="Courier New" officeooo:rsid="02c21140"/>
    </style:style>
    <style:style style:name="T111" style:family="text">
      <style:text-properties style:font-name="Courier New" fo:font-size="10pt" fo:language="zxx" fo:country="none" fo:font-style="italic" officeooo:rsid="01a363c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2" style:family="text">
      <style:text-properties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13" style:family="text">
      <style:text-properties style:font-name="Courier New" fo:language="zxx" fo:country="none" fo:font-style="italic" officeooo:rsid="01a363c6" style:language-asian="zxx" style:country-asian="none" style:font-style-asian="italic" style:language-complex="zxx" style:country-complex="none" style:font-style-complex="italic"/>
    </style:style>
    <style:style style:name="T114" style:family="text">
      <style:text-properties officeooo:rsid="01ab4808"/>
    </style:style>
    <style:style style:name="T115" style:family="text">
      <style:text-properties officeooo:rsid="024e072c"/>
    </style:style>
    <style:style style:name="T116" style:family="text">
      <style:text-properties officeooo:rsid="01a7c96b"/>
    </style:style>
    <style:style style:name="T117" style:family="text">
      <style:text-properties style:font-name="Courier New" fo:font-size="10pt" fo:language="zxx" fo:country="none" officeooo:rsid="01a363c6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style:font-name="Courier New" fo:font-size="10pt" fo:language="zxx" fo:country="none" officeooo:rsid="01a469f2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style:font-name="Courier New" fo:font-size="10pt" fo:language="zxx" fo:country="none" officeooo:rsid="02c2114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style:font-name="Courier New" fo:font-size="10pt" fo:language="zxx" fo:country="none" fo:font-style="italic" officeooo:rsid="0226191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1" style:family="text">
      <style:text-properties style:font-name="Courier New" fo:font-size="10pt" fo:language="zxx" fo:country="none" fo:font-style="italic" officeooo:rsid="023fb2e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2" style:family="text">
      <style:text-properties style:font-name="Courier New" fo:font-size="10pt" fo:language="zxx" fo:country="none" fo:font-style="italic" officeooo:rsid="023e668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3" style:family="text">
      <style:text-properties officeooo:rsid="024e0cfa"/>
    </style:style>
    <style:style style:name="T124" style:family="text">
      <style:text-properties officeooo:rsid="024e481d"/>
    </style:style>
    <style:style style:name="T125" style:family="text">
      <style:text-properties fo:font-style="italic" officeooo:rsid="024e481d" style:font-style-asian="italic" style:font-style-complex="italic"/>
    </style:style>
    <style:style style:name="T126" style:family="text">
      <style:text-properties officeooo:rsid="0251cfea"/>
    </style:style>
    <style:style style:name="T127" style:family="text">
      <style:text-properties fo:font-style="italic" officeooo:rsid="0251cfea" style:font-style-asian="italic" style:font-style-complex="italic"/>
    </style:style>
    <style:style style:name="T128" style:family="text">
      <style:text-properties officeooo:rsid="027fb2f2"/>
    </style:style>
    <style:style style:name="T129" style:family="text">
      <style:text-properties fo:font-style="italic" officeooo:rsid="027fb2f2" style:font-style-asian="italic" style:font-style-complex="italic"/>
    </style:style>
    <style:style style:name="T130" style:family="text">
      <style:text-properties officeooo:rsid="030e1e03"/>
    </style:style>
    <style:style style:name="T131" style:family="text">
      <style:text-properties fo:font-style="italic" officeooo:rsid="0309d148" style:font-style-asian="italic" style:font-style-complex="italic"/>
    </style:style>
    <style:style style:name="T132" style:family="text">
      <style:text-properties fo:font-style="italic" officeooo:rsid="030e90ec" style:font-style-asian="italic" style:font-style-complex="italic"/>
    </style:style>
    <style:style style:name="T133" style:family="text">
      <style:text-properties officeooo:rsid="02772d08"/>
    </style:style>
    <style:style style:name="T134" style:family="text">
      <style:text-properties officeooo:rsid="02b695c1"/>
    </style:style>
    <style:style style:name="T135" style:family="text">
      <style:text-properties fo:font-style="italic" officeooo:rsid="02b695c1" style:font-style-asian="italic" style:font-style-complex="italic"/>
    </style:style>
    <style:style style:name="T136" style:family="text">
      <style:text-properties fo:font-style="italic" officeooo:rsid="02b7cdea" style:font-style-asian="italic" style:font-style-complex="italic"/>
    </style:style>
    <style:style style:name="T137" style:family="text">
      <style:text-properties fo:font-style="italic" officeooo:rsid="025d52a3" style:font-style-asian="italic" style:font-style-complex="italic"/>
    </style:style>
    <style:style style:name="T138" style:family="text">
      <style:text-properties officeooo:rsid="00bf0abc"/>
    </style:style>
    <style:style style:name="T139" style:family="text">
      <style:text-properties officeooo:rsid="025fea1e"/>
    </style:style>
    <style:style style:name="T140" style:family="text">
      <style:text-properties officeooo:rsid="0262a743"/>
    </style:style>
    <style:style style:name="T141" style:family="text">
      <style:text-properties officeooo:rsid="028cb9b8"/>
    </style:style>
    <style:style style:name="T1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3" style:family="text">
      <style:text-properties fo:font-style="italic" fo:font-weight="normal" officeooo:rsid="02772d08" style:font-style-asian="italic" style:font-weight-asian="normal" style:font-style-complex="italic" style:font-weight-complex="normal"/>
    </style:style>
    <style:style style:name="T14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0</text:span></text:span><text:span text:style-name="Default_20_Paragraph_20_Font"><text:span text:style-name="T1"> – </text:span></text:span><text:a xlink:type="simple" xlink:href="https://github.com/Serrin/Celestra/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7"/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table:number-columns-spanned="4" office:value-type="string">
            <text:p text:style-name="P3">Javascript data types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">Type</text:p>
          </table:table-cell>
          <table:table-cell table:style-name="Table13.A2" office:value-type="string">
            <text:p text:style-name="P4">typeof value</text:p>
          </table:table-cell>
          <table:table-cell table:style-name="Table13.A2" office:value-type="string">
            <text:p text:style-name="P4">Get real type</text:p>
          </table:table-cell>
          <table:table-cell table:style-name="Table13.D2" office:value-type="string">
            <text:p text:style-name="P4">Subtypes (possible values)</text:p>
          </table:table-cell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undefined" text:style-name="ListLabel_20_1" text:visited-style-name="ListLabel_20_1"><text:span text:style-name="T8">undefined</text:span></text:a></text:p>
          </table:table-cell>
          <table:table-cell table:style-name="Table13.B3" table:number-rows-spanned="2" office:value-type="string">
            <text:p text:style-name="P6">"undefined"</text:p>
          </table:table-cell>
          <table:table-cell table:style-name="Table13.C3" office:value-type="string">
            <text:p text:style-name="P6">typeof value === "undefined"</text:p>
          </table:table-cell>
          <table:table-cell table:style-name="Table13.D3" table:number-rows-spanned="2" office:value-type="string">
            <text:p text:style-name="P7">undefined</text:p>
          </table:table-cell>
        </table:table-row>
        <table:table-row table:style-name="Table13.3">
          <table:covered-table-cell table:style-name="Table13.A3"/>
          <table:covered-table-cell table:style-name="Table13.B3"/>
          <table:table-cell table:style-name="Table13.C4" office:value-type="string">
            <text:p text:style-name="P8">const isUndefined=(value)=&gt;typeof value==="undefined";</text:p>
          </table:table-cell>
          <table:covered-table-cell table:style-name="Table13.D3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Glossary/Null" text:style-name="ListLabel_20_1" text:visited-style-name="ListLabel_20_1"><text:span text:style-name="T8">null</text:span></text:a></text:p>
          </table:table-cell>
          <table:table-cell table:style-name="Table13.B5" table:number-rows-spanned="2" office:value-type="string">
            <text:p text:style-name="P9">"object"</text:p>
          </table:table-cell>
          <table:table-cell table:style-name="Table13.C5" office:value-type="string">
            <text:p text:style-name="P6">value === null</text:p>
          </table:table-cell>
          <table:table-cell table:style-name="Table13.D5" table:number-rows-spanned="2" office:value-type="string">
            <text:p text:style-name="P7">null</text:p>
          </table:table-cell>
        </table:table-row>
        <table:table-row table:style-name="Table13.3">
          <table:covered-table-cell table:style-name="Table13.A3"/>
          <table:covered-table-cell table:style-name="Table13.B5"/>
          <table:table-cell table:style-name="Table13.C6" office:value-type="string">
            <text:p text:style-name="P8">const isNull=(value)=&gt;value===null;</text:p>
          </table:table-cell>
          <table:covered-table-cell table:style-name="Table13.D5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Boolean" text:style-name="ListLabel_20_1" text:visited-style-name="ListLabel_20_1"><text:span text:style-name="T8">boolean</text:span></text:a></text:p>
          </table:table-cell>
          <table:table-cell table:style-name="Table13.B7" table:number-rows-spanned="2" office:value-type="string">
            <text:p text:style-name="P8">"boolean"</text:p>
          </table:table-cell>
          <table:table-cell table:style-name="Table13.C7" office:value-type="string">
            <text:p text:style-name="P8">typeof value === "boolean"</text:p>
          </table:table-cell>
          <table:table-cell table:style-name="Table13.D7" table:number-rows-spanned="2" office:value-type="string">
            <text:p text:style-name="P7">true, false</text:p>
          </table:table-cell>
        </table:table-row>
        <table:table-row table:style-name="Table13.3">
          <table:covered-table-cell table:style-name="Table13.A3"/>
          <table:covered-table-cell table:style-name="Table13.B7"/>
          <table:table-cell table:style-name="Table13.C8" office:value-type="string">
            <text:p text:style-name="P8">const isBoolean=(value)=&gt;typeof value==="boolean";</text:p>
          </table:table-cell>
          <table:covered-table-cell table:style-name="Table13.D7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Number" text:style-name="ListLabel_20_1" text:visited-style-name="ListLabel_20_1"><text:span text:style-name="T8">number</text:span></text:a></text:p>
          </table:table-cell>
          <table:table-cell table:style-name="Table13.B9" table:number-rows-spanned="2" office:value-type="string">
            <text:p text:style-name="P8">"number"</text:p>
          </table:table-cell>
          <table:table-cell table:style-name="Table13.C9" office:value-type="string">
            <text:p text:style-name="P8">typeof value === "number"</text:p>
          </table:table-cell>
          <table:table-cell table:style-name="Table13.D9" table:number-rows-spanned="2" office:value-type="string">
            <text:p text:style-name="P7">integer (-4, 4), float (-3.14, 3.14), 0, -0, Infinity, -Infinity, NaN</text:p>
          </table:table-cell>
        </table:table-row>
        <table:table-row table:style-name="Table13.3">
          <table:covered-table-cell table:style-name="Table13.A3"/>
          <table:covered-table-cell table:style-name="Table13.B9"/>
          <table:table-cell table:style-name="Table13.C10" office:value-type="string">
            <text:p text:style-name="P8">const isNumber=(value)=&gt;typeof value==="number";</text:p>
          </table:table-cell>
          <table:covered-table-cell table:style-name="Table13.D9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BigInt" text:style-name="ListLabel_20_1" text:visited-style-name="ListLabel_20_1"><text:span text:style-name="T8">bigint</text:span></text:a></text:p>
          </table:table-cell>
          <table:table-cell table:style-name="Table13.B11" table:number-rows-spanned="2" office:value-type="string">
            <text:p text:style-name="P8">"bigint"</text:p>
          </table:table-cell>
          <table:table-cell table:style-name="Table13.C11" office:value-type="string">
            <text:p text:style-name="P8">typeof value === "bigint"</text:p>
          </table:table-cell>
          <table:table-cell table:style-name="Table13.D11" table:number-rows-spanned="2" office:value-type="string">
            <text:p text:style-name="P7">bigint (-4n, 0n, 4n)</text:p>
          </table:table-cell>
        </table:table-row>
        <table:table-row table:style-name="Table13.3">
          <table:covered-table-cell table:style-name="Table13.A3"/>
          <table:covered-table-cell table:style-name="Table13.B11"/>
          <table:table-cell table:style-name="Table13.C12" office:value-type="string">
            <text:p text:style-name="P8">const isBigInt=(value)=&gt;typeof value==="bigint";</text:p>
          </table:table-cell>
          <table:covered-table-cell table:style-name="Table13.D11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String" text:style-name="ListLabel_20_1" text:visited-style-name="ListLabel_20_1"><text:span text:style-name="T8">string</text:span></text:a></text:p>
          </table:table-cell>
          <table:table-cell table:style-name="Table13.B13" table:number-rows-spanned="2" office:value-type="string">
            <text:p text:style-name="P8">"string"</text:p>
          </table:table-cell>
          <table:table-cell table:style-name="Table13.C13" office:value-type="string">
            <text:p text:style-name="P8">typeof value === "string"</text:p>
          </table:table-cell>
          <table:table-cell table:style-name="Table13.D13" table:number-rows-spanned="2" office:value-type="string">
            <text:p text:style-name="P7">text, example: "hello world"</text:p>
          </table:table-cell>
        </table:table-row>
        <table:table-row table:style-name="Table13.3">
          <table:covered-table-cell table:style-name="Table13.A3"/>
          <table:covered-table-cell table:style-name="Table13.B13"/>
          <table:table-cell table:style-name="Table13.C14" office:value-type="string">
            <text:p text:style-name="P8">const isString=(value)=&gt;typeof value==="string";</text:p>
          </table:table-cell>
          <table:covered-table-cell table:style-name="Table13.D13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Symbol" text:style-name="ListLabel_20_1" text:visited-style-name="ListLabel_20_1"><text:span text:style-name="T8">symbol</text:span></text:a></text:p>
          </table:table-cell>
          <table:table-cell table:style-name="Table13.B15" table:number-rows-spanned="2" office:value-type="string">
            <text:p text:style-name="P8">"symbol"</text:p>
          </table:table-cell>
          <table:table-cell table:style-name="Table13.C15" office:value-type="string">
            <text:p text:style-name="P8">typeof value === "symbol"</text:p>
          </table:table-cell>
          <table:table-cell table:style-name="Table13.D15" table:number-rows-spanned="2" office:value-type="string">
            <text:p text:style-name="P7">symbol</text:p>
          </table:table-cell>
        </table:table-row>
        <table:table-row table:style-name="Table13.3">
          <table:covered-table-cell table:style-name="Table13.A3"/>
          <table:covered-table-cell table:style-name="Table13.B15"/>
          <table:table-cell table:style-name="Table13.C16" office:value-type="string">
            <text:p text:style-name="P8">const isSymbol=(value)=&gt;typeof value==="symbol";</text:p>
          </table:table-cell>
          <table:covered-table-cell table:style-name="Table13.D15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Function" text:style-name="ListLabel_20_1" text:visited-style-name="ListLabel_20_1"><text:span text:style-name="T8">function</text:span></text:a></text:p>
          </table:table-cell>
          <table:table-cell table:style-name="Table13.B17" table:number-rows-spanned="2" office:value-type="string">
            <text:p text:style-name="P8">"function"</text:p>
          </table:table-cell>
          <table:table-cell table:style-name="Table13.C17" office:value-type="string">
            <text:p text:style-name="P8">typeof value === "function"</text:p>
          </table:table-cell>
          <table:table-cell table:style-name="Table13.D17" table:number-rows-spanned="2" office:value-type="string">
            <text:p text:style-name="P5"><text:a xlink:type="simple" xlink:href="https://developer.mozilla.org/en-US/docs/Web/JavaScript/Reference/Global_Objects/Function" text:style-name="ListLabel_20_2" text:visited-style-name="ListLabel_20_2"><text:span text:style-name="T9">Function</text:span></text:a><text:span text:style-name="T10">, </text:span><text:a xlink:type="simple" xlink:href="https://developer.mozilla.org/en-US/docs/Web/JavaScript/Reference/Statements/async_function" text:style-name="ListLabel_20_2" text:visited-style-name="ListLabel_20_2"><text:span text:style-name="T9">AsyncFunction</text:span></text:a><text:span text:style-name="T10">, </text:span><text:a xlink:type="simple" xlink:href="https://developer.mozilla.org/en-US/docs/Web/JavaScript/Reference/Global_Objects/GeneratorFunction" text:style-name="ListLabel_20_2" text:visited-style-name="ListLabel_20_2"><text:span text:style-name="T9">GeneratorFunction</text:span></text:a><text:span text:style-name="T10">, </text:span><text:a xlink:type="simple" xlink:href="https://developer.mozilla.org/en-US/docs/Web/JavaScript/Reference/Global_Objects/AsyncGeneratorFunction" text:style-name="ListLabel_20_2" text:visited-style-name="ListLabel_20_2"><text:span text:style-name="T9">AsyncGeneratorFunction</text:span></text:a><text:span text:style-name="T10">, </text:span><text:a xlink:type="simple" xlink:href="https://developer.mozilla.org/en-US/docs/Web/JavaScript/Reference/Functions/Arrow_functions" text:style-name="ListLabel_20_2" text:visited-style-name="ListLabel_20_2"><text:span text:style-name="T9">ArrowFunction</text:span></text:a></text:p>
          </table:table-cell>
        </table:table-row>
        <table:table-row table:style-name="Table13.3">
          <table:covered-table-cell table:style-name="Table13.A3"/>
          <table:covered-table-cell table:style-name="Table13.B17"/>
          <table:table-cell table:style-name="Table13.C18" office:value-type="string">
            <text:p text:style-name="P8">const isFunction=(value)=&gt;typeof value==="function";</text:p>
          </table:table-cell>
          <table:covered-table-cell table:style-name="Table13.D17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Object" text:style-name="ListLabel_20_1" text:visited-style-name="ListLabel_20_1"><text:span text:style-name="T8">object</text:span></text:a></text:p>
          </table:table-cell>
          <table:table-cell table:style-name="Table13.B19" table:number-rows-spanned="2" office:value-type="string">
            <text:p text:style-name="P9">"object"</text:p>
          </table:table-cell>
          <table:table-cell table:style-name="Table13.C19" office:value-type="string">
            <text:p text:style-name="P8">value !== null &amp;&amp; typeof value === "object"</text:p>
          </table:table-cell>
          <table:table-cell table:style-name="Table13.D19" table:number-rows-spanned="2" office:value-type="string">
            <text:p text:style-name="P5"><text:a xlink:type="simple" xlink:href="https://developer.mozilla.org/en-US/docs/Web/JavaScript/Reference/Global_Objects/Object" text:style-name="ListLabel_20_2" text:visited-style-name="ListLabel_20_2"><text:span text:style-name="T9">Object</text:span></text:a><text:span text:style-name="T10"> and </text:span><text:a xlink:type="simple" xlink:href="https://developer.mozilla.org/en-US/docs/Web/JavaScript/Reference/Global_Objects" text:style-name="ListLabel_20_2" text:visited-style-name="ListLabel_20_2"><text:span text:style-name="T9">Standard built-in objects</text:span></text:a></text:p>
          </table:table-cell>
        </table:table-row>
        <table:table-row table:style-name="Table13.3">
          <table:covered-table-cell table:style-name="Table13.A3"/>
          <table:covered-table-cell table:style-name="Table13.B19"/>
          <table:table-cell table:style-name="Table13.C20" office:value-type="string">
            <text:p text:style-name="P8">const isObject=(value)=&gt;value!==null&amp;&amp;typeof value==="object";</text:p>
          </table:table-cell>
          <table:covered-table-cell table:style-name="Table13.D19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Array" text:style-name="ListLabel_20_1" text:visited-style-name="ListLabel_20_1"><text:span text:style-name="T8">Array</text:span></text:a></text:p>
          </table:table-cell>
          <table:table-cell table:style-name="Table13.B21" table:number-rows-spanned="2" office:value-type="string">
            <text:p text:style-name="P9">"object"</text:p>
          </table:table-cell>
          <table:table-cell table:style-name="Table13.C21" office:value-type="string">
            <text:p text:style-name="P10"><text:a xlink:type="simple" xlink:href="https://developer.mozilla.org/en-US/docs/Web/JavaScript/Reference/Global_Objects/Array/isArray" text:style-name="ListLabel_20_3" text:visited-style-name="ListLabel_20_3"><text:span text:style-name="T11">Array.isArray</text:span></text:a><text:span text:style-name="T12">(value)</text:span></text:p>
          </table:table-cell>
          <table:table-cell table:style-name="Table13.D21" table:number-rows-spanned="2" office:value-type="string">
            <text:p text:style-name="P7"/>
          </table:table-cell>
        </table:table-row>
        <table:table-row table:style-name="Table13.3">
          <table:covered-table-cell table:style-name="Table13.A3"/>
          <table:covered-table-cell table:style-name="Table13.B21"/>
          <table:table-cell table:style-name="Table13.C22" office:value-type="string">
            <text:p text:style-name="P8">value instanceof Array</text:p>
          </table:table-cell>
          <table:covered-table-cell table:style-name="Table13.D21"/>
        </table:table-row>
        <table:table-row table:style-name="Table13.3">
          <table:table-cell table:style-name="Table13.A3" table:number-rows-spanned="2" office:value-type="string">
            <text:p text:style-name="P5"><text:a xlink:type="simple" xlink:href="https://developer.mozilla.org/en-US/docs/Web/JavaScript/Reference/Global_Objects/Error" text:style-name="ListLabel_20_1" text:visited-style-name="ListLabel_20_1"><text:span text:style-name="T8">Error</text:span></text:a></text:p>
          </table:table-cell>
          <table:table-cell table:style-name="Table13.B23" table:number-rows-spanned="2" office:value-type="string">
            <text:p text:style-name="P9">"object"</text:p>
          </table:table-cell>
          <table:table-cell table:style-name="Table13.C23" office:value-type="string">
            <text:p text:style-name="P10"><text:a xlink:type="simple" xlink:href="https://developer.mozilla.org/en-US/docs/Web/JavaScript/Reference/Global_Objects/Error/isError" text:style-name="ListLabel_20_3" text:visited-style-name="ListLabel_20_3"><text:span text:style-name="T11">Error.isError</text:span></text:a><text:span text:style-name="T12">(value)</text:span></text:p>
          </table:table-cell>
          <table:table-cell table:style-name="Table13.D23" table:number-rows-spanned="2" office:value-type="string">
            <text:p text:style-name="P5"><text:a xlink:type="simple" xlink:href="https://developer.mozilla.org/en-US/docs/Web/JavaScript/Reference/Global_Objects/Error" text:style-name="ListLabel_20_2" text:visited-style-name="ListLabel_20_2"><text:span text:style-name="T9">Error</text:span></text:a><text:span text:style-name="T10">, </text:span><text:a xlink:type="simple" xlink:href="https://developer.mozilla.org/en-US/docs/Web/JavaScript/Reference/Global_Objects/EvalError" text:style-name="ListLabel_20_2" text:visited-style-name="ListLabel_20_2"><text:span text:style-name="T9">EvalError</text:span></text:a><text:span text:style-name="T10">, </text:span><text:a xlink:type="simple" xlink:href="https://developer.mozilla.org/en-US/docs/Web/JavaScript/Reference/Global_Objects/RangeError" text:style-name="ListLabel_20_2" text:visited-style-name="ListLabel_20_2"><text:span text:style-name="T9">RangeError</text:span></text:a><text:span text:style-name="T10">, </text:span><text:a xlink:type="simple" xlink:href="https://developer.mozilla.org/en-US/docs/Web/JavaScript/Reference/Global_Objects/ReferenceError" text:style-name="ListLabel_20_2" text:visited-style-name="ListLabel_20_2"><text:span text:style-name="T9">ReferenceError</text:span></text:a><text:span text:style-name="T10">, </text:span><text:a xlink:type="simple" xlink:href="https://developer.mozilla.org/en-US/docs/Web/JavaScript/Reference/Global_Objects/SyntaxError" text:style-name="ListLabel_20_2" text:visited-style-name="ListLabel_20_2"><text:span text:style-name="T9">SyntaxError</text:span></text:a><text:span text:style-name="T10">, </text:span><text:a xlink:type="simple" xlink:href="https://developer.mozilla.org/en-US/docs/Web/JavaScript/Reference/Global_Objects/TypeError" text:style-name="ListLabel_20_2" text:visited-style-name="ListLabel_20_2"><text:span text:style-name="T9">TypeError</text:span></text:a><text:span text:style-name="T10">, </text:span><text:a xlink:type="simple" xlink:href="https://developer.mozilla.org/en-US/docs/Web/JavaScript/Reference/Global_Objects/URIError" text:style-name="ListLabel_20_2" text:visited-style-name="ListLabel_20_2"><text:span text:style-name="T9">URIError</text:span></text:a></text:p>
          </table:table-cell>
        </table:table-row>
        <table:table-row table:style-name="Table13.3">
          <table:covered-table-cell table:style-name="Table13.A3"/>
          <table:covered-table-cell table:style-name="Table13.B23"/>
          <table:table-cell table:style-name="Table13.C24" office:value-type="string">
            <text:p text:style-name="P8">value instanceof Error</text:p>
          </table:table-cell>
          <table:covered-table-cell table:style-name="Table13.D23"/>
        </table:table-row>
        <table:table-row table:style-name="Table13.3">
          <table:table-cell table:style-name="Table13.A3" office:value-type="string">
            <text:p text:style-name="P5"><text:a xlink:type="simple" xlink:href="https://developer.mozilla.org/en-US/docs/Web/JavaScript/Reference/Global_Objects" text:style-name="ListLabel_20_1" text:visited-style-name="ListLabel_20_1"><text:span text:style-name="T8">Other classes</text:span></text:a></text:p>
          </table:table-cell>
          <table:table-cell table:style-name="Table13.B25" office:value-type="string">
            <text:p text:style-name="P9">"object"</text:p>
          </table:table-cell>
          <table:table-cell table:style-name="Table13.C25" office:value-type="string">
            <text:p text:style-name="P8">value instanceof CurrentClass</text:p>
          </table:table-cell>
          <table:table-cell table:style-name="Table13.D25" office:value-type="string">
            <text:p text:style-name="P10"><text:a xlink:type="simple" xlink:href="https://developer.mozilla.org/en-US/docs/Web/JavaScript/Reference/Global_Objects" text:style-name="ListLabel_20_2" text:visited-style-name="ListLabel_20_2"><text:span text:style-name="T9">Standard built-in objects</text:span></text:a><text:span text:style-name="T10">: </text:span><text:a xlink:type="simple" xlink:href="https://developer.mozilla.org/en-US/docs/Web/JavaScript/Reference/Global_Objects/Map" text:style-name="ListLabel_20_2" text:visited-style-name="ListLabel_20_2"><text:span text:style-name="T9">Map</text:span></text:a><text:span text:style-name="T10">, </text:span><text:a xlink:type="simple" xlink:href="https://developer.mozilla.org/en-US/docs/Web/JavaScript/Reference/Global_Objects/Set" text:style-name="ListLabel_20_2" text:visited-style-name="ListLabel_20_2"><text:span text:style-name="T9">Set</text:span></text:a><text:span text:style-name="T10">, </text:span><text:a xlink:type="simple" xlink:href="https://developer.mozilla.org/en-US/docs/Web/JavaScript/Reference/Global_Objects/Iterator" text:style-name="ListLabel_20_2" text:visited-style-name="ListLabel_20_2"><text:span text:style-name="T9">Iterator</text:span></text:a><text:span text:style-name="T10">, etc.</text:span></text:p>
          </table:table-cell>
        </table:table-row>
      </table:table>
      <text:p text:style-name="P11"><text:span text:style-name="Default_20_Paragraph_20_Font"><text:span text:style-name="T13"/></text:span></text:p>
      <text:p text:style-name="P11"><text:span text:style-name="Default_20_Paragraph_20_Font"><text:span text:style-name="T13"/></text:span></text:p>
      <text:p text:style-name="P11"><text:span text:style-name="Default_20_Paragraph_20_Font"><text:span text:style-name="T13"/></text:span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2">Type helper functions <text:span text:style-name="T14">from Celestra</text:span></text:p>
          </table:table-cell>
          <table:table-cell table:style-name="Table12.B1" office:value-type="string">
            <text:p text:style-name="P13">Details</text:p>
          </table:table-cell>
        </table:table-row>
        <table:table-row table:style-name="Table12.1">
          <table:table-cell table:style-name="Table12.A2" office:value-type="string">
            <text:p text:style-name="P8">const typeOf=(value)=&gt;value===null?"null":typeof value;</text:p>
          </table:table-cell>
          <table:table-cell table:style-name="Table12.B2" office:value-type="string">
            <text:p text:style-name="P14">Returns the real type of the value as a string.</text:p>
          </table:table-cell>
        </table:table-row>
        <table:table-row table:style-name="Table12.1">
          <table:table-cell table:style-name="Table12.A2" office:value-type="string">
            <text:p text:style-name="P8">const isNullish=(value)=&gt;value==null;</text:p>
          </table:table-cell>
          <table:table-cell table:style-name="Table12.B3" office:value-type="string">
            <text:p text:style-name="P14">Checks if the value is null or undefined.</text:p>
          </table:table-cell>
        </table:table-row>
        <table:table-row table:style-name="Table12.1">
          <table:table-cell table:style-name="Table12.A2" office:value-type="string">
            <text:p text:style-name="P8">const isNonNullable=(value)=&gt;value!=null;</text:p>
          </table:table-cell>
          <table:table-cell table:style-name="Table12.B4" office:value-type="string">
            <text:p text:style-name="P14">Checks if the value is not null or undefined.</text:p>
          </table:table-cell>
        </table:table-row>
        <table:table-row table:style-name="Table12.1">
          <table:table-cell table:style-name="Table12.A2" office:value-type="string">
            <text:p text:style-name="P8">const isPrimitive=(value)=&gt;value==null||(typeof value!=="object"&amp;&amp;typeof value!=="function");</text:p>
          </table:table-cell>
          <table:table-cell table:style-name="Table12.B5" office:value-type="string">
            <text:p text:style-name="P14">Checks if the value is not an object or function.</text:p>
          </table:table-cell>
        </table:table-row>
        <table:table-row table:style-name="Table12.1">
          <table:table-cell table:style-name="Table12.A2" office:value-type="string">
            <text:p text:style-name="P8">const isNonNullablePrimitive=(value)=&gt;value!=null&amp;&amp;typeof value!=="object"&amp;&amp;typeof value!=="function";</text:p>
          </table:table-cell>
          <table:table-cell table:style-name="Table12.B6" office:value-type="string">
            <text:p text:style-name="P14">Checks if the value is not null, undefined, object or function.</text:p>
          </table:table-cell>
        </table:table-row>
        <table:table-row table:style-name="Table12.1">
          <table:table-cell table:style-name="Table12.A2" office:value-type="string">
            <text:p text:style-name="P8">const isPlainObject=(value)=&gt;value!=null&amp;&amp; typeof value==="object"&amp;&amp; (Object.getPrototypeOf(value) ===Object.prototype||<text:span text:style-name="T15">o</text:span>bject.getPrototypeOf(value)===null);</text:p>
          </table:table-cell>
          <table:table-cell table:style-name="Table12.B7" office:value-type="string">
            <text:p text:style-name="P10"><text:span text:style-name="T10">Check if the value has been created from the </text:span><text:a xlink:type="simple" xlink:href="https://developer.mozilla.org/en-US/docs/Web/JavaScript/Reference/Global_Objects/Object" text:style-name="ListLabel_20_2" text:visited-style-name="ListLabel_20_2"><text:span text:style-name="T9">Object</text:span></text:a><text:span text:style-name="T10"> constructor or <text:s/></text:span><text:a xlink:type="simple" xlink:href="https://developer.mozilla.org/en-US/docs/Glossary/Null" text:style-name="ListLabel_20_2" text:visited-style-name="ListLabel_20_2"><text:span text:style-name="T9">null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const isAsyncFunction=(value)=&gt;Object.getPrototypeOf(value).constructor=== Object.getPrototypeOf(async function(){}).constructor;</text:p>
          </table:table-cell>
          <table:table-cell table:style-name="Table12.B8" office:value-type="string">
            <text:p text:style-name="P10"><text:span text:style-name="T10">Checks if the value is an </text:span><text:a xlink:type="simple" xlink:href="https://developer.mozilla.org/en-US/docs/Web/JavaScript/Reference/Statements/async_function" text:style-name="ListLabel_20_2" text:visited-style-name="ListLabel_20_2"><text:span text:style-name="T9">AsyncFunction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const isGeneratorFunction=(value)=&gt;Object.getPrototypeOf(value).constructor===</text:p>
            <text:p text:style-name="P8">Object.getPrototypeOf(function*(){}).constructor;</text:p>
          </table:table-cell>
          <table:table-cell table:style-name="Table12.B9" office:value-type="string">
            <text:p text:style-name="P10"><text:span text:style-name="T10">Checks if the value is a </text:span><text:a xlink:type="simple" xlink:href="https://developer.mozilla.org/en-US/docs/Web/JavaScript/Reference/Global_Objects/GeneratorFunction" text:style-name="ListLabel_20_2" text:visited-style-name="ListLabel_20_2"><text:span text:style-name="T9">GeneratorFunction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<text:span text:style-name="T16">c</text:span>onst isAsyncGeneratorFunction=(value)=&gt;Object.getPrototypeOf(value).constructor=== Object.getPrototypeOf(async function*(){}).constructor;</text:p>
          </table:table-cell>
          <table:table-cell table:style-name="Table12.B10" office:value-type="string">
            <text:p text:style-name="P10"><text:span text:style-name="T10">Checks if the value is an </text:span><text:a xlink:type="simple" xlink:href="https://developer.mozilla.org/en-US/docs/Web/JavaScript/Reference/Global_Objects/AsyncGeneratorFunction" text:style-name="ListLabel_20_2" text:visited-style-name="ListLabel_20_2"><text:span text:style-name="T9">AsyncGeneratorFunction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function isArrowFunction(value){if(typeof value!=="function"||("prototype" in value&amp;&amp;value.prototype!==undefined)||!(value.toString().includes("=&gt;"))){return false;}try{new value();return false;}catch(error){return true;}}</text:p>
          </table:table-cell>
          <table:table-cell table:style-name="Table12.B11" office:value-type="string">
            <text:p text:style-name="P10"><text:span text:style-name="T10">Checks if the value is an </text:span><text:a xlink:type="simple" xlink:href="https://developer.mozilla.org/en-US/docs/Web/JavaScript/Reference/Functions/Arrow_functions" text:style-name="ListLabel_20_2" text:visited-style-name="ListLabel_20_2"><text:span text:style-name="T9">ArrowFunction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const isTypedArray=(value)=&gt;ArrayBuffer.isView(value)&amp;&amp;!(value instanceof DataView);</text:p>
          </table:table-cell>
          <table:table-cell table:style-name="Table12.B12" office:value-type="string">
            <text:p text:style-name="P10"><text:span text:style-name="T10">Checks if the value is a </text:span><text:a xlink:type="simple" xlink:href="https://developer.mozilla.org/en-US/docs/Web/JavaScript/Reference/Global_Objects/TypedArray" text:style-name="ListLabel_20_2" text:visited-style-name="ListLabel_20_2"><text:span text:style-name="T9">TypedArray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const isIterable=(value)=&gt;value!=null&amp;&amp;typeof value[Symbol.iterator]==="function";</text:p>
          </table:table-cell>
          <table:table-cell table:style-name="Table12.B13" office:value-type="string">
            <text:p text:style-name="P10"><text:span text:style-name="T10">Checks if the value is an </text:span><text:a xlink:type="simple" xlink:href="https://developer.mozilla.org/en-US/docs/Web/JavaScript/Reference/Iteration_protocols" text:style-name="ListLabel_20_2" text:visited-style-name="ListLabel_20_2"><text:span text:style-name="T9">Iterable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const isAsyncIterable=(value)=&gt;value!=null&amp;&amp;typeof value[Symbol.asyncIterator]==="function";</text:p>
          </table:table-cell>
          <table:table-cell table:style-name="Table12.B14" office:value-type="string">
            <text:p text:style-name="P10"><text:span text:style-name="T10">Checks if the value is an </text:span><text:a xlink:type="simple" xlink:href="https://developer.mozilla.org/en-US/docs/Web/JavaScript/Reference/Global_Objects/AsyncGenerator" text:style-name="ListLabel_20_2" text:visited-style-name="ListLabel_20_2"><text:span text:style-name="T9">Async Iterable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const isIterator=(value)=&gt;value instanceof Iterator;</text:p>
          </table:table-cell>
          <table:table-cell table:style-name="Table12.B15" office:value-type="string">
            <text:p text:style-name="P10"><text:span text:style-name="T10">Checks if the value is an </text:span><text:a xlink:type="simple" xlink:href="https://developer.mozilla.org/en-US/docs/Web/JavaScript/Reference/Global_Objects/Iterator" text:style-name="ListLabel_20_2" text:visited-style-name="ListLabel_20_2"><text:span text:style-name="T9">Iterator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const isAsyncIterator=(value)=&gt;value!= null&amp;&amp;typeof value.next==="function"&amp;&amp;typeof value[Symbol.asyncIterator]==="function";</text:p>
          </table:table-cell>
          <table:table-cell table:style-name="Table12.B16" office:value-type="string">
            <text:p text:style-name="P10"><text:span text:style-name="T10">Checks if the value is an </text:span><text:a xlink:type="simple" xlink:href="https://developer.mozilla.org/en-US/docs/Web/JavaScript/Reference/Global_Objects/AsyncIterator" text:style-name="ListLabel_20_2" text:visited-style-name="ListLabel_20_2"><text:span text:style-name="T9">AsyncIterator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const isPropertyKey=(value)=&gt;typeof value==="string"||typeof value==="symbol";</text:p>
          </table:table-cell>
          <table:table-cell table:style-name="Table12.B17" office:value-type="string">
            <text:p text:style-name="P15"><text:span text:style-name="T17">Checks if the value is a valid </text:span><text:a xlink:type="simple" xlink:href="https://developer.mozilla.org/en-US/docs/Web/JavaScript/Reference/Global_Objects/Object" text:style-name="Internet_20_link" text:visited-style-name="Visited_20_Internet_20_Link"><text:span text:style-name="T17">property key</text:span></text:a><text:span text:style-name="T17"> (string or symbol).</text:span></text:p>
          </table:table-cell>
        </table:table-row>
        <table:table-row table:style-name="Table12.1">
          <table:table-cell table:style-name="Table12.A2" office:value-type="string">
            <text:p text:style-name="P8">const isRegexp=(value)=&gt;value instanceof RegExp;</text:p>
          </table:table-cell>
          <table:table-cell table:style-name="Table12.B18" office:value-type="string">
            <text:p text:style-name="P10"><text:span text:style-name="T10">Checks if the value is a </text:span><text:a xlink:type="simple" xlink:href="https://developer.mozilla.org/en-US/docs/Web/JavaScript/Reference/Global_Objects/RegExp" text:style-name="ListLabel_20_2" text:visited-style-name="ListLabel_20_2"><text:span text:style-name="T9">RegExp</text:span></text:a><text:span text:style-name="T10">.</text:span></text:p>
          </table:table-cell>
        </table:table-row>
        <table:table-row table:style-name="Table12.1">
          <table:table-cell table:style-name="Table12.A2" office:value-type="string">
            <text:p text:style-name="P8">const isSameType=(value1,value2)=&gt;(value1==null||value2==null)?(value1===value2):(typeof value1===typeof value2);</text:p>
          </table:table-cell>
          <table:table-cell table:style-name="Table12.B19" office:value-type="string">
            <text:p text:style-name="P14">Checks if the values are the same type <text:span text:style-name="T18">values</text:span>.</text:p>
          </table:table-cell>
        </table:table-row>
        <table:table-row table:style-name="Table12.1">
          <table:table-cell table:style-name="Table12.A2" office:value-type="string">
            <text:p text:style-name="P8">const isSameInstance=(value1,value2,Constructor)=&gt;value1 instanceof Constructor&amp;&amp;value2 instanceof Constructor;</text:p>
          </table:table-cell>
          <table:table-cell table:style-name="Table12.B20" office:value-type="string">
            <text:p text:style-name="P14">Checks if the values have been created from the same constructor.</text:p>
          </table:table-cell>
        </table:table-row>
      </table:table>
      <text:p text:style-name="P16"><text:s/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7">Web Storage api and JSON</text:p>
          </table:table-cell>
          <table:table-cell table:style-name="Table1.A1" office:value-type="string">
            <text:p text:style-name="P18">element.dataset &amp; data-* attributes</text:p>
          </table:table-cell>
          <table:table-cell table:style-name="Table1.C1" office:value-type="string">
            <text:p text:style-name="P18"><text:bookmark text:name="TypedArray_objects"/>TypedArray</text:p>
          </table:table-cell>
        </table:table-row>
        <table:table-row>
          <table:table-cell table:style-name="Table1.A2" office:value-type="string">
            <text:p text:style-name="P19"/>
            <text:p text:style-name="P19">IE8+</text:p>
            <text:p text:style-name="P19"/>
            <text:p text:style-name="P20">localStorage:</text:p>
            <text:p text:style-name="P19">localStorage.length;</text:p>
            <text:p text:style-name="P19">localStorage.key(index);</text:p>
            <text:p text:style-name="P19">localStorage.getItem(key);</text:p>
            <text:p text:style-name="P19">localStorage.setItem(key, data);</text:p>
            <text:p text:style-name="P19">localStorage.removeItem(key);</text:p>
            <text:p text:style-name="P19">localStorage.clear();</text:p>
            <text:p text:style-name="P19"/>
            <text:p text:style-name="Standard"><text:span text:style-name="Source_20_Text"><text:span text:style-name="T19">sessionStorage</text:span></text:span><text:span text:style-name="Default_20_Paragraph_20_Font"><text:span text:style-name="T20">:</text:span></text:span></text:p>
            <text:p text:style-name="Standard"><text:span text:style-name="Source_20_Text"><text:span text:style-name="T21">sessionStorage</text:span></text:span><text:span text:style-name="Default_20_Paragraph_20_Font"><text:span text:style-name="T21">.length;</text:span></text:span></text:p>
            <text:p text:style-name="Standard"><text:span text:style-name="Source_20_Text"><text:span text:style-name="T21">sessionStorage</text:span></text:span><text:span text:style-name="Default_20_Paragraph_20_Font"><text:span text:style-name="T21">.key(index);</text:span></text:span></text:p>
            <text:p text:style-name="Standard"><text:span text:style-name="Source_20_Text"><text:span text:style-name="T21">sessionStorage</text:span></text:span><text:span text:style-name="Default_20_Paragraph_20_Font"><text:span text:style-name="T21">.getItem(key);</text:span></text:span></text:p>
            <text:p text:style-name="Standard"><text:span text:style-name="Source_20_Text"><text:span text:style-name="T21">sessionStorage</text:span></text:span><text:span text:style-name="Default_20_Paragraph_20_Font"><text:span text:style-name="T21">.setItem(key, data);</text:span></text:span></text:p>
            <text:p text:style-name="Standard"><text:span text:style-name="Source_20_Text"><text:span text:style-name="T21">sessionStorage</text:span></text:span><text:span text:style-name="Default_20_Paragraph_20_Font"><text:span text:style-name="T21">.removeItem(key);</text:span></text:span></text:p>
            <text:p text:style-name="Standard"><text:span text:style-name="Source_20_Text"><text:span text:style-name="T21">sessionStorage</text:span></text:span><text:span text:style-name="Default_20_Paragraph_20_Font"><text:span text:style-name="T21">.clear();</text:span></text:span></text:p>
            <text:p text:style-name="P19"/>
            <text:p text:style-name="P20">hasItem:</text:p>
            <text:p text:style-name="P19">localStorage.getItem(key) !== null</text:p>
            <text:p text:style-name="Standard"><text:span text:style-name="Source_20_Text"><text:span text:style-name="T21">sessionStorage</text:span></text:span><text:span text:style-name="Default_20_Paragraph_20_Font"><text:span text:style-name="T21">.getItem(key) !== null</text:span></text:span></text:p>
            <text:p text:style-name="P20"/>
            <text:p text:style-name="P20">setJSON:</text:p>
            <text:p text:style-name="P19">localStorage.setItem(key, JSON.stringify(object));</text:p>
            <text:p text:style-name="Standard"><text:span text:style-name="Source_20_Text"><text:span text:style-name="T21">sessionStorage</text:span></text:span><text:span text:style-name="Default_20_Paragraph_20_Font"><text:span text:style-name="T21">.setItem(key, JSON.stringify(object));</text:span></text:span></text:p>
            <text:p text:style-name="P20"/>
            <text:p text:style-name="P20">getJSON:</text:p>
            <text:p text:style-name="P19">JSON.parse(localStorage.getItem(key));</text:p>
            <text:p text:style-name="Standard"><text:span text:style-name="Default_20_Paragraph_20_Font"><text:span text:style-name="T21">JSON.parse(</text:span></text:span><text:span text:style-name="Source_20_Text"><text:span text:style-name="T21">sessionStorage</text:span></text:span><text:span text:style-name="Default_20_Paragraph_20_Font"><text:span text:style-name="T21">.getItem(key));</text:span></text:span></text:p>
          </table:table-cell>
          <table:table-cell table:style-name="Table1.B2" office:value-type="string">
            <text:p text:style-name="P19"/>
            <text:p text:style-name="P19">- IE11 compatible</text:p>
            <text:p text:style-name="P19">- element data-* attributes</text:p>
            <text:p text:style-name="P19">- no methods and events</text:p>
            <text:p text:style-name="P19"/>
            <text:p text:style-name="P20">camelcase:</text:p>
            <text:p text:style-name="P19">element.data-name</text:p>
            <text:p text:style-name="P19"><text:s text:c="2"/>-&gt; element.dataset.name</text:p>
            <text:p text:style-name="P19">element.data-first-second</text:p>
            <text:p text:style-name="P19"><text:s text:c="2"/>-&gt; element.dataset.firstSecond</text:p>
            <text:p text:style-name="P19"/>
            <text:p text:style-name="P20">set:</text:p>
            <text:p text:style-name="P19">element.dataset.name = "value";</text:p>
            <text:p text:style-name="P19">element.dataset["name"] = "value";</text:p>
            <text:p text:style-name="P19">element.setAttribute("data-name", "value");</text:p>
            <text:p text:style-name="P19">element["data-name"] = "value";</text:p>
            <text:p text:style-name="P19"/>
            <text:p text:style-name="P20">get:</text:p>
            <text:p text:style-name="P19">element.dataset.name;</text:p>
            <text:p text:style-name="P19">element.dataset["name"];</text:p>
            <text:p text:style-name="P19">element.getAttribute("data-name");</text:p>
            <text:p text:style-name="P19">element["data-name"];</text:p>
            <text:p text:style-name="P19"/>
            <text:p text:style-name="P20">remove:</text:p>
            <text:p text:style-name="P19">element.removeAttribute("data-name");</text:p>
            <text:p text:style-name="P19"/>
            <text:p text:style-name="P20">check:</text:p>
            <text:p text:style-name="P19">element.hasAttribute("data-name");</text:p>
            <text:p text:style-name="P19"/>
          </table:table-cell>
          <table:table-cell table:style-name="Table1.C2" office:value-type="string">
            <text:p text:style-name="P21"/>
            <text:p text:style-name="Standard"><text:span text:style-name="Default_20_Paragraph_20_Font"><text:span text:style-name="T21">new &lt;TypedArray&gt;(); </text:span></text:span><text:span text:style-name="Default_20_Paragraph_20_Font"><text:span text:style-name="T22">ES2017</text:span></text:span></text:p>
            <text:p text:style-name="P19">new &lt;TypedArray&gt;(length);</text:p>
            <text:p text:style-name="P19">new &lt;TypedArray&gt;(typedArray);</text:p>
            <text:p text:style-name="P22">new &lt;TypedArray&gt;(object);</text:p>
            <text:p text:style-name="P19">new &lt;TypedArray&gt;(buffer[,byteOffset[,len]]);</text:p>
            <text:p text:style-name="P22">&lt;TypedArray&gt;.<text:span text:style-name="T23">from(arrayLike, mapFn);</text:span></text:p>
            <text:p text:style-name="P22">&lt;TypedArray&gt;.<text:span text:style-name="T23">of(element1, /*…,*/ elementN);</text:span></text:p>
            <text:p text:style-name="P22"/>
            <text:p text:style-name="P20">Int8Array();</text:p>
            <text:p text:style-name="P19">-128 to 127, 1 byte, int8_t, Shortint</text:p>
            <text:p text:style-name="P20">Uint8Array();</text:p>
            <text:p text:style-name="P19">0 to 255, 1 byte, uint8_t, <text:span text:style-name="T24">Byte</text:span></text:p>
            <text:p text:style-name="Standard"><text:span text:style-name="Default_20_Paragraph_20_Font"><text:span text:style-name="T20">Uint8ClampedArray();</text:span></text:span></text:p>
            <text:p text:style-name="P19">0 to 255, 1 byte, uint8_t, <text:span text:style-name="T24">Byte</text:span></text:p>
            <text:p text:style-name="P20">Int16Array();</text:p>
            <text:p text:style-name="P19">-32768 to 32767, 2 byte, int16_t, Smallint</text:p>
            <text:p text:style-name="P20">Uint16Array();</text:p>
            <text:p text:style-name="P19">0 to 65535, 2 byte, uint16_t, <text:span text:style-name="T24">Word</text:span></text:p>
            <text:p text:style-name="P20">Int32Array();</text:p>
            <text:p text:style-name="P19">-2147483648 to 2147483647, 4 byte, int32_t</text:p>
            <text:p text:style-name="P20">Uint32Array();</text:p>
            <text:p text:style-name="P19">0 to 4294967295, 4 byte, uint32_t, Longword</text:p>
            <text:p text:style-name="P20">BigInt64Array();</text:p>
            <text:p text:style-name="P19">-2**63 to 2**63-1, 8 byte, int64_t, Int64</text:p>
            <text:p text:style-name="P20">BigUint64Array();</text:p>
            <text:p text:style-name="P19">0 to 2**64-1, 8 byte, uint64_t, Qword</text:p>
            <text:p text:style-name="P23">Float16Array();</text:p>
            <text:p text:style-name="P24"><text:span text:style-name="Source_20_Text"><text:span text:style-name="T25">-65504</text:span></text:span> to <text:span text:style-name="Source_20_Text"><text:span text:style-name="T25">6550</text:span></text:span><text:span text:style-name="Source_20_Text"><text:span text:style-name="T26">4</text:span></text:span><text:span text:style-name="Source_20_Text"><text:span text:style-name="T25">, </text:span></text:span><text:span text:style-name="Source_20_Text"><text:span text:style-name="T27">2 byte</text:span></text:span> <text:s/></text:p>
            <text:p text:style-name="P20">Float32Array();</text:p>
            <text:p text:style-name="P19">1.2x10-38 to 3.4x1038, 4 byte, float, <text:span text:style-name="T24">Real</text:span></text:p>
            <text:p text:style-name="P20">Float64Array();</text:p>
            <text:p text:style-name="P19">5.0x10-324 to 1.8x10308, 8 byte, <text:span text:style-name="T24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5"><text:span text:style-name="Default_20_Paragraph_20_Font"><text:span text:style-name="T20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26"><text:span text:style-name="Source_20_Text"><text:span text:style-name="T21">target.addEventListener(&lt;type&gt;,&lt;listener&gt;[,useCapture]</text:span></text:span><text:span text:style-name="Source_20_Text"><text:span text:style-name="T28">);</text:span></text:span><text:span text:style-name="Source_20_Text"><text:span text:style-name="T29"> or</text:span></text:span><text:span text:style-name="Source_20_Text"><text:span text:style-name="T30"> target.addEventListener</text:span></text:span><text:span text:style-name="Source_20_Text"><text:span text:style-name="T29">(</text:span></text:span><text:span text:style-name="Source_20_Text"><text:span text:style-name="T21">&lt;type&gt;,&lt;listener&gt;[,options]);</text:span></text:span></text:p>
            <text:p text:style-name="P26"><text:span text:style-name="Source_20_Text"><text:span text:style-name="T21">target.removeEventListener(&lt;type&gt;,&lt;listener&gt;[,useCapture]</text:span></text:span><text:span text:style-name="Source_20_Text"><text:span text:style-name="T28">);</text:span></text:span><text:span text:style-name="Source_20_Text"><text:span text:style-name="T29"> or </text:span></text:span><text:span text:style-name="Source_20_Text"><text:span text:style-name="T30">target.removeEventListener(</text:span></text:span><text:span text:style-name="Source_20_Text"><text:span text:style-name="T21">&lt;type&gt;,&lt;listener&gt;[,options]);</text:span></text:span></text:p>
            <text:p text:style-name="P27"><text:span text:style-name="Source_20_Text"><text:span text:style-name="T21">target.dispatchEvent(&lt;event&gt;); </text:span></text:span><text:span text:style-name="Source_20_Text"><text:span text:style-name="T31">and</text:span></text:span><text:span text:style-name="Source_20_Text"><text:span text:style-name="T32"> </text:span></text:span><text:span text:style-name="Source_20_Text"><text:span text:style-name="T21">target.type();</text:span></text:span><text:span text:style-name="Source_20_Text"><text:span text:style-name="T29"> or </text:span></text:span><text:span text:style-name="Source_20_Text"><text:span text:style-name="T21">target["type"]();</text:span></text:span></text:p>
          </table:table-cell>
          <table:covered-table-cell/>
          <table:covered-table-cell/>
        </table:table-row>
      </table:table>
      <text:p text:style-name="P28"/>
      <text:p text:style-name="P2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element.classList</text:p>
          </table:table-cell>
          <table:table-cell table:style-name="Table2.B1" office:value-type="string">
            <text:p text:style-name="P17">JSON</text:p>
          </table:table-cell>
        </table:table-row>
        <table:table-row>
          <table:table-cell table:style-name="Table2.A2" office:value-type="string">
            <text:p text:style-name="P19"/>
            <text:p text:style-name="P27"><text:span text:style-name="Source_20_Text"><text:span text:style-name="T21">IE10+IE11 don't have support for classList on SVG or MathML elements.</text:span></text:span></text:p>
            <text:p text:style-name="P19"/>
            <text:p text:style-name="P20">element.classList.add(String[,String]);</text:p>
            <text:p text:style-name="P19">IE10+11: yes (except the multiple arguments)</text:p>
            <text:p text:style-name="P30"/>
            <text:p text:style-name="P20">element.classList.remove(String[,String]);</text:p>
            <text:p text:style-name="P31">IE10+11: yes (except the multiple arguments)</text:p>
            <text:p text:style-name="P31">- Removing a class that does not exist, does NOT throw an error.</text:p>
            <text:p text:style-name="P19"/>
            <text:p text:style-name="P20">element.classList.contains(String);</text:p>
            <text:p text:style-name="P19">IE10+11: yes</text:p>
            <text:p text:style-name="P30"/>
            <text:p text:style-name="P20">element.classList.toggle(String[,force]);</text:p>
            <text:p text:style-name="P31">IE10+11: yes (except the second argument)</text:p>
            <text:p text:style-name="P31">- When only one argument is present: Toggle class value; if class exists then remove it and return false, if not, then add it and return true.</text:p>
            <text:p text:style-name="P31">- When a second argument is present: If the second argument evaluates to true, add specified class value, and if it evaluates to false, remove it.</text:p>
            <text:p text:style-name="P19"/>
            <text:p text:style-name="P20">element.classList.item(Number);</text:p>
            <text:p text:style-name="P19">IE10+11: yes</text:p>
            <text:p text:style-name="P19"/>
            <text:p text:style-name="P20">element.classList.length;</text:p>
            <text:p text:style-name="P19">IE10+11: yes</text:p>
            <text:p text:style-name="P30"/>
            <text:p text:style-name="P20">element.classList.replace(oldClass, newClass);</text:p>
            <text:p text:style-name="P31">IE10+11: No and the method isn't compatible with the Safari and mobile browsers too.</text:p>
            <text:p text:style-name="P30"/>
            <text:p text:style-name="P20">Remove all classes:</text:p>
            <text:p text:style-name="Standard"><text:span text:style-name="Source_20_Text"><text:span text:style-name="T21">element.className = "";</text:span></text:span></text:p>
            <text:p text:style-name="P19"/>
          </table:table-cell>
          <table:table-cell table:style-name="Table2.B2" office:value-type="string">
            <text:p text:style-name="P19"/>
            <text:p text:style-name="P19">IE8+</text:p>
            <text:p text:style-name="P19"/>
            <text:p text:style-name="Standard"><text:span text:style-name="Default_20_Paragraph_20_Font"><text:span text:style-name="T20">Valid Data Types</text:span></text:span></text:p>
            <text:p text:style-name="P19">- string</text:p>
            <text:p text:style-name="P19">- number</text:p>
            <text:p text:style-name="P19">- object (containing valid JSON values)</text:p>
            <text:p text:style-name="P19">- array</text:p>
            <text:p text:style-name="P19">- boolean</text:p>
            <text:p text:style-name="P19">- date</text:p>
            <text:p text:style-name="P19">- null</text:p>
            <text:p text:style-name="P19"/>
            <text:p text:style-name="Standard"><text:span text:style-name="Default_20_Paragraph_20_Font"><text:span text:style-name="T20">Invalid Data Types</text:span></text:span></text:p>
            <text:p text:style-name="P19">- function</text:p>
            <text:p text:style-name="P19">- Symbol</text:p>
            <text:p text:style-name="Standard"><text:span text:style-name="Default_20_Paragraph_20_Font"><text:span text:style-name="T21">- NaN, Infinity, undefined</text:span></text:span><text:span text:style-name="Default_20_Paragraph_20_Font"><text:span text:style-name="T22"> – will be "null"</text:span></text:span></text:p>
            <text:p text:style-name="P19">- an object with method(s) (functions)</text:p>
            <text:p text:style-name="Standard"><text:span text:style-name="Default_20_Paragraph_20_Font"><text:span text:style-name="T21">- Map, Set, WeakMap, WeakSet</text:span></text:span><text:span text:style-name="Default_20_Paragraph_20_Font"><text:span text:style-name="T22"> – fix: convert to array</text:span></text:span></text:p>
            <text:p text:style-name="Standard"><text:span text:style-name="Default_20_Paragraph_20_Font"><text:span text:style-name="T21">- BigInt - </text:span></text:span><text:span text:style-name="Default_20_Paragraph_20_Font"><text:span text:style-name="T22">fixed in Celestra - BigInt.prototype.toJSON();</text:span></text:span></text:p>
            <text:p text:style-name="P19"/>
            <text:p text:style-name="P20">JSON.stringify(value[,replacer[,space]]);</text:p>
            <text:p text:style-name="P19">Convert a JavaScript object to a JSON string.</text:p>
            <text:p text:style-name="P19"/>
            <text:p text:style-name="P19">JSON.stringify( { a: 1, b: "2", c: true } );</text:p>
            <text:p text:style-name="P30">// -&gt; "{\"a\":1,\"b\":\"2\",\"c\":true}"</text:p>
            <text:p text:style-name="P30"/>
            <text:p text:style-name="P19">JSON.stringify( [1, 2, 3, 4, 5] );</text:p>
            <text:p text:style-name="P30">// -&gt; "[1,2,3,4,5]"</text:p>
            <text:p text:style-name="P30"/>
            <text:p text:style-name="P20">JSON.parse(text[,reviver]);</text:p>
            <text:p text:style-name="P19">Parses a JSON string and returns a JavaScript object.</text:p>
            <text:p text:style-name="P19"/>
            <text:p text:style-name="P19">JSON.parse(JSON.stringify( {a: 1, b: "2", c: true} ));</text:p>
            <text:p text:style-name="P30">// -&gt; Object { a: 1, b: "2", c: true }</text:p>
            <text:p text:style-name="P30"/>
            <text:p text:style-name="P19">JSON.parse(JSON.stringify( [1, 2, 3, 4, 5] ));</text:p>
            <text:p text:style-name="P30">// -&gt; Array(5) [ 1, 2, 3, 4, 5 ]</text:p>
            <text:p text:style-name="P30"/>
          </table:table-cell>
        </table:table-row>
      </table:table>
      <text:p text:style-name="P21"/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DOMParser</text:p>
          </table:table-cell>
          <table:table-cell table:style-name="Table3.A1" office:value-type="string">
            <text:p text:style-name="P32">BigInt <text:span text:style-name="T33">(Int64)</text:span></text:p>
          </table:table-cell>
        </table:table-row>
        <table:table-row>
          <table:table-cell table:style-name="Table3.A2" office:value-type="string">
            <text:p text:style-name="P19"/>
            <text:p text:style-name="P27"><text:span text:style-name="Source_20_Text"><text:span text:style-name="T21">IE9: XML support</text:span></text:span></text:p>
            <text:p text:style-name="P27"><text:span text:style-name="Source_20_Text"><text:span text:style-name="T21">IE10+IE11: XML, SVG and HTML support</text:span></text:span></text:p>
            <text:p text:style-name="P19"/>
            <text:p text:style-name="Standard"><text:span text:style-name="Source_20_Text"><text:span text:style-name="T20">var parser = new DOMParser();</text:span></text:span></text:p>
            <text:p text:style-name="Standard"><text:span text:style-name="Source_20_Text"><text:span text:style-name="T20">var doc = parser.parseFromString("sourceStr", "application/xml");</text:span></text:span></text:p>
            <text:p text:style-name="Standard"><text:span text:style-name="Source_20_Text"><text:span text:style-name="T21">Returns a Document, but not a SVGDocument nor a HTMLDocument.</text:span></text:span></text:p>
            <text:p text:style-name="P19"/>
            <text:p text:style-name="Standard"><text:span text:style-name="Source_20_Text"><text:span text:style-name="T20">var parser = new DOMParser();</text:span></text:span></text:p>
            <text:p text:style-name="Standard"><text:span text:style-name="Source_20_Text"><text:span text:style-name="T20">var doc = parser.parseFromString(sourceStr, "image/svg+xml");</text:span></text:span></text:p>
            <text:p text:style-name="Standard"><text:span text:style-name="Source_20_Text"><text:span text:style-name="T21">Returns a SVGDocument, which also is a Document.</text:span></text:span></text:p>
            <text:p text:style-name="P19"/>
            <text:p text:style-name="Standard"><text:span text:style-name="Source_20_Text"><text:span text:style-name="T20">var parser = new DOMParser();</text:span></text:span></text:p>
            <text:p text:style-name="Standard"><text:span text:style-name="Source_20_Text"><text:span text:style-name="T20">var doc = parser.parseFromString(sourceStr, "text/html");</text:span></text:span></text:p>
            <text:p text:style-name="Standard"><text:span text:style-name="Source_20_Text"><text:span text:style-name="T21">Returns a HTML document.</text:span></text:span></text:p>
            <text:p text:style-name="P19"/>
          </table:table-cell>
          <table:table-cell table:style-name="Table3.B2" table:number-rows-spanned="3" office:value-type="string">
            <text:p text:style-name="P19"/>
            <text:p text:style-name="Standard"><text:span text:style-name="Source_20_Text"><text:span text:style-name="T21">let theBiggestInt = 9007199254740991n;</text:span></text:span></text:p>
            <text:p text:style-name="Standard"><text:span text:style-name="Source_20_Text"><text:span text:style-name="T21">let alsoHuge = BigInt(9007199254740991);</text:span></text:span></text:p>
            <text:p text:style-name="Standard"><text:span text:style-name="Source_20_Text"><text:span text:style-name="T21">let hugeString = BigInt("9007199254740991");</text:span></text:span></text:p>
            <text:p text:style-name="Standard"><text:span text:style-name="Source_20_Text"><text:span text:style-name="T21">let hugeHex = BigInt("0x1fffffffffffff");</text:span></text:span></text:p>
            <text:p text:style-name="Standard"><text:span text:style-name="Source_20_Text"><text:span text:style-name="T21">let hugeBin = BigInt("0b11111111111111111111111111111111111111111111111111111");</text:span></text:span></text:p>
            <text:p text:style-name="Standard"><text:span text:style-name="Source_20_Text"><text:span text:style-name="T22">// all -&gt; 9007199254740991n</text:span></text:span></text:p>
            <text:p text:style-name="P19"/>
            <text:p text:style-name="Standard"><text:span text:style-name="Source_20_Text"><text:span text:style-name="T21">typeof 1n; <text:s text:c="9"/></text:span></text:span><text:span text:style-name="Source_20_Text"><text:span text:style-name="T22">// -&gt; "bigint"</text:span></text:span></text:p>
            <text:p text:style-name="Standard"><text:span text:style-name="Source_20_Text"><text:span text:style-name="T21">typeof BigInt("1"); </text:span></text:span><text:span text:style-name="Source_20_Text"><text:span text:style-name="T22">// -&gt; "bigint"</text:span></text:span></text:p>
            <text:p text:style-name="P19"/>
            <text:p text:style-name="Standard"><text:span text:style-name="Source_20_Text"><text:span text:style-name="T20">Operators:</text:span></text:span><text:span text:style-name="Source_20_Text"><text:span text:style-name="T21"> +, *, -, **, %, Bitwise operators (e.g.: &gt;&gt;&gt;)</text:span></text:span></text:p>
            <text:p text:style-name="P19"/>
            <text:p text:style-name="Standard"><text:span text:style-name="Source_20_Text"><text:span text:style-name="T21">!0n <text:s text:c="5"/></text:span></text:span><text:span text:style-name="Source_20_Text"><text:span text:style-name="T22">// -&gt; true</text:span></text:span></text:p>
            <text:p text:style-name="Standard"><text:span text:style-name="Source_20_Text"><text:span text:style-name="T21">!1n <text:s text:c="5"/></text:span></text:span><text:span text:style-name="Source_20_Text"><text:span text:style-name="T22">// -&gt; false</text:span></text:span></text:p>
            <text:p text:style-name="P19"/>
            <text:p text:style-name="Standard"><text:span text:style-name="Source_20_Text"><text:span text:style-name="T21">4n / 2n <text:s/></text:span></text:span><text:span text:style-name="Source_20_Text"><text:span text:style-name="T22">// -&gt; 2n</text:span></text:span></text:p>
            <text:p text:style-name="Standard"><text:span text:style-name="Source_20_Text"><text:span text:style-name="T21">5n / 2n <text:s/></text:span></text:span><text:span text:style-name="Source_20_Text"><text:span text:style-name="T22">// -&gt; 2n, not 2.5n -&gt; rounded</text:span></text:span></text:p>
            <text:p text:style-name="P19"/>
            <text:p text:style-name="Standard"><text:span text:style-name="Source_20_Text"><text:span text:style-name="T21">1n &lt; 2 <text:s text:c="2"/></text:span></text:span><text:span text:style-name="Source_20_Text"><text:span text:style-name="T22">// -&gt; true</text:span></text:span></text:p>
            <text:p text:style-name="Standard"><text:span text:style-name="Source_20_Text"><text:span text:style-name="T21">2n &gt; 1 <text:s text:c="2"/></text:span></text:span><text:span text:style-name="Source_20_Text"><text:span text:style-name="T22">// -&gt; true</text:span></text:span></text:p>
            <text:p text:style-name="Standard"><text:span text:style-name="Source_20_Text"><text:span text:style-name="T21">2n &gt; 2 <text:s text:c="2"/></text:span></text:span><text:span text:style-name="Source_20_Text"><text:span text:style-name="T22">// -&gt; false</text:span></text:span></text:p>
            <text:p text:style-name="Standard"><text:span text:style-name="Source_20_Text"><text:span text:style-name="T21">2n &gt;= 2 <text:s/></text:span></text:span><text:span text:style-name="Source_20_Text"><text:span text:style-name="T22">// -&gt; true</text:span></text:span></text:p>
            <text:p text:style-name="P19"/>
            <text:p text:style-name="Standard"><text:span text:style-name="Source_20_Text"><text:span text:style-name="T21">let mixed = [4n, 6, -12n, 10, 4, 0, 0n];</text:span></text:span></text:p>
            <text:p text:style-name="Standard"><text:span text:style-name="Source_20_Text"><text:span text:style-name="T21">mixed.sort();</text:span></text:span><text:span text:style-name="Source_20_Text"><text:span text:style-name="T22">// -&gt; [-12n, 0, 0n, 4n, 4, 6, 10]</text:span></text:span></text:p>
            <text:p text:style-name="P19"/>
            <text:p text:style-name="Standard"><text:span text:style-name="Source_20_Text"><text:span text:style-name="T20">Methods</text:span></text:span></text:p>
            <text:p text:style-name="Standard"><text:span text:style-name="Source_20_Text"><text:span text:style-name="T21">BigInt.asIntN();</text:span></text:span></text:p>
            <text:p text:style-name="Standard"><text:span text:style-name="Source_20_Text"><text:span text:style-name="T22"><text:s text:c="2"/>- BigInt value to a signed integer</text:span></text:span></text:p>
            <text:p text:style-name="Standard"><text:span text:style-name="Source_20_Text"><text:span text:style-name="T21">BigInt.asUintN();</text:span></text:span></text:p>
            <text:p text:style-name="Standard"><text:span text:style-name="Source_20_Text"><text:span text:style-name="T22"><text:s text:c="2"/>- BigInt value to an unsigned integer</text:span></text:span></text:p>
            <text:p text:style-name="Standard"><text:span text:style-name="Source_20_Text"><text:span text:style-name="T21">BigInt.prototype.toLocaleString();</text:span></text:span></text:p>
            <text:p text:style-name="Standard"><text:span text:style-name="Source_20_Text"><text:span text:style-name="T21">BigInt.prototype.toString();</text:span></text:span></text:p>
            <text:p text:style-name="Standard"><text:span text:style-name="Source_20_Text"><text:span text:style-name="T21">BigInt.prototype.valueOf();</text:span></text:span></text:p>
            <text:p text:style-name="P19"/>
          </table:table-cell>
        </table:table-row>
        <table:table-row>
          <table:table-cell table:style-name="Table3.A3" office:value-type="string">
            <text:p text:style-name="P18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33"/>
            <text:p text:style-name="P33">function parseHTML (str) {</text:p>
            <text:p text:style-name="P33"><text:s text:c="2"/>return Array.from(</text:p>
            <text:p text:style-name="P33"><text:s text:c="4"/>(new DOMParser())</text:p>
            <text:p text:style-name="P33"><text:s text:c="6"/>.parseFromString(str, "text/html")</text:p>
            <text:p text:style-name="P33"><text:s text:c="6"/>.childNodes[0]</text:p>
            <text:p text:style-name="P33"><text:s text:c="6"/>.childNodes[1]</text:p>
            <text:p text:style-name="P33"><text:s text:c="6"/>.childNodes</text:p>
            <text:p text:style-name="P33"><text:s text:c="2"/>);</text:p>
            <text:p text:style-name="P33">}</text:p>
            <text:p text:style-name="P33"/>
            <text:p text:style-name="P33">parseHTML(</text:p>
            <text:p text:style-name="P33"><text:s text:c="2"/>"&lt;div&gt;1&lt;p&gt;2&lt;/p&gt;&lt;p&gt;3&lt;/p&gt;&lt;/div&gt;"</text:p>
            <text:p text:style-name="P33"><text:s text:c="2"/>+ "&lt;div&gt;4&lt;p&gt;5&lt;/p&gt;&lt;p&gt;6&lt;/p&gt;&lt;/div&gt;"</text:p>
            <text:p text:style-name="P33"><text:s text:c="2"/>+ "&lt;div&gt;7&lt;/div&gt;"</text:p>
            <text:p text:style-name="P33"><text:s text:c="2"/>+ "&lt;p&gt;8&lt;/p&gt;"</text:p>
            <text:p text:style-name="P33">);</text:p>
            <text:p text:style-name="P34">// -&gt; Array(4) [ div, div, div, p ]</text:p>
            <text:p text:style-name="P34">// Tested in IE11, Edge, Firefox and Chrome.</text:p>
            <text:p text:style-name="P33"/>
          </table:table-cell>
          <table:covered-table-cell table:style-name="Table3.B2"/>
        </table:table-row>
      </table:table>
      <text:p text:style-name="P21"/>
      <text:p text:style-name="P21"/>
      <text:p text:style-name="P21"/>
      <text:p text:style-name="P35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6">Fetch</text:p>
          </table:table-cell>
          <table:table-cell table:style-name="Táblázat1.B1" office:value-type="string">
            <text:p text:style-name="P37">Fetch <text:span text:style-name="T34">POST</text:span></text:p>
          </table:table-cell>
        </table:table-row>
        <table:table-row>
          <table:table-cell table:style-name="Táblázat1.A2" office:value-type="string">
            <text:p text:style-name="P38"/>
            <text:p text:style-name="P39">Firefox, <text:span text:style-name="T35">Firefox for Android</text:span> 39</text:p>
            <text:p text:style-name="P39">Chrome, <text:span text:style-name="T35">Chrome Android, WebView Android</text:span> 42</text:p>
            <text:p text:style-name="P39">Edge 14</text:p>
            <text:p text:style-name="P39">Opera 29</text:p>
            <text:p text:style-name="P39">Safari 10.1, <text:span text:style-name="T35">Safari on iOS 10.3</text:span></text:p>
            <text:p text:style-name="P39">Samsung <text:span text:style-name="T36">I</text:span><text:span text:style-name="T37">nternet</text:span><text:span text:style-name="T36"> </text:span>4.0</text:p>
            <text:p text:style-name="P40">Deno 1, Node.js 18</text:p>
            <text:p text:style-name="P41"/>
            <text:p text:style-name="P42">// Example GET method implementation with TEXT:</text:p>
            <text:p text:style-name="P41">fetch("https://api.coindesk.com/v1/bpi/currentprice.json")</text:p>
            <text:p text:style-name="P41"><text:s text:c="2"/>.then( response =&gt; response.text() )</text:p>
            <text:p text:style-name="P41"><text:s text:c="2"/>.then( data =&gt; console.log(data) )</text:p>
            <text:p text:style-name="P41"><text:s text:c="2"/>.catch( error =&gt; console.log(error) );</text:p>
            <text:p text:style-name="P41"/>
            <text:p text:style-name="P42">// Example GET method implementation with JSON:</text:p>
            <text:p text:style-name="P41">fetch("https://api.coindesk.com/v1/bpi/currentprice.json")</text:p>
            <text:p text:style-name="P41"><text:s text:c="2"/>.then( response =&gt; response.json() )</text:p>
            <text:p text:style-name="P41"><text:s text:c="2"/>.then( data =&gt; console.log(data.bpi.USD.rate) )</text:p>
            <text:p text:style-name="P41"><text:s text:c="2"/>.catch( error =&gt; console.log(error) );</text:p>
            <text:p text:style-name="P41"/>
            <text:p text:style-name="P42">// Example GET method implementation with TEXT and JSON:</text:p>
            <text:p text:style-name="P41">fetch("https://api.coindesk.com/v1/bpi/currentprice.json")</text:p>
            <text:p text:style-name="P41"><text:s text:c="2"/>.then( response =&gt; response.text() )</text:p>
            <text:p text:style-name="P41"><text:s text:c="2"/>.then(text =&gt; console.log(JSON.parse(text).bpi.USD.rate+"\n"+text))</text:p>
            <text:p text:style-name="P41"><text:s text:c="2"/>.catch( error =&gt; console.log(error) );</text:p>
            <text:p text:style-name="P41"/>
            <text:p text:style-name="P42">// Example POST method implementation with upload JSON data:</text:p>
            <text:p text:style-name="P41">const data = { username: "example" };</text:p>
            <text:p text:style-name="P41">fetch("https://example.com/profile", {</text:p>
            <text:p text:style-name="P41"><text:s text:c="4"/>method: "POST", // or "PUT"</text:p>
            <text:p text:style-name="P41"><text:s text:c="4"/>headers: { "Content-Type": "application/json", },</text:p>
            <text:p text:style-name="P41"><text:s text:c="4"/>body: JSON.stringify(data),</text:p>
            <text:p text:style-name="P41"><text:s text:c="2"/>})</text:p>
            <text:p text:style-name="P41"><text:s text:c="2"/>.then(response =&gt; response.json())</text:p>
            <text:p text:style-name="P41"><text:s text:c="2"/>.then(data =&gt; { console.log("Success:", data); })</text:p>
            <text:p text:style-name="P41"><text:s text:c="2"/>.catch((error) =&gt; { console.error("Error:", error); });</text:p>
            <text:p text:style-name="P41"/>
            <text:p text:style-name="P38"/>
          </table:table-cell>
          <table:table-cell table:style-name="Táblázat1.B2" office:value-type="string">
            <text:p text:style-name="P43"/>
            <text:p text:style-name="P43">// Example POST method implementation:</text:p>
            <text:p text:style-name="P44">// Default options are marked with *</text:p>
            <text:p text:style-name="P45">async function postData(url = "<text:span text:style-name="T38">url</text:span>", data = {}) {</text:p>
            <text:p text:style-name="P45"><text:s text:c="2"/>const response = await fetch(url, {</text:p>
            <text:p text:style-name="P46"><text:s text:c="4"/>method: "POST", </text:p>
            <text:p text:style-name="P47"><text:s text:c="4"/>// *GET, POST, PUT, DELETE, etc.</text:p>
            <text:p text:style-name="P46"><text:s text:c="4"/>mode: "cors",</text:p>
            <text:p text:style-name="P47"><text:s text:c="4"/>// no-cors, *cors, same-origin</text:p>
            <text:p text:style-name="P46"><text:s text:c="4"/>cache: "no-cache", </text:p>
            <text:p text:style-name="P47"><text:s text:c="4"/>// *default, no-cache, reload, force-cache, only-if-cached</text:p>
            <text:p text:style-name="P46"><text:s text:c="4"/>credentials: "same-origin", </text:p>
            <text:p text:style-name="P47"><text:s text:c="4"/>// include, *same-origin, omit</text:p>
            <text:p text:style-name="P48"><text:s text:c="4"/>headers: {"Content-Type": "application/json"},</text:p>
            <text:p text:style-name="P45"><text:s text:c="4"/><text:span text:style-name="T39">// "Content-Type": "application/x-www-form-urlencoded"</text:span></text:p>
            <text:p text:style-name="P46"><text:s text:c="4"/>redirect: "follow", </text:p>
            <text:p text:style-name="P47"><text:s text:c="4"/>// manual, *follow, error</text:p>
            <text:p text:style-name="P49"><text:s text:c="4"/>referrerPolicy: "no-referrer",</text:p>
            <text:p text:style-name="P50"><text:s text:c="4"/>// no-referrer, *no-referrer-when-downgrade, origin, origin-when-cross-origin, same-origin, strict-origin, strict-origin-when-cross-origin, unsafe-url</text:p>
            <text:p text:style-name="P49"><text:s text:c="4"/>body: JSON.stringify(data) </text:p>
            <text:p text:style-name="P50"><text:s text:c="4"/>// body data type must match "Content-Type" header</text:p>
            <text:p text:style-name="P45"><text:s text:c="2"/>});</text:p>
            <text:p text:style-name="P51"><text:s text:c="2"/>return response.json();</text:p>
            <text:p text:style-name="P52"><text:s text:c="2"/>// parses JSON response into native JavaScript objects</text:p>
            <text:p text:style-name="P45">}</text:p>
            <text:p text:style-name="P45"/>
            <text:p text:style-name="P45">postData("https://example.com/answer", { answer: 42 })</text:p>
            <text:p text:style-name="P45"><text:s text:c="2"/>.then(data =&gt; { console.log(data); });</text:p>
            <text:p text:style-name="P45"><text:s text:c="2"/><text:span text:style-name="T39">// JSON data parsed by `data.json()` call</text:span></text:p>
            <text:p text:style-name="P43"/>
          </table:table-cell>
        </table:table-row>
      </table:table>
      <text:p text:style-name="P35"/>
      <text:p text:style-name="P35"/>
      <text:p text:style-name="P35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3">Nullish coalescing operator</text:p>
            <text:p text:style-name="P54">x ?? y</text:p>
          </table:table-cell>
          <table:table-cell table:style-name="Table4.A1" office:value-type="string">
            <text:p text:style-name="P53">Logical nullish assignment</text:p>
            <text:p text:style-name="P55">x ??= y</text:p>
          </table:table-cell>
          <table:table-cell table:style-name="Table4.A1" office:value-type="string">
            <text:p text:style-name="P53">Logical AND assign<text:span text:style-name="T40">m</text:span><text:span text:style-name="T41">ent</text:span></text:p>
            <text:p text:style-name="P55">x &amp;&amp;= y</text:p>
          </table:table-cell>
          <table:table-cell table:style-name="Table4.D1" office:value-type="string">
            <text:p text:style-name="P53">Logical OR assignment</text:p>
            <text:p text:style-name="P55">x ||= y</text:p>
          </table:table-cell>
        </table:table-row>
        <table:table-row>
          <table:table-cell table:style-name="Table4.A2" office:value-type="string">
            <text:p text:style-name="P56">FF 7<text:span text:style-name="T42">2</text:span>, Chrome and Edge 8<text:span text:style-name="T42">0</text:span>, Safari 1<text:span text:style-name="T42">3.1</text:span>, <text:span text:style-name="T42">Safari on iOS 13.4, </text:span>Samsung Internet <text:span text:style-name="T42">13</text:span></text:p>
          </table:table-cell>
          <table:table-cell table:style-name="Table4.B2" table:number-columns-spanned="3" office:value-type="string">
            <text:p text:style-name="P57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58"/>
            <text:p text:style-name="P58">The nullish coalescing operator (??) is a logical operator that <text:span text:style-name="T43">returns its right-hand side operand when its left-hand side operand is null or undefined</text:span>, <text:span text:style-name="T43">and otherwise returns its left-hand side operand.</text:span></text:p>
            <text:p text:style-name="P59"/>
          </table:table-cell>
          <table:table-cell table:style-name="Table4.B3" office:value-type="string">
            <text:p text:style-name="P58"/>
            <text:p text:style-name="P58">The logical nullish assignment <text:s/>operator <text:span text:style-name="T43">only assigns if x is nullish</text:span> <text:span text:style-name="T43">(null or undefined)</text:span>.</text:p>
            <text:p text:style-name="P58"/>
          </table:table-cell>
          <table:table-cell table:style-name="Table4.C3" office:value-type="string">
            <text:p text:style-name="P58"/>
            <text:p text:style-name="P58">The logical AND assignment <text:s/>operator <text:span text:style-name="T43">only assigns if x is truthy</text:span>.</text:p>
            <text:p text:style-name="P60"/>
          </table:table-cell>
          <table:table-cell table:style-name="Table4.D3" office:value-type="string">
            <text:p text:style-name="P58"/>
            <text:p text:style-name="P61">The logical OR assignment <text:s/>operator <text:span text:style-name="T43">only assigns if x is falsy</text:span>.</text:p>
            <text:p text:style-name="P61"><text:s/></text:p>
            <text:p text:style-name="P62">(false, 0, -0, 0n, "", '', ``, null, undefined, NaN)</text:p>
            <text:p text:style-name="P63"/>
          </table:table-cell>
        </table:table-row>
        <table:table-row>
          <table:table-cell table:style-name="Table4.A4" office:value-type="string">
            <text:p text:style-name="P64"/>
            <text:p text:style-name="P64">const nullValue = null;</text:p>
            <text:p text:style-name="P64">const emptyText = ""; <text:span text:style-name="T39">// falsy</text:span></text:p>
            <text:p text:style-name="P64">const someNumber = 42;</text:p>
            <text:p text:style-name="P64"/>
            <text:p text:style-name="P64">const valA = nullValue ?? "defaultA"; </text:p>
            <text:p text:style-name="P65">// "defaultA"</text:p>
            <text:p text:style-name="P64"/>
            <text:p text:style-name="P64">const valB = emptyText ?? "default B";</text:p>
            <text:p text:style-name="P65">// "" (empty string is not null or undefined)</text:p>
            <text:p text:style-name="P64"/>
            <text:p text:style-name="P64">const valC = someNumber ?? 0;</text:p>
            <text:p text:style-name="P65">// 42</text:p>
            <text:p text:style-name="P65"/>
          </table:table-cell>
          <table:table-cell table:style-name="Table4.B3" office:value-type="string">
            <text:p text:style-name="P62"/>
            <text:p text:style-name="P62">function config (options) {</text:p>
            <text:p text:style-name="P62"><text:s text:c="2"/>options.duration ??= 100;</text:p>
            <text:p text:style-name="P62"><text:s text:c="2"/>options.speed ??= 25;</text:p>
            <text:p text:style-name="P62"><text:s text:c="2"/>return options;</text:p>
            <text:p text:style-name="P62">}</text:p>
            <text:p text:style-name="P62"/>
            <text:p text:style-name="P62">config({duration: 125}); </text:p>
            <text:p text:style-name="P66">// {duration: 125, speed: 25}</text:p>
            <text:p text:style-name="P62"/>
            <text:p text:style-name="P62">config({}); </text:p>
            <text:p text:style-name="P66">// {duration: 100, speed: 25}</text:p>
            <text:p text:style-name="P62"/>
          </table:table-cell>
          <table:table-cell table:style-name="Table4.C4" office:value-type="string">
            <text:p text:style-name="P62"/>
            <text:p text:style-name="P62">let x = 0;</text:p>
            <text:p text:style-name="P62">let y = 1;</text:p>
            <text:p text:style-name="P62"/>
            <text:p text:style-name="P62">x &amp;&amp;= 0; <text:span text:style-name="T39">// 0</text:span></text:p>
            <text:p text:style-name="P62">x &amp;&amp;= 1; <text:span text:style-name="T39">// 0</text:span></text:p>
            <text:p text:style-name="P62">y &amp;&amp;= 1; <text:span text:style-name="T39">// 1</text:span></text:p>
            <text:p text:style-name="P62">y &amp;&amp;= 0; <text:span text:style-name="T39">// 0</text:span></text:p>
            <text:p text:style-name="P66"/>
          </table:table-cell>
          <table:table-cell table:style-name="Table4.D4" office:value-type="string">
            <text:p text:style-name="P58"/>
            <text:p text:style-name="P64">const a = { </text:p>
            <text:p text:style-name="P64"><text:s text:c="2"/>duration: 50, </text:p>
            <text:p text:style-name="P64"><text:s text:c="2"/>title: ""</text:p>
            <text:p text:style-name="P64">};</text:p>
            <text:p text:style-name="P62"/>
            <text:p text:style-name="P67">a.duration ||= 10;</text:p>
            <text:p text:style-name="P68">// 5</text:p>
            <text:p text:style-name="P62"/>
            <text:p text:style-name="P62">a.title ||= "title is empty.";</text:p>
            <text:p text:style-name="P66">// "title is empty"</text:p>
          </table:table-cell>
        </table:table-row>
        <table:table-row>
          <table:table-cell table:style-name="Table4.A4" office:value-type="string">
            <text:p text:style-name="P64"/>
            <text:p text:style-name="P64">let count = 0;</text:p>
            <text:p text:style-name="P64">let text = "";</text:p>
            <text:p text:style-name="P64">let qty = count || 42; <text:span text:style-name="T39">// 42</text:span></text:p>
            <text:p text:style-name="P65">let message = text || "hi!"; // "hi!"</text:p>
            <text:p text:style-name="P65"/>
          </table:table-cell>
          <table:table-cell table:style-name="Table4.B3" office:value-type="string">
            <text:p text:style-name="P62"/>
            <text:p text:style-name="P64">const a = { duration: 50 };</text:p>
            <text:p text:style-name="P64">a.duration ??= 10; <text:span text:style-name="T39">// 50</text:span></text:p>
            <text:p text:style-name="P64">a.speed ??= 25; <text:s text:c="3"/><text:span text:style-name="T39">// 25</text:span></text:p>
            <text:p text:style-name="P65"/>
          </table:table-cell>
          <table:table-cell table:style-name="Table4.C4" office:value-type="string">
            <text:p text:style-name="P62"/>
            <text:p text:style-name="P64">let a = 1;</text:p>
            <text:p text:style-name="P64">let b = 0;</text:p>
            <text:p text:style-name="P64">a &amp;&amp;= 2; <text:span text:style-name="T39">// 2</text:span></text:p>
            <text:p text:style-name="P64">b &amp;&amp;= 2; <text:span text:style-name="T39">// 0</text:span></text:p>
            <text:p text:style-name="P65"/>
          </table:table-cell>
          <table:table-cell table:style-name="Table4.D4" office:value-type="string">
            <text:p text:style-name="P58"/>
          </table:table-cell>
        </table:table-row>
        <table:table-row table:style-name="Table4.1">
          <table:table-cell table:style-name="Table4.A6" table:number-columns-spanned="2" office:value-type="string">
            <text:p text:style-name="P69"/>
          </table:table-cell>
          <table:covered-table-cell/>
          <table:table-cell table:style-name="Table4.C6" office:value-type="string">
            <text:p text:style-name="P53">equivalent</text:p>
          </table:table-cell>
          <table:table-cell table:style-name="Table4.D6" office:value-type="string">
            <text:p text:style-name="P53">not equivalent</text:p>
          </table:table-cell>
        </table:table-row>
        <table:table-row table:style-name="Table4.1">
          <table:table-cell table:style-name="Table4.C6" office:value-type="string">
            <text:p text:style-name="P70">Nullish coalescing operator (??)</text:p>
          </table:table-cell>
          <table:table-cell table:style-name="Table4.C6" office:value-type="string">
            <text:p text:style-name="P71">x ?? y </text:p>
          </table:table-cell>
          <table:table-cell table:style-name="Table4.C7" office:value-type="string">
            <text:p text:style-name="P72">(x != null) ? x : y</text:p>
          </table:table-cell>
          <table:table-cell table:style-name="Table4.D7" office:value-type="string">
            <text:p text:style-name="P73"/>
          </table:table-cell>
        </table:table-row>
        <table:table-row table:style-name="Table4.1">
          <table:table-cell table:style-name="Table4.C6" office:value-type="string">
            <text:p text:style-name="P70">Logical nullish assignment (??=)</text:p>
          </table:table-cell>
          <table:table-cell table:style-name="Table4.C6" office:value-type="string">
            <text:p text:style-name="P74">x ??= y</text:p>
          </table:table-cell>
          <table:table-cell table:style-name="Table4.C8" office:value-type="string">
            <text:p text:style-name="P75">x ?? (x = y);</text:p>
          </table:table-cell>
          <table:table-cell table:style-name="Table4.D8" office:value-type="string">
            <text:p text:style-name="P73">x = x ?? y;</text:p>
          </table:table-cell>
        </table:table-row>
        <table:table-row table:style-name="Table4.1">
          <table:table-cell table:style-name="Table4.C6" office:value-type="string">
            <text:p text:style-name="P70">Logical AND assignment (&amp;&amp;=)</text:p>
          </table:table-cell>
          <table:table-cell table:style-name="Table4.C6" office:value-type="string">
            <text:p text:style-name="P74">x &amp;&amp;= y</text:p>
          </table:table-cell>
          <table:table-cell table:style-name="Table4.C9" office:value-type="string">
            <text:p text:style-name="P73">x &amp;&amp; (x = y);</text:p>
          </table:table-cell>
          <table:table-cell table:style-name="Table4.D9" office:value-type="string">
            <text:p text:style-name="P73">x = x &amp;&amp; y;</text:p>
          </table:table-cell>
        </table:table-row>
        <table:table-row table:style-name="Table4.1">
          <table:table-cell table:style-name="Table4.C6" office:value-type="string">
            <text:p text:style-name="P70">Logical OR assignment (||=)</text:p>
          </table:table-cell>
          <table:table-cell table:style-name="Table4.C6" office:value-type="string">
            <text:p text:style-name="P69">x ||= y</text:p>
          </table:table-cell>
          <table:table-cell table:style-name="Table4.C10" office:value-type="string">
            <text:p text:style-name="P73">x || (x = y);</text:p>
          </table:table-cell>
          <table:table-cell table:style-name="Table4.D10" office:value-type="string">
            <text:p text:style-name="P73">x = x || y;</text:p>
          </table:table-cell>
        </table:table-row>
      </table:table>
      <text:p text:style-name="P3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76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77">ES6, no IE11 support - FF <text:span text:style-name="T44">4</text:span><text:span text:style-name="T42">2</text:span>, Chrome <text:span text:style-name="T44">49, </text:span>Edge <text:span text:style-name="T44">12</text:span>, Safari 1<text:span text:style-name="T44">0</text:span>, <text:span text:style-name="T42">Safari on iOS 1</text:span><text:span text:style-name="T44">0</text:span><text:span text:style-name="T42">, </text:span>Samsung Internet <text:span text:style-name="T44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78">Function</text:p>
          </table:table-cell>
          <table:table-cell table:style-name="Table5.A3" office:value-type="string">
            <text:p text:style-name="P76">Description</text:p>
          </table:table-cell>
          <table:table-cell table:style-name="Table5.C3" office:value-type="string">
            <text:p text:style-name="P79">equivalent</text:p>
          </table:table-cell>
        </table:table-row>
        <table:table-row>
          <table:table-cell table:style-name="Table5.A4" office:value-type="string">
            <text:p text:style-name="P58">Reflect.apply(target, thisArgument, argumentsList);</text:p>
          </table:table-cell>
          <table:table-cell table:style-name="Table5.B4" office:value-type="string">
            <text:p text:style-name="P58">Calls a target function with arguments as specified by the argumentsList parameter.</text:p>
          </table:table-cell>
          <table:table-cell table:style-name="Table5.C4" office:value-type="string">
            <text:p text:style-name="P80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81">Reflect.construct(target,argumentsList</text:p>
            <text:p text:style-name="P81">[,newTarget]);</text:p>
          </table:table-cell>
          <table:table-cell table:style-name="Table5.B5" office:value-type="string">
            <text:p text:style-name="P58">The <text:span text:style-name="T45">new operator </text:span>as a function. </text:p>
          </table:table-cell>
          <table:table-cell table:style-name="Table5.C5" office:value-type="string">
            <text:p text:style-name="P82"><text:span text:style-name="Source_20_Text"><text:span text:style-name="T17">new target(...argumentsList);</text:span></text:span></text:p>
          </table:table-cell>
        </table:table-row>
        <table:table-row>
          <table:table-cell table:style-name="Table5.A5" office:value-type="string">
            <text:p text:style-name="P81">Reflect.defineProperty(target,propertyKey,</text:p>
            <text:p text:style-name="P81">attributes);</text:p>
          </table:table-cell>
          <table:table-cell table:style-name="Table5.B5" office:value-type="string">
            <text:p text:style-name="P82"><text:span text:style-name="T46">Similar to Object.defineProperty(). Returns a boolean that is </text:span><text:span text:style-name="Source_20_Text"><text:span text:style-name="T17">true</text:span></text:span><text:span text:style-name="T46"> if the property was successfully defined.</text:span></text:p>
          </table:table-cell>
          <table:table-cell table:style-name="Table5.C6" office:value-type="string">
            <text:p text:style-name="P83"><text:span text:style-name="Source_20_Text"><text:span text:style-name="T17">Object.defineProperty(target, propertyKey,attributes);</text:span></text:span></text:p>
            <text:p text:style-name="P58"/>
          </table:table-cell>
        </table:table-row>
        <table:table-row>
          <table:table-cell table:style-name="Table5.A5" office:value-type="string">
            <text:p text:style-name="P58">Reflect.deleteProperty(target,propertyKey);</text:p>
          </table:table-cell>
          <table:table-cell table:style-name="Table5.B5" office:value-type="string">
            <text:p text:style-name="P58">The delete operator as a function.</text:p>
          </table:table-cell>
          <table:table-cell table:style-name="Table5.C7" office:value-type="string">
            <text:p text:style-name="P58">delete target[propertyKey];</text:p>
          </table:table-cell>
        </table:table-row>
        <table:table-row>
          <table:table-cell table:style-name="Table5.A5" office:value-type="string">
            <text:p text:style-name="P58">Reflect.get(target,propertyKey[,receiver]);</text:p>
          </table:table-cell>
          <table:table-cell table:style-name="Table5.B5" office:value-type="string">
            <text:p text:style-name="P58">Returns the value of the property <text:span text:style-name="T47">of the object</text:span>.</text:p>
          </table:table-cell>
          <table:table-cell table:style-name="Table5.C8" office:value-type="string">
            <text:p text:style-name="P58">target[propertyKey];</text:p>
          </table:table-cell>
        </table:table-row>
        <table:table-row>
          <table:table-cell table:style-name="Table5.A5" office:value-type="string">
            <text:p text:style-name="P81">Reflect.getOwnPropertyDescriptor(target,</text:p>
            <text:p text:style-name="P81">propertyKey);</text:p>
          </table:table-cell>
          <table:table-cell table:style-name="Table5.B5" office:value-type="string">
            <text:p text:style-name="P58">Returns a property descriptor of the given property if it exists on the object, undefined otherwise.</text:p>
          </table:table-cell>
          <table:table-cell table:style-name="Table5.C9" office:value-type="string">
            <text:p text:style-name="P84"><text:span text:style-name="Source_20_Text"><text:span text:style-name="T17">Object.getOwnPropertyDescriptor(</text:span></text:span><text:span text:style-name="Source_20_Text"><text:span text:style-name="T48">target</text:span></text:span><text:span text:style-name="Source_20_Text"><text:span text:style-name="T17">, propertyKey);</text:span></text:span></text:p>
            <text:p text:style-name="P58"/>
          </table:table-cell>
        </table:table-row>
        <table:table-row>
          <table:table-cell table:style-name="Table5.A5" office:value-type="string">
            <text:p text:style-name="P58">Reflect.getPrototypeOf(target);</text:p>
          </table:table-cell>
          <table:table-cell table:style-name="Table5.B5" office:value-type="string">
            <text:p text:style-name="P85"><text:span text:style-name="Source_20_Text"><text:span text:style-name="T17">Object.getPrototypeOf(target);</text:span></text:span></text:p>
          </table:table-cell>
          <table:table-cell table:style-name="Table5.C10" office:value-type="string">
            <text:p text:style-name="P86"><text:span text:style-name="Source_20_Text"><text:span text:style-name="T17">Object.getPrototypeOf(</text:span></text:span><text:span text:style-name="Source_20_Text"><text:span text:style-name="T48">target</text:span></text:span><text:span text:style-name="Source_20_Text"><text:span text:style-name="T17">);</text:span></text:span></text:p>
          </table:table-cell>
        </table:table-row>
        <table:table-row>
          <table:table-cell table:style-name="Table5.A5" office:value-type="string">
            <text:p text:style-name="P58">Reflect.has(target,propertyKey);</text:p>
          </table:table-cell>
          <table:table-cell table:style-name="Table5.B5" office:value-type="string">
            <text:p text:style-name="P58">Returns a boolean whether the target has the property.</text:p>
          </table:table-cell>
          <table:table-cell table:style-name="Table5.C11" office:value-type="string">
            <text:p text:style-name="P87"><text:span text:style-name="T49">p</text:span>ropertyKey <text:span text:style-name="T50">in target;</text:span></text:p>
          </table:table-cell>
        </table:table-row>
        <table:table-row>
          <table:table-cell table:style-name="Table5.A5" office:value-type="string">
            <text:p text:style-name="P58">Reflect.isExtensible(target);</text:p>
          </table:table-cell>
          <table:table-cell table:style-name="Table5.B5" office:value-type="string">
            <text:p text:style-name="P58">Returns a boolean that is true if the target is extensible.</text:p>
          </table:table-cell>
          <table:table-cell table:style-name="Table5.C12" office:value-type="string">
            <text:p text:style-name="P86"><text:span text:style-name="Source_20_Text"><text:span text:style-name="T17">Object.isExtensible(</text:span></text:span><text:span text:style-name="Source_20_Text"><text:span text:style-name="T48">target</text:span></text:span><text:span text:style-name="Source_20_Text"><text:span text:style-name="T17">);</text:span></text:span></text:p>
            <text:p text:style-name="P58"/>
          </table:table-cell>
        </table:table-row>
        <table:table-row>
          <table:table-cell table:style-name="Table5.A5" office:value-type="string">
            <text:p text:style-name="P58">Reflect.ownKeys(target);</text:p>
          </table:table-cell>
          <table:table-cell table:style-name="Table5.B5" office:value-type="string">
            <text:p text:style-name="P58">Returns an array of the target object's own (not inherited) property keys.</text:p>
          </table:table-cell>
          <table:table-cell table:style-name="Table5.C13" office:value-type="string">
            <text:p text:style-name="P58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58">Reflect.preventExtensions(target);</text:p>
          </table:table-cell>
          <table:table-cell table:style-name="Table5.B5" office:value-type="string">
            <text:p text:style-name="P58"><text:span text:style-name="T51">P</text:span>revents new properties from ever being added to an object. <text:span text:style-name="T49">S</text:span>imilar to Object.preventExtensions().</text:p>
          </table:table-cell>
          <table:table-cell table:style-name="Table5.C14" office:value-type="string">
            <text:p text:style-name="P88"><text:span text:style-name="Source_20_Text"><text:span text:style-name="T17">Object.preventExtensions(target);</text:span></text:span></text:p>
            <text:p text:style-name="P89"/>
          </table:table-cell>
        </table:table-row>
        <table:table-row>
          <table:table-cell table:style-name="Table5.A5" office:value-type="string">
            <text:p text:style-name="P81">Reflect.set(target,propertyKey,value</text:p>
            <text:p text:style-name="P81">[,receiver]);</text:p>
          </table:table-cell>
          <table:table-cell table:style-name="Table5.B5" office:value-type="string">
            <text:p text:style-name="P58"><text:span text:style-name="T51">A</text:span>ssigns values to properties. Returns a boolean that is true if the update was successful.</text:p>
          </table:table-cell>
          <table:table-cell table:style-name="Table5.C15" office:value-type="string">
            <text:p text:style-name="P89">target[propertyKey] = value;</text:p>
          </table:table-cell>
        </table:table-row>
        <table:table-row>
          <table:table-cell table:style-name="Table5.A16" office:value-type="string">
            <text:p text:style-name="P58">Reflect.setPrototypeOf(target,prototype);</text:p>
          </table:table-cell>
          <table:table-cell table:style-name="Table5.B16" office:value-type="string">
            <text:p text:style-name="P58"><text:span text:style-name="T51">S</text:span>ets the prototype of an object. Returns a boolean that is true if the update was successful.</text:p>
          </table:table-cell>
          <table:table-cell table:style-name="Table5.C16" office:value-type="string">
            <text:p text:style-name="P83"><text:span text:style-name="Source_20_Text"><text:span text:style-name="T17">Object.setPrototypeOf(target,prototype);</text:span></text:span></text:p>
            <text:p text:style-name="P58"/>
          </table:table-cell>
        </table:table-row>
      </table:table>
      <text:p text:style-name="P35"><text:soft-page-break/></text:p>
      <text:p text:style-name="P9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1">Map <text:span text:style-name="T52">Object</text:span></text:p>
          </table:table-cell>
          <table:table-cell table:style-name="Table6.B1" office:value-type="string">
            <text:p text:style-name="P91">Set <text:span text:style-name="T52">Object </text:span><text:span text:style-name="T53">helper functions</text:span></text:p>
          </table:table-cell>
        </table:table-row>
        <table:table-row>
          <table:table-cell table:style-name="Table6.A2" office:value-type="string">
            <text:p text:style-name="P92"/>
            <text:p text:style-name="P93"><text:span text:style-name="T54">var myMap = new Map(</text:span><text:span text:style-name="T52">[iterable]</text:span><text:span text:style-name="T54">);</text:span></text:p>
            <text:p text:style-name="P92"/>
            <text:p text:style-name="P92">// <text:span text:style-name="T54">The Map object</text:span><text:span text:style-name="T52">s</text:span><text:span text:style-name="T54"> are iterable.</text:span></text:p>
            <text:p text:style-name="P92">for (<text:span text:style-name="T54">let</text:span> [key, value] of myMap) { </text:p>
            <text:p text:style-name="P92"><text:s text:c="2"/>console.log(`${key} = ${value}`);</text:p>
            <text:p text:style-name="P92">}</text:p>
            <text:p text:style-name="P92"/>
            <text:p text:style-name="P94">var cloneMap = new Map(myMap);</text:p>
            <text:p text:style-name="P94">Map.prototype.size;</text:p>
            <text:p text:style-name="P94">Map.prototype.get(&lt;key&gt;); -&gt; value/undefines</text:p>
            <text:p text:style-name="P94">Map.prototype.set(&lt;key&gt;,&lt;value&gt;); -&gt; Map object</text:p>
            <text:p text:style-name="P94">Map.prototype.has(&lt;key&gt;); -&gt; boolean</text:p>
            <text:p text:style-name="P94">Map.prototype.delete(&lt;key&gt;); -&gt; boolean</text:p>
            <text:p text:style-name="P94">Map.prototype.clear(); -&gt; undefined</text:p>
            <text:p text:style-name="P94"/>
            <text:p text:style-name="P94">Map.prototype.forEach(function (value,key,map)<text:span text:style-name="T52">)</text:span>; -&gt; undefined</text:p>
            <text:p text:style-name="P94">Map.prototype.keys(); -&gt; iterator of keys</text:p>
            <text:p text:style-name="P94">Map.prototype.values(); -&gt; iterator of values</text:p>
            <text:p text:style-name="P94">Map.prototype.entries(); -&gt; iterator of [key, value]</text:p>
            <text:p text:style-name="P94"/>
          </table:table-cell>
          <table:table-cell table:style-name="Table6.B2" table:number-rows-spanned="3" office:value-type="string">
            <text:p text:style-name="P95">function isSuperset(set, subset) {</text:p>
            <text:p text:style-name="P95"><text:s text:c="2"/>for (const elem of subset) {</text:p>
            <text:p text:style-name="P95"><text:s text:c="4"/>if (!set.has(elem)) { return false; }</text:p>
            <text:p text:style-name="P95"><text:s text:c="2"/>}</text:p>
            <text:p text:style-name="P95"><text:s text:c="2"/>return true;</text:p>
            <text:p text:style-name="P95">}</text:p>
            <text:p text:style-name="P95"/>
            <text:p text:style-name="P95">function union(setA, setB) {</text:p>
            <text:p text:style-name="P95"><text:s text:c="2"/>const _union = new Set(setA);</text:p>
            <text:p text:style-name="P95"><text:s text:c="2"/>for (const elem of setB) { _union.add(elem); }</text:p>
            <text:p text:style-name="P95"><text:s text:c="2"/>return _union;</text:p>
            <text:p text:style-name="P95">}</text:p>
            <text:p text:style-name="P95">function intersection(setA, setB) {</text:p>
            <text:p text:style-name="P95"><text:s text:c="2"/>const _intersection = new Set();</text:p>
            <text:p text:style-name="P95"><text:s text:c="2"/>for (const elem of setB) {</text:p>
            <text:p text:style-name="P95"><text:s text:c="4"/>if (setA.has(elem)) { _intersection.add(elem); }</text:p>
            <text:p text:style-name="P95"><text:s text:c="2"/>}</text:p>
            <text:p text:style-name="P95"><text:s text:c="2"/>return _intersection;</text:p>
            <text:p text:style-name="P95">}</text:p>
            <text:p text:style-name="P95"/>
            <text:p text:style-name="P96">function difference(setA, setB) {</text:p>
            <text:p text:style-name="P96"><text:s text:c="2"/>const _difference = new Set(setA);</text:p>
            <text:p text:style-name="P96"><text:s text:c="2"/>for (const elem of setB) { _difference.delete(elem); }</text:p>
            <text:p text:style-name="P96"><text:s text:c="2"/>return _difference;</text:p>
            <text:p text:style-name="P96">}</text:p>
            <text:p text:style-name="P95">function symmetricDifference(setA, setB) {</text:p>
            <text:p text:style-name="P95"><text:s text:c="2"/>const _d = new Set(setA);</text:p>
            <text:p text:style-name="P95"><text:s text:c="2"/>for (const <text:span text:style-name="T53">e</text:span> of setB) {</text:p>
            <text:p text:style-name="P95"><text:s text:c="4"/>if (_d.has(<text:span text:style-name="T53">e</text:span>)) { _d.delete(<text:span text:style-name="T53">e</text:span>); } else { _d.add(<text:span text:style-name="T53">e</text:span>); }</text:p>
            <text:p text:style-name="P95"><text:s text:c="2"/>}</text:p>
            <text:p text:style-name="P95"><text:s text:c="2"/>return _d;</text:p>
            <text:p text:style-name="P95">}</text:p>
            <text:p text:style-name="P95"/>
            <text:p text:style-name="P95">const setA = new Set([1,2,3,4]), setB = new Set([2, 3]), setC = new Set([3, 4, 5, 6])</text:p>
            <text:p text:style-name="P95">isSuperset(setA, setB); <text:s text:c="9"/>// true</text:p>
            <text:p text:style-name="P95">union(setA, setC); <text:s text:c="14"/>// <text:span text:style-name="T52">Set </text:span>{1, 2, 3, 4, 5, 6}</text:p>
            <text:p text:style-name="P95">intersection(setA, setC); <text:s text:c="7"/>// <text:span text:style-name="T52">S</text:span>et {3, 4}</text:p>
            <text:p text:style-name="P96">difference(setA, setC); <text:s text:c="9"/>// Set {1, 2}</text:p>
            <text:p text:style-name="P95">symmetricDifference(setA, setC); // Set {1, 2, 5, 6}</text:p>
          </table:table-cell>
        </table:table-row>
        <table:table-row>
          <table:table-cell table:style-name="Table6.A3" office:value-type="string">
            <text:p text:style-name="P97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98"/>
            <text:p text:style-name="P98"><text:span text:style-name="T54">var my</text:span><text:span text:style-name="T52">Set</text:span><text:span text:style-name="T54"> = new </text:span><text:span text:style-name="T52">Set</text:span><text:span text:style-name="T54">(</text:span><text:span text:style-name="T52">[iterable]</text:span><text:span text:style-name="T54">);</text:span></text:p>
            <text:p text:style-name="P98"/>
            <text:p text:style-name="P98">// <text:span text:style-name="T54">The </text:span><text:span text:style-name="T52">Set</text:span><text:span text:style-name="T54"> object</text:span><text:span text:style-name="T52">s</text:span><text:span text:style-name="T54"> are iterable.</text:span></text:p>
            <text:p text:style-name="P98">for (const item of mySet) { console.log(item); }</text:p>
            <text:p text:style-name="P98"/>
            <text:p text:style-name="P98"><text:span text:style-name="T54">var clone</text:span><text:span text:style-name="T52">Set</text:span><text:span text:style-name="T54"> = new </text:span><text:span text:style-name="T52">Set</text:span><text:span text:style-name="T54">(my</text:span><text:span text:style-name="T52">S</text:span><text:span text:style-name="T55">e</text:span><text:span text:style-name="T52">t</text:span><text:span text:style-name="T54">);</text:span></text:p>
            <text:p text:style-name="P98"><text:span text:style-name="T52">Set</text:span><text:span text:style-name="T54">.prototype.size;</text:span></text:p>
            <text:p text:style-name="P98"><text:span text:style-name="T52">Set</text:span><text:span text:style-name="T54">.prototype.</text:span><text:span text:style-name="T52">add</text:span><text:span text:style-name="T54">(&lt;value&gt;); -&gt; </text:span><text:span text:style-name="T52">Set</text:span><text:span text:style-name="T54"> object</text:span></text:p>
            <text:p text:style-name="P95"><text:span text:style-name="T52">Set</text:span>.prototype.has(&lt;<text:span text:style-name="T52">value</text:span>&gt;); -&gt; boolean</text:p>
            <text:p text:style-name="P95"><text:span text:style-name="T52">Set</text:span>.prototype.delete(&lt;<text:span text:style-name="T52">value</text:span>&gt;); -&gt; boolean</text:p>
            <text:p text:style-name="P95"><text:span text:style-name="T52">Set</text:span>.prototype.clear(); -&gt; undefined</text:p>
            <text:p text:style-name="P95"/>
            <text:p text:style-name="P95"><text:span text:style-name="T52">Set</text:span>.prototype.forEach(function (value,<text:span text:style-name="T52">value</text:span>,<text:span text:style-name="T52">set</text:span>)<text:span text:style-name="T52">)</text:span>; -&gt; undefined</text:p>
            <text:p text:style-name="P95"><text:span text:style-name="T52">Set</text:span>.prototype.keys(); -&gt; iterator of <text:span text:style-name="T52">values</text:span></text:p>
            <text:p text:style-name="P95"><text:span text:style-name="T52">Set</text:span>.prototype.values(); -&gt; iterator of values</text:p>
            <text:p text:style-name="P95"><text:span text:style-name="T52">Set</text:span>.prototype.entries(); -&gt; iterator of [<text:span text:style-name="T52">value</text:span>, value]</text:p>
          </table:table-cell>
          <table:covered-table-cell table:style-name="Table6.B2"/>
        </table:table-row>
      </table:table>
      <text:p text:style-name="P90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>Array.fromAsync(<text:span text:style-name="T56">);</text:span></text:p>
          </table:table-cell>
          <table:table-cell table:style-name="Table7.B1" office:value-type="string">
            <text:p text:style-name="P100">Set methods</text:p>
          </table:table-cell>
        </table:table-row>
        <table:table-row>
          <table:table-cell table:style-name="Table7.A2" office:value-type="string">
            <text:p text:style-name="P101">Array.fromAsync(&lt;<text:span text:style-name="T57">object&gt;[</text:span>,mapFn<text:span text:style-name="T57">[</text:span>,thisArg<text:span text:style-name="T57">]]</text:span>)</text:p>
            <text:p text:style-name="P101"><text:s text:c="2"/>.<text:span text:style-name="T57">then((resultArray) =&gt; /* todo with resultArray */);</text:span></text:p>
            <text:p text:style-name="P102"/>
            <text:p text:style-name="P102"><text:span text:style-name="T58">Object types:</text:span><text:span text:style-name="T57"> </text:span><text:span text:style-name="T59">async iterable, iterable </text:span><text:span text:style-name="T60">(Array, Map, Set, NodeList, etc.)</text:span><text:span text:style-name="T61">, </text:span><text:span text:style-name="T59">array-like</text:span></text:p>
            <text:p text:style-name="P103"/>
            <text:p text:style-name="P104"><text:span text:style-name="T62">mapfn parameters: </text:span><text:span text:style-name="T63">element, index</text:span></text:p>
          </table:table-cell>
          <table:table-cell table:style-name="Table7.B2" table:number-rows-spanned="2" office:value-type="string">
            <text:p text:style-name="P105">Chrome, Chrome Android, Edge, WebView Android v122</text:p>
            <text:p text:style-name="P105">Firefox, Firefox for Android v127</text:p>
            <text:p text:style-name="P105">Safari, Safari on iOS, WebView on iOS v17</text:p>
            <text:p text:style-name="P105">Opera v108, Opera Android v81</text:p>
            <text:p text:style-name="P105">Samsung Internet v26.0</text:p>
            <text:p text:style-name="P105">Deno 1.42, Node.js 22.0.0</text:p>
            <text:p text:style-name="P105"/>
            <text:p text:style-name="P105">Set.prototype.intersection(other): <text:span text:style-name="T64">Set</text:span></text:p>
            <text:p text:style-name="P105">Set.prototype.union(other): <text:span text:style-name="T64">Set</text:span></text:p>
            <text:p text:style-name="P105">Set.prototype.difference(other): <text:span text:style-name="T64">Set</text:span></text:p>
            <text:p text:style-name="P105">Set.prototype.symmetricDifference(other): <text:span text:style-name="T64">Set</text:span></text:p>
            <text:p text:style-name="P105">Set.prototype.isSubsetOf(other): <text:span text:style-name="T64">Boolean</text:span></text:p>
            <text:p text:style-name="P105">Set.prototype.isSupersetOf(other): <text:span text:style-name="T64">Boolean</text:span></text:p>
            <text:p text:style-name="P105">Set.prototype.isDisjointFrom(other): <text:span text:style-name="T64">Boolean</text:span></text:p>
            <text:p text:style-name="P106"/>
            <text:p text:style-name="P106">var setA = new Set([1]);</text:p>
            <text:p text:style-name="P106">var setB = new Set([1,2]);</text:p>
            <text:p text:style-name="P106">var setC = new Set([2,3]);</text:p>
            <text:p text:style-name="P106"/>
            <text:p text:style-name="P106">console.log( setB.intersection(setC) );</text:p>
            <text:p text:style-name="P106">// Set [ 2 ]</text:p>
            <text:p text:style-name="P106">console.log( setB.union(setC) );</text:p>
            <text:p text:style-name="P106">// Set(3) [ 1, 2, 3 ]</text:p>
            <text:p text:style-name="P106">console.log( setB.difference(setC) );</text:p>
            <text:p text:style-name="P106">// Set [ 1 ]</text:p>
            <text:p text:style-name="P106">console.log( setB.symmetricDifference(setC) );</text:p>
            <text:p text:style-name="P106">// Set [ 1, 3 ]</text:p>
            <text:p text:style-name="P106"/>
            <text:p text:style-name="P106">console.log( setB.isSupersetOf(setA) );</text:p>
            <text:p text:style-name="P106">// true</text:p>
            <text:p text:style-name="P106">console.log( setA.isSupersetOf(setC) );</text:p>
            <text:p text:style-name="P106">// false</text:p>
            <text:p text:style-name="P106">console.log( setA.isSubsetOf(setB) );</text:p>
            <text:p text:style-name="P106">// true</text:p>
            <text:p text:style-name="P106">console.log( setA.isSubsetOf(setC) );</text:p>
            <text:p text:style-name="P106">// false</text:p>
            <text:p text:style-name="P106"/>
            <text:p text:style-name="P106">console.log( setA.isDisjointFrom(setC) );</text:p>
            <text:p text:style-name="P106">// true - there are no common elements</text:p>
            <text:p text:style-name="P106">console.log( setA.isDisjointFrom(setB) );</text:p>
            <text:p text:style-name="P106">// false - there are common elements</text:p>
          </table:table-cell>
        </table:table-row>
        <table:table-row>
          <table:table-cell table:style-name="Table7.A3" office:value-type="string">
            <text:p text:style-name="P107">async function* asyncIterable () {</text:p>
            <text:p text:style-name="P108"><text:s text:c="2"/>for (let i = 0; i &lt; 5; i++) { await new Promise((resolve)=&gt; setTimeout(resolve,50*i)); yield i; }</text:p>
            <text:p text:style-name="P107">}</text:p>
            <text:p text:style-name="P107"/>
            <text:p text:style-name="P109">Array.fromAsync(asyncIterable())</text:p>
            <text:p text:style-name="P109"><text:s text:c="2"/>.then((<text:span text:style-name="T65">res</text:span>) =&gt; console.log("asyncIterable1: "+<text:span text:style-name="T65">res</text:span>));</text:p>
            <text:p text:style-name="P107">// asyncIterable1: 0,1,2,3,4</text:p>
            <text:p text:style-name="P109">Array.fromAsync(asyncIterable(), (x) =&gt; x*2)</text:p>
            <text:p text:style-name="P109"><text:s text:c="2"/>.then((<text:span text:style-name="T65">res</text:span>) =&gt; console.log("asyncIterable2: "+<text:span text:style-name="T65">res</text:span>));</text:p>
            <text:p text:style-name="P107">// asyncIterable2: 0,2,4,6,8</text:p>
            <text:p text:style-name="P107"/>
            <text:p text:style-name="P110">Array.fromAsync([4,5,6,7,8])</text:p>
            <text:p text:style-name="P110"><text:s text:c="2"/>.then((<text:span text:style-name="T65">res</text:span>) =&gt; console.log("[4,5,6,7,8]: "+<text:span text:style-name="T65">res</text:span>));</text:p>
            <text:p text:style-name="P107">// [4,5,6,7,8]: 4,5,6,7,8</text:p>
            <text:p text:style-name="P109">Array.fromAsync([4,5,6,7,8], (x) =&gt; x*2)</text:p>
            <text:p text:style-name="P109"><text:s text:c="2"/>.then((<text:span text:style-name="T65">res</text:span>) =&gt; console.log("[4,5,6,7,8] + fn: "+<text:span text:style-name="T65">res</text:span>));</text:p>
            <text:p text:style-name="P107">// [4,5,6,7,8] + fn: 8,10,12,14,16</text:p>
            <text:p text:style-name="P107"/>
            <text:p text:style-name="P109">Array.fromAsync(new Set([4,5,6,6,10]))</text:p>
            <text:p text:style-name="P109"><text:s text:c="2"/>.then((<text:span text:style-name="T63">res</text:span>) =&gt; console.log("Set: "+<text:span text:style-name="T65">res</text:span>));</text:p>
            <text:p text:style-name="P107">// Set: 4,5,6,10</text:p>
            <text:p text:style-name="P107"/>
            <text:p text:style-name="P109">Array.fromAsync(new Set([4,5,6,6,10]), (x) =&gt; x*2)</text:p>
            <text:p text:style-name="P109"><text:s text:c="2"/>.then((<text:span text:style-name="T65">res</text:span>) =&gt; console.log("Set + fn: "+<text:span text:style-name="T65">res</text:span>));</text:p>
            <text:p text:style-name="P107">// Set + fn: 8,10,12,20</text:p>
            <text:p text:style-name="P107"/>
            <text:p text:style-name="P109">Array.fromAsync({"0": 3, "1": 4, "2": 5, length: 3})</text:p>
            <text:p text:style-name="P109"><text:s text:c="2"/>.then((<text:span text:style-name="T65">res</text:span>) =&gt; console.log("arraylike: "+<text:span text:style-name="T65">res</text:span>));</text:p>
            <text:p text:style-name="P107">// arraylike: 3,4,5</text:p>
            <text:p text:style-name="P107"/>
            <text:p text:style-name="P109">Array.fromAsync({"0": 3, "1": 4, "2": 5, length: 3}, (x) =&gt; x*2).then((<text:span text:style-name="T65">res</text:span>) =&gt; console.log("arraylike + fn: "+<text:span text:style-name="T65">res</text:span>));</text:p>
            <text:p text:style-name="P107">// arraylike + fn: 6,8,10</text:p>
          </table:table-cell>
          <table:covered-table-cell table:style-name="Table7.B2"/>
        </table:table-row>
      </table:table>
      <text:p text:style-name="P90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1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12"/>
            <text:p text:style-name="P113">X</text:p>
            <text:p text:style-name="P114"/>
          </table:table-cell>
          <table:table-cell table:style-name="Table10.A2" table:number-rows-spanned="3" office:value-type="string">
            <text:p text:style-name="P113">Y</text:p>
          </table:table-cell>
          <table:table-cell table:style-name="Table10.A2" office:value-type="string">
            <text:p text:style-name="P115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15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66">strict</text:span></text:span><text:span text:style-name="Source_20_Text"><text:span text:style-name="T25"> equality</text:span></text:span></text:a></text:p>
          </table:table-cell>
          <table:table-cell table:style-name="Table10.A2" office:value-type="string">
            <text:p text:style-name="P116"><text:a xlink:type="simple" xlink:href="https://tc39.es/ecma262/multipage/abstract-operations.html#sec-samevalue" text:style-name="Internet_20_link" text:visited-style-name="Visited_20_Internet_20_Link"><text:span text:style-name="Source_20_Text"><text:span text:style-name="T67">Same-value</text:span></text:span></text:a></text:p>
          </table:table-cell>
          <table:table-cell table:style-name="Table10.F2" office:value-type="string">
            <text:p text:style-name="P11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67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17"><text:span text:style-name="Source_20_Text"><text:span text:style-name="T68">X </text:span></text:span><text:span text:style-name="Source_20_Text"><text:span text:style-name="T67">== </text:span></text:span><text:span text:style-name="Source_20_Text"><text:span text:style-name="T68">Y</text:span></text:span></text:p>
          </table:table-cell>
          <table:table-cell table:style-name="Table10.A2" table:number-rows-spanned="2" office:value-type="string">
            <text:p text:style-name="P117"><text:span text:style-name="Source_20_Text"><text:span text:style-name="T68">X </text:span></text:span><text:span text:style-name="Source_20_Text"><text:span text:style-name="T67">=== </text:span></text:span><text:span text:style-name="Source_20_Text"><text:span text:style-name="T68">Y</text:span></text:span></text:p>
          </table:table-cell>
          <table:table-cell table:style-name="Table10.A2" table:number-rows-spanned="2" office:value-type="string">
            <text:p text:style-name="P117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9">Object.is(</text:span></text:span><text:span text:style-name="Source_20_Text"><text:span text:style-name="T70">X</text:span></text:span><text:span text:style-name="Source_20_Text"><text:span text:style-name="T69">, </text:span></text:span><text:span text:style-name="Source_20_Text"><text:span text:style-name="T70">Y</text:span></text:span><text:span text:style-name="Source_20_Text"><text:span text:style-name="T69">)</text:span></text:span></text:a></text:p>
          </table:table-cell>
          <table:table-cell table:style-name="Table10.F2" office:value-type="string">
            <text:p text:style-name="P117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71">[</text:span></text:span><text:span text:style-name="Source_20_Text"><text:span text:style-name="T72">X</text:span></text:span><text:span text:style-name="Source_20_Text"><text:span text:style-name="T71">].includes(</text:span></text:span><text:span text:style-name="Source_20_Text"><text:span text:style-name="T72">Y</text:span></text:span><text:span text:style-name="Source_20_Text"><text:span text:style-name="T71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18"><text:span text:style-name="Source_20_Text"><text:span text:style-name="T73">X === Y</text:span></text:span><text:span text:style-name="Source_20_Text"><text:span text:style-name="T74"> || (</text:span></text:span><text:span text:style-name="Source_20_Text"><text:span text:style-name="T73">X</text:span></text:span><text:span text:style-name="Source_20_Text"><text:span text:style-name="T74"> !== </text:span></text:span><text:span text:style-name="Source_20_Text"><text:span text:style-name="T73">X</text:span></text:span><text:span text:style-name="Source_20_Text"><text:span text:style-name="T74"> &amp;&amp; </text:span></text:span><text:span text:style-name="Source_20_Text"><text:span text:style-name="T73">Y</text:span></text:span><text:span text:style-name="Source_20_Text"><text:span text:style-name="T74"> !== </text:span></text:span><text:span text:style-name="Source_20_Text"><text:span text:style-name="T73">Y</text:span></text:span><text:span text:style-name="Source_20_Text"><text:span text:style-name="T74">)</text:span></text:span></text:p>
          </table:table-cell>
        </table:table-row>
        <table:table-row>
          <table:table-cell table:style-name="Table10.A5" office:value-type="string">
            <text:p text:style-name="P119"><text:span text:style-name="Source_20_Text"><text:span text:style-name="T10">undefined</text:span></text:span></text:p>
          </table:table-cell>
          <table:table-cell table:style-name="Table10.B5" office:value-type="string">
            <text:p text:style-name="P119"><text:span text:style-name="Source_20_Text"><text:span text:style-name="T10">undefined</text:span></text:span></text:p>
          </table:table-cell>
          <table:table-cell table:style-name="Table10.C5" office:value-type="string">
            <text:p text:style-name="P120"><text:span text:style-name="Source_20_Text"><text:span text:style-name="T10">✅ true </text:span></text:span></text:p>
          </table:table-cell>
          <table:table-cell table:style-name="Table10.D5" office:value-type="string">
            <text:p text:style-name="P120"><text:span text:style-name="Source_20_Text"><text:span text:style-name="T10">✅ true </text:span></text:span></text:p>
          </table:table-cell>
          <table:table-cell table:style-name="Table10.E5" office:value-type="string">
            <text:p text:style-name="P120"><text:span text:style-name="Source_20_Text"><text:span text:style-name="T10">✅ true </text:span></text:span></text:p>
          </table:table-cell>
          <table:table-cell table:style-name="Table10.F5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null</text:span></text:span></text:p>
          </table:table-cell>
          <table:table-cell table:style-name="Table10.B6" office:value-type="string">
            <text:p text:style-name="P119"><text:span text:style-name="Source_20_Text"><text:span text:style-name="T10">null</text:span></text:span></text:p>
          </table:table-cell>
          <table:table-cell table:style-name="Table10.C6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✅ true </text:span></text:span></text:p>
          </table:table-cell>
          <table:table-cell table:style-name="Table10.E6" office:value-type="string">
            <text:p text:style-name="P120"><text:span text:style-name="Source_20_Text"><text:span text:style-name="T10">✅ true </text:span></text:span></text:p>
          </table:table-cell>
          <table:table-cell table:style-name="Table10.F6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true</text:span></text:span></text:p>
          </table:table-cell>
          <table:table-cell table:style-name="Table10.B6" office:value-type="string">
            <text:p text:style-name="P119"><text:span text:style-name="Source_20_Text"><text:span text:style-name="T10">true</text:span></text:span></text:p>
          </table:table-cell>
          <table:table-cell table:style-name="Table10.C7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✅ true </text:span></text:span></text:p>
          </table:table-cell>
          <table:table-cell table:style-name="Table10.E7" office:value-type="string">
            <text:p text:style-name="P120"><text:span text:style-name="Source_20_Text"><text:span text:style-name="T10">✅ true </text:span></text:span></text:p>
          </table:table-cell>
          <table:table-cell table:style-name="Table10.F7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false</text:span></text:span></text:p>
          </table:table-cell>
          <table:table-cell table:style-name="Table10.B6" office:value-type="string">
            <text:p text:style-name="P119"><text:span text:style-name="Source_20_Text"><text:span text:style-name="T10">false</text:span></text:span></text:p>
          </table:table-cell>
          <table:table-cell table:style-name="Table10.C8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✅ true </text:span></text:span></text:p>
          </table:table-cell>
          <table:table-cell table:style-name="Table10.E8" office:value-type="string">
            <text:p text:style-name="P120"><text:span text:style-name="Source_20_Text"><text:span text:style-name="T10">✅ true </text:span></text:span></text:p>
          </table:table-cell>
          <table:table-cell table:style-name="Table10.F8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"foo"</text:span></text:span></text:p>
          </table:table-cell>
          <table:table-cell table:style-name="Table10.B6" office:value-type="string">
            <text:p text:style-name="P119"><text:span text:style-name="Source_20_Text"><text:span text:style-name="T10">"foo"</text:span></text:span></text:p>
          </table:table-cell>
          <table:table-cell table:style-name="Table10.C9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✅ true </text:span></text:span></text:p>
          </table:table-cell>
          <table:table-cell table:style-name="Table10.E9" office:value-type="string">
            <text:p text:style-name="P120"><text:span text:style-name="Source_20_Text"><text:span text:style-name="T10">✅ true </text:span></text:span></text:p>
          </table:table-cell>
          <table:table-cell table:style-name="Table10.F9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0</text:span></text:span></text:p>
          </table:table-cell>
          <table:table-cell table:style-name="Table10.B6" office:value-type="string">
            <text:p text:style-name="P119"><text:span text:style-name="Source_20_Text"><text:span text:style-name="T10">0</text:span></text:span></text:p>
          </table:table-cell>
          <table:table-cell table:style-name="Table10.C10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✅ true </text:span></text:span></text:p>
          </table:table-cell>
          <table:table-cell table:style-name="Table10.E10" office:value-type="string">
            <text:p text:style-name="P120"><text:span text:style-name="Source_20_Text"><text:span text:style-name="T10">✅ true </text:span></text:span></text:p>
          </table:table-cell>
          <table:table-cell table:style-name="Table10.F10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+0</text:span></text:span></text:p>
          </table:table-cell>
          <table:table-cell table:style-name="Table10.B6" office:value-type="string">
            <text:p text:style-name="P119"><text:span text:style-name="Source_20_Text"><text:span text:style-name="T10">-0</text:span></text:span></text:p>
          </table:table-cell>
          <table:table-cell table:style-name="Table10.C11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✅ true </text:span></text:span></text:p>
          </table:table-cell>
          <table:table-cell table:style-name="Table10.E11" office:value-type="string">
            <text:p text:style-name="P120"><text:span text:style-name="Source_20_Text"><text:span text:style-name="T10">❌ false</text:span></text:span></text:p>
          </table:table-cell>
          <table:table-cell table:style-name="Table10.F11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+0</text:span></text:span></text:p>
          </table:table-cell>
          <table:table-cell table:style-name="Table10.B6" office:value-type="string">
            <text:p text:style-name="P119"><text:span text:style-name="Source_20_Text"><text:span text:style-name="T10">0</text:span></text:span></text:p>
          </table:table-cell>
          <table:table-cell table:style-name="Table10.C12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✅ true </text:span></text:span></text:p>
          </table:table-cell>
          <table:table-cell table:style-name="Table10.E12" office:value-type="string">
            <text:p text:style-name="P120"><text:span text:style-name="Source_20_Text"><text:span text:style-name="T10">✅ true </text:span></text:span></text:p>
          </table:table-cell>
          <table:table-cell table:style-name="Table10.F12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-0</text:span></text:span></text:p>
          </table:table-cell>
          <table:table-cell table:style-name="Table10.B6" office:value-type="string">
            <text:p text:style-name="P119"><text:span text:style-name="Source_20_Text"><text:span text:style-name="T10">0</text:span></text:span></text:p>
          </table:table-cell>
          <table:table-cell table:style-name="Table10.C13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✅ true </text:span></text:span></text:p>
          </table:table-cell>
          <table:table-cell table:style-name="Table10.E13" office:value-type="string">
            <text:p text:style-name="P120"><text:span text:style-name="Source_20_Text"><text:span text:style-name="T10">❌ false</text:span></text:span></text:p>
          </table:table-cell>
          <table:table-cell table:style-name="Table10.F13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0n</text:span></text:span></text:p>
          </table:table-cell>
          <table:table-cell table:style-name="Table10.B6" office:value-type="string">
            <text:p text:style-name="P119"><text:span text:style-name="Source_20_Text"><text:span text:style-name="T10">-0n</text:span></text:span></text:p>
          </table:table-cell>
          <table:table-cell table:style-name="Table10.C14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✅ true </text:span></text:span></text:p>
          </table:table-cell>
          <table:table-cell table:style-name="Table10.E14" office:value-type="string">
            <text:p text:style-name="P120"><text:span text:style-name="Source_20_Text"><text:span text:style-name="T10">✅ true </text:span></text:span></text:p>
          </table:table-cell>
          <table:table-cell table:style-name="Table10.F14" office:value-type="string">
            <text:p text:style-name="P120"><text:span text:style-name="Source_20_Text"><text:span text:style-name="T10">✅ true 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0</text:span></text:span></text:p>
          </table:table-cell>
          <table:table-cell table:style-name="Table10.B6" office:value-type="string">
            <text:p text:style-name="P119"><text:span text:style-name="Source_20_Text"><text:span text:style-name="T10">false</text:span></text:span></text:p>
          </table:table-cell>
          <table:table-cell table:style-name="Table10.C15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15" office:value-type="string">
            <text:p text:style-name="P120"><text:span text:style-name="Source_20_Text"><text:span text:style-name="T10">❌ false</text:span></text:span></text:p>
          </table:table-cell>
          <table:table-cell table:style-name="Table10.F15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""</text:span></text:span></text:p>
          </table:table-cell>
          <table:table-cell table:style-name="Table10.B6" office:value-type="string">
            <text:p text:style-name="P119"><text:span text:style-name="Source_20_Text"><text:span text:style-name="T10">false</text:span></text:span></text:p>
          </table:table-cell>
          <table:table-cell table:style-name="Table10.C16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16" office:value-type="string">
            <text:p text:style-name="P120"><text:span text:style-name="Source_20_Text"><text:span text:style-name="T10">❌ false</text:span></text:span></text:p>
          </table:table-cell>
          <table:table-cell table:style-name="Table10.F16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""</text:span></text:span></text:p>
          </table:table-cell>
          <table:table-cell table:style-name="Table10.B6" office:value-type="string">
            <text:p text:style-name="P119"><text:span text:style-name="Source_20_Text"><text:span text:style-name="T10">0</text:span></text:span></text:p>
          </table:table-cell>
          <table:table-cell table:style-name="Table10.C17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17" office:value-type="string">
            <text:p text:style-name="P120"><text:span text:style-name="Source_20_Text"><text:span text:style-name="T10">❌ false</text:span></text:span></text:p>
          </table:table-cell>
          <table:table-cell table:style-name="Table10.F17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"0"</text:span></text:span></text:p>
          </table:table-cell>
          <table:table-cell table:style-name="Table10.B6" office:value-type="string">
            <text:p text:style-name="P119"><text:span text:style-name="Source_20_Text"><text:span text:style-name="T10">0</text:span></text:span></text:p>
          </table:table-cell>
          <table:table-cell table:style-name="Table10.C18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18" office:value-type="string">
            <text:p text:style-name="P120"><text:span text:style-name="Source_20_Text"><text:span text:style-name="T10">❌ false</text:span></text:span></text:p>
          </table:table-cell>
          <table:table-cell table:style-name="Table10.F18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"17"</text:span></text:span></text:p>
          </table:table-cell>
          <table:table-cell table:style-name="Table10.B6" office:value-type="string">
            <text:p text:style-name="P119"><text:span text:style-name="Source_20_Text"><text:span text:style-name="T10">17</text:span></text:span></text:p>
          </table:table-cell>
          <table:table-cell table:style-name="Table10.C19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19" office:value-type="string">
            <text:p text:style-name="P120"><text:span text:style-name="Source_20_Text"><text:span text:style-name="T10">❌ false</text:span></text:span></text:p>
          </table:table-cell>
          <table:table-cell table:style-name="Table10.F19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[1, 2]</text:span></text:span></text:p>
          </table:table-cell>
          <table:table-cell table:style-name="Table10.B6" office:value-type="string">
            <text:p text:style-name="P119"><text:span text:style-name="Source_20_Text"><text:span text:style-name="T10">"1,2"</text:span></text:span></text:p>
          </table:table-cell>
          <table:table-cell table:style-name="Table10.C20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0" office:value-type="string">
            <text:p text:style-name="P120"><text:span text:style-name="Source_20_Text"><text:span text:style-name="T10">❌ false</text:span></text:span></text:p>
          </table:table-cell>
          <table:table-cell table:style-name="Table10.F20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new String("foo")</text:span></text:span></text:p>
          </table:table-cell>
          <table:table-cell table:style-name="Table10.B6" office:value-type="string">
            <text:p text:style-name="P119"><text:span text:style-name="Source_20_Text"><text:span text:style-name="T10">"foo"</text:span></text:span></text:p>
          </table:table-cell>
          <table:table-cell table:style-name="Table10.C21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1" office:value-type="string">
            <text:p text:style-name="P120"><text:span text:style-name="Source_20_Text"><text:span text:style-name="T10">❌ false</text:span></text:span></text:p>
          </table:table-cell>
          <table:table-cell table:style-name="Table10.F21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null</text:span></text:span></text:p>
          </table:table-cell>
          <table:table-cell table:style-name="Table10.B6" office:value-type="string">
            <text:p text:style-name="P119"><text:span text:style-name="Source_20_Text"><text:span text:style-name="T10">undefined</text:span></text:span></text:p>
          </table:table-cell>
          <table:table-cell table:style-name="Table10.C22" office:value-type="string">
            <text:p text:style-name="P120"><text:span text:style-name="Source_20_Text"><text:span text:style-name="T10">✅ true 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2" office:value-type="string">
            <text:p text:style-name="P120"><text:span text:style-name="Source_20_Text"><text:span text:style-name="T10">❌ false</text:span></text:span></text:p>
          </table:table-cell>
          <table:table-cell table:style-name="Table10.F22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null</text:span></text:span></text:p>
          </table:table-cell>
          <table:table-cell table:style-name="Table10.B6" office:value-type="string">
            <text:p text:style-name="P119"><text:span text:style-name="Source_20_Text"><text:span text:style-name="T10">false</text:span></text:span></text:p>
          </table:table-cell>
          <table:table-cell table:style-name="Table10.C23" office:value-type="string">
            <text:p text:style-name="P120"><text:span text:style-name="Source_20_Text"><text:span text:style-name="T10">❌ false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3" office:value-type="string">
            <text:p text:style-name="P120"><text:span text:style-name="Source_20_Text"><text:span text:style-name="T10">❌ false</text:span></text:span></text:p>
          </table:table-cell>
          <table:table-cell table:style-name="Table10.F23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undefined</text:span></text:span></text:p>
          </table:table-cell>
          <table:table-cell table:style-name="Table10.B6" office:value-type="string">
            <text:p text:style-name="P119"><text:span text:style-name="Source_20_Text"><text:span text:style-name="T10">false</text:span></text:span></text:p>
          </table:table-cell>
          <table:table-cell table:style-name="Table10.C24" office:value-type="string">
            <text:p text:style-name="P120"><text:span text:style-name="Source_20_Text"><text:span text:style-name="T10">❌ false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4" office:value-type="string">
            <text:p text:style-name="P120"><text:span text:style-name="Source_20_Text"><text:span text:style-name="T10">❌ false</text:span></text:span></text:p>
          </table:table-cell>
          <table:table-cell table:style-name="Table10.F24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{foo: "bar"}</text:span></text:span></text:p>
          </table:table-cell>
          <table:table-cell table:style-name="Table10.B6" office:value-type="string">
            <text:p text:style-name="P119"><text:span text:style-name="Source_20_Text"><text:span text:style-name="T10">{foo: "bar"}</text:span></text:span></text:p>
          </table:table-cell>
          <table:table-cell table:style-name="Table10.C25" office:value-type="string">
            <text:p text:style-name="P120"><text:span text:style-name="Source_20_Text"><text:span text:style-name="T10">❌ false</text:span></text:span></text:p>
          </table:table-cell>
          <table:table-cell table:style-name="Table10.D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5" office:value-type="string">
            <text:p text:style-name="P120"><text:span text:style-name="Source_20_Text"><text:span text:style-name="T10">❌ false</text:span></text:span></text:p>
          </table:table-cell>
          <table:table-cell table:style-name="Table10.F25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new String("foo")</text:span></text:span></text:p>
          </table:table-cell>
          <table:table-cell table:style-name="Table10.B6" office:value-type="string">
            <text:p text:style-name="P119"><text:span text:style-name="Source_20_Text"><text:span text:style-name="T10">new String("foo")</text:span></text:span></text:p>
          </table:table-cell>
          <table:table-cell table:style-name="Table10.C26" office:value-type="string">
            <text:p text:style-name="P120"><text:span text:style-name="Source_20_Text"><text:span text:style-name="T10">❌ false</text:span></text:span></text:p>
          </table:table-cell>
          <table:table-cell table:style-name="Table10.D2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6" office:value-type="string">
            <text:p text:style-name="P120"><text:span text:style-name="Source_20_Text"><text:span text:style-name="T10">❌ false</text:span></text:span></text:p>
          </table:table-cell>
          <table:table-cell table:style-name="Table10.F26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0</text:span></text:span></text:p>
          </table:table-cell>
          <table:table-cell table:style-name="Table10.B6" office:value-type="string">
            <text:p text:style-name="P119"><text:span text:style-name="Source_20_Text"><text:span text:style-name="T10">null</text:span></text:span></text:p>
          </table:table-cell>
          <table:table-cell table:style-name="Table10.C27" office:value-type="string">
            <text:p text:style-name="P120"><text:span text:style-name="Source_20_Text"><text:span text:style-name="T10">❌ false</text:span></text:span></text:p>
          </table:table-cell>
          <table:table-cell table:style-name="Table10.D2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7" office:value-type="string">
            <text:p text:style-name="P120"><text:span text:style-name="Source_20_Text"><text:span text:style-name="T10">❌ false</text:span></text:span></text:p>
          </table:table-cell>
          <table:table-cell table:style-name="Table10.F27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6" office:value-type="string">
            <text:p text:style-name="P119"><text:span text:style-name="Source_20_Text"><text:span text:style-name="T10">0</text:span></text:span></text:p>
          </table:table-cell>
          <table:table-cell table:style-name="Table10.B6" office:value-type="string">
            <text:p text:style-name="P119"><text:span text:style-name="Source_20_Text"><text:span text:style-name="T10">NaN</text:span></text:span></text:p>
          </table:table-cell>
          <table:table-cell table:style-name="Table10.C28" office:value-type="string">
            <text:p text:style-name="P120"><text:span text:style-name="Source_20_Text"><text:span text:style-name="T10">❌ false</text:span></text:span></text:p>
          </table:table-cell>
          <table:table-cell table:style-name="Table10.D2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8" office:value-type="string">
            <text:p text:style-name="P120"><text:span text:style-name="Source_20_Text"><text:span text:style-name="T10">❌ false</text:span></text:span></text:p>
          </table:table-cell>
          <table:table-cell table:style-name="Table10.F28" office:value-type="string">
            <text:p text:style-name="P120"><text:span text:style-name="Source_20_Text"><text:span text:style-name="T10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9"><text:span text:style-name="Source_20_Text"><text:span text:style-name="T10">"foo"</text:span></text:span></text:p>
          </table:table-cell>
          <table:table-cell table:style-name="Table10.B6" office:value-type="string">
            <text:p text:style-name="P119"><text:span text:style-name="Source_20_Text"><text:span text:style-name="T10">NaN</text:span></text:span></text:p>
          </table:table-cell>
          <table:table-cell table:style-name="Table10.C29" office:value-type="string">
            <text:p text:style-name="P120"><text:span text:style-name="Source_20_Text"><text:span text:style-name="T10">❌ false</text:span></text:span></text:p>
          </table:table-cell>
          <table:table-cell table:style-name="Table10.D26" office:value-type="string">
            <text:p text:style-name="P120"><text:span text:style-name="Source_20_Text"><text:span text:style-name="T10">❌ false</text:span></text:span></text:p>
          </table:table-cell>
          <table:table-cell table:style-name="Table10.E29" office:value-type="string">
            <text:p text:style-name="P120"><text:span text:style-name="Source_20_Text"><text:span text:style-name="T10">❌ false</text:span></text:span></text:p>
          </table:table-cell>
          <table:table-cell table:style-name="Table10.F29" office:value-type="string">
            <text:p text:style-name="P120"><text:span text:style-name="Source_20_Text"><text:span text:style-name="T10">❌ false</text:span></text:span></text:p>
          </table:table-cell>
        </table:table-row>
        <table:table-row>
          <table:table-cell table:style-name="Table10.A30" office:value-type="string">
            <text:p text:style-name="P119"><text:span text:style-name="Source_20_Text"><text:span text:style-name="T10">NaN</text:span></text:span></text:p>
          </table:table-cell>
          <table:table-cell table:style-name="Table10.B30" office:value-type="string">
            <text:p text:style-name="P119"><text:span text:style-name="Source_20_Text"><text:span text:style-name="T10">NaN</text:span></text:span></text:p>
          </table:table-cell>
          <table:table-cell table:style-name="Table10.C30" office:value-type="string">
            <text:p text:style-name="P120"><text:span text:style-name="Source_20_Text"><text:span text:style-name="T10">❌ false</text:span></text:span></text:p>
          </table:table-cell>
          <table:table-cell table:style-name="Table10.D30" office:value-type="string">
            <text:p text:style-name="P120"><text:span text:style-name="Source_20_Text"><text:span text:style-name="T10">❌ false</text:span></text:span></text:p>
          </table:table-cell>
          <table:table-cell table:style-name="Table10.E30" office:value-type="string">
            <text:p text:style-name="P120"><text:span text:style-name="Source_20_Text"><text:span text:style-name="T10">✅ true </text:span></text:span></text:p>
          </table:table-cell>
          <table:table-cell table:style-name="Table10.F30" office:value-type="string">
            <text:p text:style-name="P120"><text:span text:style-name="Source_20_Text"><text:span text:style-name="T10">✅ true </text:span></text:span></text:p>
          </table:table-cell>
        </table:table-row>
      </table:table>
      <text:p text:style-name="P121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22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22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23"/>
            <text:p text:style-name="P124">Firefox, Firefox for Android 94</text:p>
            <text:p text:style-name="P124">Chrome, Chrome Android, WebView Android 98</text:p>
            <text:p text:style-name="P124">Edge 98</text:p>
            <text:p text:style-name="P124">Opera 84</text:p>
            <text:p text:style-name="P124">Opera Android 68</text:p>
            <text:p text:style-name="P124">Safari, Safari for iOS, WebView on iOS 15.4</text:p>
            <text:p text:style-name="P124">Samsung Internet 18</text:p>
            <text:p text:style-name="P124">Deno 1.14, Node.js 17</text:p>
            <text:p text:style-name="P125">Supported in all major browsers.</text:p>
            <text:p text:style-name="P123"/>
            <text:p text:style-name="P123"/>
            <text:p text:style-name="P123">The structuredClone() <text:span text:style-name="T75">function</text:span> creates a deep clone of a given value using the structured clone algorithm.</text:p>
            <text:p text:style-name="P123"/>
            <text:p text:style-name="P123"/>
            <text:p text:style-name="P126">Usage:</text:p>
            <text:p text:style-name="P126"/>
            <text:p text:style-name="P127"><text:span text:style-name="Source_20_Text"><text:span text:style-name="T76">structuredClone(value)</text:span></text:span></text:p>
            <text:p text:style-name="P128"><text:span text:style-name="Source_20_Text"><text:span text:style-name="T25">structuredClone(value, options)</text:span></text:span></text:p>
            <text:p text:style-name="P129">Options:</text:p>
            <text:p text:style-name="P124"><text:s text:c="2"/>transfer: An array of transferable objects that will be moved rather than cloned to the returned object.</text:p>
            <text:p text:style-name="P123"/>
            <text:p text:style-name="P123"/>
            <text:p text:style-name="P130">Example:</text:p>
            <text:p text:style-name="P131"/>
            <text:p text:style-name="P131">let x = { "a": [1, 2], "b": "lorem ipsum" };</text:p>
            <text:p text:style-name="P131">let y = structuredClone(x);</text:p>
            <text:p text:style-name="P131">console.log(x <text:s text:c="5"/>=== y);<text:span text:style-name="T39"> <text:s text:c="5"/>// false</text:span></text:p>
            <text:p text:style-name="P131">console.log(x.a <text:s text:c="3"/>=== y.a);<text:span text:style-name="T39"> <text:s text:c="3"/>// false</text:span></text:p>
            <text:p text:style-name="P131">console.log(x.a[0] === y.a[0]);<text:span text:style-name="T39"> // true</text:span></text:p>
            <text:p text:style-name="P131">console.log(x.a[1] === y.a[1]);<text:span text:style-name="T39"> // true</text:span></text:p>
            <text:p text:style-name="P131">console.log(x.b <text:s text:c="3"/>=== y.b);<text:span text:style-name="T39"> <text:s text:c="3"/>// true</text:span></text:p>
            <text:p text:style-name="P132"/>
          </table:table-cell>
          <table:table-cell table:style-name="Table9.B2" office:value-type="string">
            <text:p text:style-name="P133"/>
            <text:p text:style-name="P134">Primitive types, except Symbol:</text:p>
            <text:p text:style-name="P133"/>
            <text:p text:style-name="P133">Null</text:p>
            <text:p text:style-name="P133">Undefined</text:p>
            <text:p text:style-name="P133">Boolean</text:p>
            <text:p text:style-name="P133">Number</text:p>
            <text:p text:style-name="P133">BigInt</text:p>
            <text:p text:style-name="P133">String</text:p>
            <text:p text:style-name="P133"/>
            <text:p text:style-name="P134">Object types:</text:p>
            <text:p text:style-name="P134"/>
            <text:p text:style-name="P133">Array</text:p>
            <text:p text:style-name="P133">ArrayBuffer</text:p>
            <text:p text:style-name="P133">Boolean</text:p>
            <text:p text:style-name="P133">DataView</text:p>
            <text:p text:style-name="P133">Date</text:p>
            <text:p text:style-name="P133">Map</text:p>
            <text:p text:style-name="P133">Number</text:p>
            <text:p text:style-name="P133">Object objects: but only plain objects (e.g., from object literals).</text:p>
            <text:p text:style-name="P133">RegExp <text:span text:style-name="T77">(l</text:span>astIndex is not preserved<text:span text:style-name="T77">)</text:span></text:p>
            <text:p text:style-name="P133">Set</text:p>
            <text:p text:style-name="P133">String</text:p>
            <text:p text:style-name="P133">TypedArray</text:p>
            <text:p text:style-name="P133"/>
            <text:p text:style-name="P134">Error objects:</text:p>
            <text:p text:style-name="P134"/>
            <text:p text:style-name="P135">AggregateError <text:span text:style-name="T77">(cloning not supported in every JS interpreter)</text:span></text:p>
            <text:p text:style-name="P133">Error</text:p>
            <text:p text:style-name="P133">EvalError</text:p>
            <text:p text:style-name="P133">RangeError</text:p>
            <text:p text:style-name="P133">ReferenceError</text:p>
            <text:p text:style-name="P133">SyntaxError</text:p>
            <text:p text:style-name="P133">TypeError</text:p>
            <text:p text:style-name="P133">URIError</text:p>
            <text:p text:style-name="P133"/>
          </table:table-cell>
          <table:table-cell table:style-name="Table9.C2" office:value-type="string">
            <text:p text:style-name="P136"/>
            <text:p text:style-name="P136">Web/API types:</text:p>
            <text:p text:style-name="P136"/>
            <text:p text:style-name="P137">AudioData</text:p>
            <text:p text:style-name="P137">Blob</text:p>
            <text:p text:style-name="P137">CropTarget</text:p>
            <text:p text:style-name="P137">CryptoKey</text:p>
            <text:p text:style-name="P137">DOMException: browsers must serialize the properties name and message. Other attributes may also be serialized/cloned.</text:p>
            <text:p text:style-name="P137">DOMMatrix</text:p>
            <text:p text:style-name="P137">DOMMatrixReadOnly</text:p>
            <text:p text:style-name="P137">DOMPoint</text:p>
            <text:p text:style-name="P137">DOMPointReadOnly</text:p>
            <text:p text:style-name="P137">DOMQuad</text:p>
            <text:p text:style-name="P137">DOMRect</text:p>
            <text:p text:style-name="P137">DOMRectReadOnly</text:p>
            <text:p text:style-name="P137">EncodedAudioChunk</text:p>
            <text:p text:style-name="P137">EncodedVideoChunk</text:p>
            <text:p text:style-name="P137">FencedFrameConfig</text:p>
            <text:p text:style-name="P137">File</text:p>
            <text:p text:style-name="P137">FileList</text:p>
            <text:p text:style-name="P137">FileSystemDirectoryHandle</text:p>
            <text:p text:style-name="P137">FileSystemFileHandle</text:p>
            <text:p text:style-name="P137">FileSystemHandle</text:p>
            <text:p text:style-name="P137">GPUCompilationInfo</text:p>
            <text:p text:style-name="P137">GPUCompilationMessage</text:p>
            <text:p text:style-name="P137">GPUPipelineError</text:p>
            <text:p text:style-name="P137">ImageBitmap</text:p>
            <text:p text:style-name="P137">ImageData</text:p>
            <text:p text:style-name="P137">RTCCertificate</text:p>
            <text:p text:style-name="P137">RTCEncodedAudioFrame</text:p>
            <text:p text:style-name="P137">RTCEncodedVideoFrame</text:p>
            <text:p text:style-name="P137">VideoFrame</text:p>
            <text:p text:style-name="P137">WebTransportError</text:p>
          </table:table-cell>
        </table:table-row>
      </table:table>
      <text:p text:style-name="P138"/>
      <text:p text:style-name="P138"/>
      <text:p text:style-name="P138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39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39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40"/>
            <text:p text:style-name="P141">const map<text:span text:style-name="T78">1</text:span> = new Map([["<text:span text:style-name="T79">DNA</text:span>", "<text:span text:style-name="T79">42</text:span>"]]);</text:p>
            <text:p text:style-name="P141"><text:line-break/>console.log(map<text:span text:style-name="T78">1</text:span>.getOrInsert("<text:span text:style-name="T79">DNA</text:span>", "<text:span text:style-name="T80">54</text:span>"));</text:p>
            <text:p text:style-name="P142">// <text:span text:style-name="T81">42</text:span></text:p>
            <text:p text:style-name="P142"/>
            <text:p text:style-name="P142">console.log(map<text:span text:style-name="T78">1</text:span>.getOrInsert("<text:span text:style-name="T79">DNA2</text:span>", "default"));<text:line-break/>// "default"</text:p>
            <text:p text:style-name="P142"/>
            <text:p text:style-name="P143">console.log(map<text:span text:style-name="T78">1</text:span>.get("<text:span text:style-name="T79">DNA</text:span><text:span text:style-name="T82">2</text:span>"));</text:p>
            <text:p text:style-name="P144">// "<text:span text:style-name="T83">default"</text:span></text:p>
            <text:p text:style-name="P140"/>
          </table:table-cell>
          <table:table-cell table:style-name="Table11.B2" office:value-type="string">
            <text:p text:style-name="P145"/>
            <text:p text:style-name="P145">const wm<text:span text:style-name="T84">1</text:span> = new WeakMap();</text:p>
            <text:p text:style-name="P145">const obj<text:span text:style-name="T85">1</text:span> = {};</text:p>
            <text:p text:style-name="P145"/>
            <text:p text:style-name="P146">console.log(wm<text:span text:style-name="T84">1</text:span>.g<text:span text:style-name="T86">e</text:span>t(obj<text:span text:style-name="T85">1</text:span>)); </text:p>
            <text:p text:style-name="P146">// undefined</text:p>
            <text:p text:style-name="P147">console.log(wm<text:span text:style-name="T84">1</text:span>.getOrInsert(obj<text:span text:style-name="T85">1</text:span>, <text:span text:style-name="T87">42</text:span>));</text:p>
            <text:p text:style-name="P147">// <text:span text:style-name="T88">42</text:span></text:p>
            <text:p text:style-name="P147">console.log(wm<text:span text:style-name="T84">1</text:span>.get(obj<text:span text:style-name="T85">1</text:span>)); </text:p>
            <text:p text:style-name="P147">// <text:span text:style-name="T88">42</text:span></text:p>
            <text:p text:style-name="P148">console.log(wm<text:span text:style-name="T84">1</text:span>.getOrInsert(obj<text:span text:style-name="T85">1</text:span>, "default")); </text:p>
            <text:p text:style-name="P148">// <text:span text:style-name="T89">42</text:span></text:p>
            <text:p text:style-name="P149">console.log(wm<text:span text:style-name="T84">1</text:span>.g<text:span text:style-name="T86">e</text:span>t(obj<text:span text:style-name="T85">1</text:span>)); </text:p>
            <text:p text:style-name="P149">// <text:span text:style-name="T90">42</text:span></text:p>
            <text:p text:style-name="P145"/>
          </table:table-cell>
        </table:table-row>
        <table:table-row>
          <table:table-cell table:style-name="Table11.A3" office:value-type="string">
            <text:p text:style-name="P150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39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40"/>
            <text:p text:style-name="P151">const map1 = new Map([["DNA", 42]]);</text:p>
            <text:p text:style-name="P151">const helperFN1 = (prop) =&gt; 54;</text:p>
            <text:p text:style-name="P151"/>
            <text:p text:style-name="P151">console.log(map1.get("DNA"));</text:p>
            <text:p text:style-name="P151">// 42</text:p>
            <text:p text:style-name="P151">console.log(map1.getOrInsertComputed("DNA", helperFN1));</text:p>
            <text:p text:style-name="P151">// 42</text:p>
            <text:p text:style-name="P151">console.log(map1.get("DNA"));</text:p>
            <text:p text:style-name="P151">// 42</text:p>
            <text:p text:style-name="P151"/>
            <text:p text:style-name="P151">console.log(map1.getOrInsert("DNA2", helperFN1("DNA2")));</text:p>
            <text:p text:style-name="P151">// 54</text:p>
            <text:p text:style-name="P151">console.log(map1.getOrInsertComputed("DNA2", helperFN1));</text:p>
            <text:p text:style-name="P151">// 54</text:p>
            <text:p text:style-name="P151">console.log(map1.get("DNA2"));</text:p>
            <text:p text:style-name="P151">// 54</text:p>
            <text:p text:style-name="P151"/>
          </table:table-cell>
          <table:table-cell table:style-name="Table11.B4" office:value-type="string">
            <text:p text:style-name="P152"/>
            <text:p text:style-name="P152">const weakmap1 = new WeakMap();</text:p>
            <text:p text:style-name="P152">const obj1 = {};</text:p>
            <text:p text:style-name="P152">const obj2 = {};</text:p>
            <text:p text:style-name="P152">const helperFN1 = (prop) =&gt; 54;</text:p>
            <text:p text:style-name="P152"/>
            <text:p text:style-name="P152">console.log(weakmap1.get(obj1));</text:p>
            <text:p text:style-name="P152">// undefined</text:p>
            <text:p text:style-name="P152">console.log(weakmap1.getOrInsert(obj1, 42));</text:p>
            <text:p text:style-name="P152">// 42</text:p>
            <text:p text:style-name="P152">console.log(weakmap1.getOrInsertComputed(obj1, helperFN1));</text:p>
            <text:p text:style-name="P152">// 42</text:p>
            <text:p text:style-name="P153">console.log(weakmap1.get(obj1));</text:p>
            <text:p text:style-name="P153">// <text:span text:style-name="T91">42</text:span></text:p>
            <text:p text:style-name="P152"/>
            <text:p text:style-name="P152">console.log(weakmap1.get(obj2));</text:p>
            <text:p text:style-name="P152">// undefined</text:p>
            <text:p text:style-name="P152">console.log(weakmap1.getOrInsertComputed(obj2, helperFN1));</text:p>
            <text:p text:style-name="P152">// 54</text:p>
            <text:p text:style-name="P152">console.log(weakmap1.get(obj2));</text:p>
            <text:p text:style-name="P152">// <text:span text:style-name="T92">54</text:span></text:p>
            <text:p text:style-name="P145"/>
          </table:table-cell>
        </table:table-row>
      </table:table>
      <text:p text:style-name="Text_20_body"/>
      <text:p text:style-name="Text_20_body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54">Iterator methods</text:p>
          </table:table-cell>
          <table:table-cell table:style-name="Table8.B1" office:value-type="string">
            <text:p text:style-name="P154">Iterator methods samples</text:p>
          </table:table-cell>
        </table:table-row>
        <table:table-row>
          <table:table-cell table:style-name="Table8.A2" office:value-type="string">
            <text:p text:style-name="P155">Firefox, Firefox for Android 131</text:p>
            <text:p text:style-name="P156">Chrome, Edge, Webview Android 122 <text:span text:style-name="T93">and</text:span><text:span text:style-name="T94"> </text:span>Opera 108</text:p>
            <text:p text:style-name="P155">Safari, Safari in iOS, Webview on iOS 18.4</text:p>
            <text:p text:style-name="P157">Samsung Internet 26.0 <text:span text:style-name="T95">and</text:span><text:span text:style-name="T96"> </text:span>Node.js <text:span text:style-name="T97">22 </text:span><text:span text:style-name="T98">and</text:span><text:span text:style-name="T99"> Deno 1.42</text:span></text:p>
          </table:table-cell>
          <table:table-cell table:style-name="Table8.B2" office:value-type="string">
            <text:p text:style-name="P155"><text:span text:style-name="T100">const</text:span> A1 = [ 1, 2, 3, <text:span text:style-name="T101">4</text:span> ];</text:p>
            <text:p text:style-name="P155"><text:span text:style-name="T100">const</text:span><text:span text:style-name="T102"> </text:span>A<text:span text:style-name="T103">2</text:span> = [ <text:span text:style-name="T104">5</text:span>, <text:span text:style-name="T104">6</text:span>, <text:span text:style-name="T104">7</text:span>, <text:span text:style-name="T104">8 </text:span>];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from" text:style-name="Internet_20_link" text:visited-style-name="Visited_20_Internet_20_Link">Iterator.from</text:a>(object);</text:p>
          </table:table-cell>
          <table:table-cell table:style-name="Table8.B3" office:value-type="string">
            <text:p text:style-name="P155">Iterator.from(A1); <text:span text:style-name="T39">// Iterator&lt;</text:span><text:span text:style-name="T105">any&gt;</text:span><text:span text:style-name="T39"> { 1, 2, 3, 4 }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concat" text:style-name="Internet_20_link" text:visited-style-name="Visited_20_Internet_20_Link">Iterator.concat</text:a>(it1, it2, /* …, */ itN);</text:p>
          </table:table-cell>
          <table:table-cell table:style-name="Table8.B4" office:value-type="string">
            <text:p text:style-name="P155">Iterator.concat( A1.<text:span text:style-name="T106">values(), A2.values() </text:span>);</text:p>
            <text:p text:style-name="P158">// Iterator&lt;<text:span text:style-name="T107">any&gt;</text:span> { 1, 2, 3, 4, 5, 6, <text:span text:style-name="T108">7, </text:span><text:span text:style-name="T103">8 </text:span>}</text:p>
          </table:table-cell>
        </table:table-row>
        <table:table-row>
          <table:table-cell table:style-name="Table8.A2" office:value-type="string">
            <text:p text:style-name="P159"><text:a xlink:type="simple" xlink:href="https://developer.mozilla.org/en-US/docs/Web/JavaScript/Reference/Global_Objects/Iterator/zip" text:style-name="Internet_20_link" text:visited-style-name="Visited_20_Internet_20_Link"><text:span text:style-name="Source_20_Text"><text:span text:style-name="T25">Iterator.zip</text:span></text:span></text:a><text:span text:style-name="Source_20_Text"><text:span text:style-name="T25">(iterables</text:span></text:span><text:span text:style-name="Source_20_Text"><text:span text:style-name="T109">[</text:span></text:span><text:span text:style-name="Source_20_Text"><text:span text:style-name="T25">, options </text:span></text:span><text:span text:style-name="Source_20_Text"><text:span text:style-name="T110">object</text:span></text:span><text:span text:style-name="Source_20_Text"><text:span text:style-name="T109">]</text:span></text:span><text:span text:style-name="Source_20_Text"><text:span text:style-name="T25">);</text:span></text:span></text:p>
            <text:p text:style-name="P160"><text:span text:style-name="Source_20_Text"><text:span text:style-name="T111">options object:</text:span></text:span></text:p>
            <text:p text:style-name="P160"><text:span text:style-name="Source_20_Text"><text:span text:style-name="T112"><text:s/></text:span></text:span><text:span text:style-name="Source_20_Text"><text:span text:style-name="T111"><text:s/>"mode": </text:span></text:span><text:span text:style-name="Source_20_Text"><text:span text:style-name="T112">"shortest" </text:span></text:span><text:span text:style-name="Source_20_Text"><text:span text:style-name="T113">(</text:span></text:span><text:span text:style-name="Source_20_Text"><text:span text:style-name="T111">default), "longest", "strict"</text:span></text:span></text:p>
            <text:p text:style-name="P160"><text:span text:style-name="Source_20_Text"><text:span text:style-name="T113"><text:s text:c="2"/>"padding": padding[i] (iterator converting to array)</text:span></text:span></text:p>
          </table:table-cell>
          <table:table-cell table:style-name="Table8.B5" office:value-type="string">
            <text:p text:style-name="P161">Iterator.zip( [ A1.values(), A2.values() ] );</text:p>
            <text:p text:style-name="P158">// Iterator&lt;<text:span text:style-name="T114">Array&gt;</text:span> { [1, <text:span text:style-name="T115">5</text:span>], <text:s/>[ 2, <text:span text:style-name="T115">6</text:span> ], [ 3, <text:span text:style-name="T115">7</text:span> ], [ 4, <text:span text:style-name="T115">8</text:span> ] <text:span text:style-name="T116">}</text:span></text:p>
          </table:table-cell>
        </table:table-row>
        <table:table-row>
          <table:table-cell table:style-name="Table8.A2" office:value-type="string">
            <text:p text:style-name="P162"><text:a xlink:type="simple" xlink:href="https://developer.mozilla.org/en-US/docs/Web/JavaScript/Reference/Global_Objects/Iterator/zipKeyed" text:style-name="Internet_20_link" text:visited-style-name="Visited_20_Internet_20_Link"><text:span text:style-name="Source_20_Text"><text:span text:style-name="T117">Iterator.zipKeyed</text:span></text:span></text:a><text:span text:style-name="Source_20_Text"><text:span text:style-name="T117">(iterables</text:span></text:span><text:span text:style-name="Source_20_Text"><text:span text:style-name="T118">[</text:span></text:span><text:span text:style-name="Source_20_Text"><text:span text:style-name="T117">, options </text:span></text:span><text:span text:style-name="Source_20_Text"><text:span text:style-name="T119">object</text:span></text:span><text:span text:style-name="Source_20_Text"><text:span text:style-name="T118">]</text:span></text:span><text:span text:style-name="Source_20_Text"><text:span text:style-name="T117">);</text:span></text:span></text:p>
            <text:p text:style-name="P163"><text:span text:style-name="Source_20_Text"><text:span text:style-name="T111">options object: </text:span></text:span><text:span text:style-name="Source_20_Text"><text:span text:style-name="T120">same a</text:span></text:span><text:span text:style-name="Source_20_Text"><text:span text:style-name="T121">s </text:span></text:span><text:span text:style-name="Source_20_Text"><text:span text:style-name="T120">Iterator.zip(); </text:span></text:span><text:span text:style-name="Source_20_Text"><text:span text:style-name="T122">options object</text:span></text:span></text:p>
          </table:table-cell>
          <table:table-cell table:style-name="Table8.B6" office:value-type="string">
            <text:p text:style-name="P155">Iterator.zipKeyed( [ A1.values(), A2.values() ] );</text:p>
            <text:p text:style-name="P158">// Iterator&lt;<text:span text:style-name="T114">Object&gt;</text:span> {{0:1, 1:<text:span text:style-name="T123">5</text:span>}, {0:2, 1:<text:span text:style-name="T123">6</text:span>}, {0:3,1:<text:span text:style-name="T123">7</text:span>}, {0:4,1:<text:span text:style-name="T123">8</text:span>}<text:span text:style-name="T114">}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drop" text:style-name="Internet_20_link" text:visited-style-name="Visited_20_Internet_20_Link">Iterator.prototype.drop</text:a>(limit);</text:p>
          </table:table-cell>
          <table:table-cell table:style-name="Table8.B7" office:value-type="string">
            <text:p text:style-name="P155">A1.values().drop(<text:span text:style-name="T124">2</text:span>); <text:span text:style-name="T39">// Iterato</text:span><text:span text:style-name="T105">r&lt;any&gt;</text:span><text:span text:style-name="T39"> { </text:span><text:span text:style-name="T125">3</text:span><text:span text:style-name="T39">, </text:span><text:span text:style-name="T125">4</text:span><text:span text:style-name="T39"> }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every" text:style-name="Internet_20_link" text:visited-style-name="Visited_20_Internet_20_Link">Iterator.prototype.every</text:a>(callbackFn(Element, index));</text:p>
          </table:table-cell>
          <table:table-cell table:style-name="Table8.B8" office:value-type="string">
            <text:p text:style-name="P164">A1.values().every( (x) =&gt; x &gt; 0 ); <text:span text:style-name="T39">// true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filter" text:style-name="Internet_20_link" text:visited-style-name="Visited_20_Internet_20_Link">Iterator.prototype.filter</text:a>(callbackFn(Element, index));</text:p>
          </table:table-cell>
          <table:table-cell table:style-name="Table8.B9" office:value-type="string">
            <text:p text:style-name="P155">A1.values().filter( (x) =&gt; x &gt; <text:span text:style-name="T126">2 </text:span>); <text:span text:style-name="T39">// Iterator</text:span><text:span text:style-name="T105">&lt;any&gt;</text:span><text:span text:style-name="T39"> { </text:span><text:span text:style-name="T127">3</text:span><text:span text:style-name="T39">, </text:span><text:span text:style-name="T127">4</text:span><text:span text:style-name="T39"> }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find" text:style-name="Internet_20_link" text:visited-style-name="Visited_20_Internet_20_Link">Iterator.prototype.find</text:a>(callbackFn(Element, index));</text:p>
          </table:table-cell>
          <table:table-cell table:style-name="Table8.B10" office:value-type="string">
            <text:p text:style-name="P155">A1.values().find( (x) =&gt; x &gt; <text:span text:style-name="T128">2 </text:span>); <text:span text:style-name="T39">// </text:span><text:span text:style-name="T129">3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flatMap" text:style-name="Internet_20_link" text:visited-style-name="Visited_20_Internet_20_Link">Iterator.prototype.flatMap</text:a>(callbackFn(Element, index));</text:p>
          </table:table-cell>
          <table:table-cell table:style-name="Table8.B11" office:value-type="string">
            <text:p text:style-name="P165">[<text:span text:style-name="T130">A1, A2</text:span>].values().flatMap((x) =&gt; x); <text:span text:style-name="T39">// Iterator</text:span><text:span text:style-name="T105"> </text:span><text:span text:style-name="T39">{</text:span><text:span text:style-name="T131">1</text:span><text:span text:style-name="T39">,</text:span><text:span text:style-name="T131">2</text:span><text:span text:style-name="T39">,</text:span><text:span text:style-name="T131">3</text:span><text:span text:style-name="T39">,</text:span><text:span text:style-name="T131">4,</text:span><text:span text:style-name="T132">5,6,7,8</text:span><text:span text:style-name="T39">}</text:span></text:p>
            <text:p text:style-name="P165">new Map([</text:p>
            <text:p text:style-name="P165"><text:s text:c="2"/>new Map([ ["a", 1], ["b", 2] ]), new Map([ [ "c", 3], ["d", 4]])</text:p>
            <text:p text:style-name="P166">].values().flatMap( (x) =&gt; x) );</text:p>
            <text:p text:style-name="P167">// Map(<text:span text:style-name="T133">4</text:span>) { a → 1, b → 2, c → 3, d → 4 }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forEach" text:style-name="Internet_20_link" text:visited-style-name="Visited_20_Internet_20_Link">Iterator.prototype.forEach</text:a>(callbackFn(Element, index));</text:p>
          </table:table-cell>
          <table:table-cell table:style-name="Table8.B12" office:value-type="string">
            <text:p text:style-name="P168">A1.values().<text:span text:style-name="T134">forEach( (e) =&gt; console.log(e) )</text:span>; <text:span text:style-name="T39">// </text:span><text:span text:style-name="T135">1 2 </text:span><text:span text:style-name="T136">3 4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map" text:style-name="Internet_20_link" text:visited-style-name="Visited_20_Internet_20_Link">Iterator.prototype.map</text:a>(callbackFn(Element, index));</text:p>
          </table:table-cell>
          <table:table-cell table:style-name="Table8.B13" office:value-type="string">
            <text:p text:style-name="P155">A1.values().map( (x) =&gt; x * 2 ); <text:span text:style-name="T39">// Iterator</text:span><text:span text:style-name="T105">&lt;any&gt; </text:span><text:span text:style-name="T39">{ 2, 4, 6, 8 }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reduce" text:style-name="Internet_20_link" text:visited-style-name="Visited_20_Internet_20_Link">Iterator.prototype.reduce</text:a>(callbackFn(accumulator, </text:p>
            <text:p text:style-name="P155"><text:s text:c="2"/>currentValue, currentIndex), initialValue: Optional);</text:p>
          </table:table-cell>
          <table:table-cell table:style-name="Table8.B14" office:value-type="string">
            <text:p text:style-name="P155">A1.values().reduce( (ac, it) =&gt; (ac + it), 0 ); <text:span text:style-name="T39">// </text:span><text:span text:style-name="T137">10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some" text:style-name="Internet_20_link" text:visited-style-name="Visited_20_Internet_20_Link">Iterator.prototype.s<text:span text:style-name="T138">o</text:span>me</text:a>(callbackFn(Element, index));</text:p>
          </table:table-cell>
          <table:table-cell table:style-name="Table8.B15" office:value-type="string">
            <text:p text:style-name="P169">A1.values().some( (x) =&gt; x &gt; <text:span text:style-name="T139">2 </text:span>); <text:span text:style-name="T39">// true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take" text:style-name="Internet_20_link" text:visited-style-name="Visited_20_Internet_20_Link">Iterator.prototype.take</text:a>(limit);</text:p>
          </table:table-cell>
          <table:table-cell table:style-name="Table8.B16" office:value-type="string">
            <text:p text:style-name="P155">A1.values().take(<text:span text:style-name="T140">2</text:span>); <text:span text:style-name="T39">// Iterator</text:span><text:span text:style-name="T105">&lt;any&gt;</text:span><text:span text:style-name="T39"> { 1, 2 }</text:span></text:p>
          </table:table-cell>
        </table:table-row>
        <table:table-row>
          <table:table-cell table:style-name="Table8.A2" office:value-type="string">
            <text:p text:style-name="P170"><text:a xlink:type="simple" xlink:href="https://developer.mozilla.org/en-US/docs/Web/JavaScript/Reference/Global_Objects/Iterator/toArray" text:style-name="Internet_20_link" text:visited-style-name="Visited_20_Internet_20_Link">Iterator.prototype.toArray</text:a>();</text:p>
            <text:p text:style-name="P171"><text:span text:style-name="T141">Same as </text:span>Array.from(iterator); and [...iterator];</text:p>
          </table:table-cell>
          <table:table-cell table:style-name="Table8.B17" office:value-type="string">
            <text:p text:style-name="P172">A1.values().toArray(); <text:span text:style-name="T142">// Array(</text:span><text:span text:style-name="T143">4</text:span><text:span text:style-name="T142">) [ 1, 2, 3, 4 ]</text:span></text:p>
          </table:table-cell>
        </table:table-row>
        <table:table-row>
          <table:table-cell table:style-name="Table8.A2" office:value-type="string">
            <text:p text:style-name="P155"><text:a xlink:type="simple" xlink:href="https://developer.mozilla.org/en-US/docs/Web/JavaScript/Reference/Global_Objects/Iterator/Symbol.dispose" text:style-name="Internet_20_link" text:visited-style-name="Visited_20_Internet_20_Link">Iterator.prototype[Symbol.dispose]</text:a>();</text:p>
          </table:table-cell>
          <table:table-cell table:style-name="Table8.B18" office:value-type="string">
            <text:p text:style-name="P155"/>
          </table:table-cell>
        </table:table-row>
        <table:table-row table:style-name="Table8.19">
          <table:table-cell table:style-name="Table8.A2" office:value-type="string">
            <text:p text:style-name="P155"><text:a xlink:type="simple" xlink:href="https://developer.mozilla.org/en-US/docs/Web/JavaScript/Reference/Global_Objects/Iterator/Symbol.iterator" text:style-name="Internet_20_link" text:visited-style-name="Visited_20_Internet_20_Link">Iterator.prototype[Symbol.iterator]</text:a>();</text:p>
          </table:table-cell>
          <table:table-cell table:style-name="Table8.B19" office:value-type="string">
            <text:p text:style-name="P155"><text:span text:style-name="T144"/></text:p>
          </table:table-cell>
        </table:table-row>
      </table:table>
      <text:p text:style-name="P1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2" style:display-name="ListLabel 2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ListLabel_20_1" style:display-name="ListLabel 1" style:family="text">
      <style:text-properties fo:color="#1155cc" loext:opacity="100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ListLabel_20_3" style:display-name="ListLabel 3" style:family="text">
      <style:text-properties fo:color="#1155cc" loext:opacity="100%" style:font-name="Consolas" fo:font-family="Consolas" style:font-family-generic="roman" style:font-pitch="variable" fo:font-size="10pt" style:text-underline-style="solid" style:text-underline-width="auto" style:text-underline-color="font-color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21T20:59:59.735514900</dc:date>
    <meta:print-date>2026-04-21T20:49:49.848269800</meta:print-date>
    <meta:editing-cycles>650</meta:editing-cycles>
    <meta:editing-duration>PT21H57M36S</meta:editing-duration>
    <meta:printed-by>PDF files</meta:printed-by>
    <meta:document-statistic meta:table-count="14" meta:image-count="0" meta:object-count="0" meta:page-count="14" meta:paragraph-count="980" meta:word-count="3525" meta:character-count="27780" meta:non-whitespace-character-count="24813"/>
    <meta:template xlink:type="simple" xlink:actuate="onRequest" xlink:title="" xlink:href="Normal.dotm"/>
  </office:meta>
</office:document-meta>
</file>